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8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4.59mm"/>
    </style:style>
    <style:style style:name="co2" style:family="table-column">
      <style:table-column-properties fo:break-before="auto" style:column-width="22.6mm"/>
    </style:style>
    <style:style style:name="co3" style:family="table-column">
      <style:table-column-properties fo:break-before="auto" style:column-width="20.37mm"/>
    </style:style>
    <style:style style:name="co4" style:family="table-column">
      <style:table-column-properties fo:break-before="auto" style:column-width="21.7mm"/>
    </style:style>
    <style:style style:name="co5" style:family="table-column">
      <style:table-column-properties fo:break-before="auto" style:column-width="22.14mm"/>
    </style:style>
    <style:style style:name="co6" style:family="table-column">
      <style:table-column-properties fo:break-before="auto" style:column-width="21.93mm"/>
    </style:style>
    <style:style style:name="co7" style:family="table-column">
      <style:table-column-properties fo:break-before="auto" style:column-width="20.14mm"/>
    </style:style>
    <style:style style:name="co8" style:family="table-column">
      <style:table-column-properties fo:break-before="auto" style:column-width="21.04mm"/>
    </style:style>
    <style:style style:name="co9" style:family="table-column">
      <style:table-column-properties fo:break-before="auto" style:column-width="20.6mm"/>
    </style:style>
    <style:style style:name="co10" style:family="table-column">
      <style:table-column-properties fo:break-before="auto" style:column-width="22.37mm"/>
    </style:style>
    <style:style style:name="co11" style:family="table-column">
      <style:table-column-properties fo:break-before="auto" style:column-width="21.25mm"/>
    </style:style>
    <style:style style:name="co12" style:family="table-column">
      <style:table-column-properties fo:break-before="auto" style:column-width="19.93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57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9.1mm" fo:break-before="auto" style:use-optimal-row-height="false"/>
    </style:style>
    <style:style style:name="ro6" style:family="table-row">
      <style:table-row-properties style:row-height="8.26mm" fo:break-before="auto" style:use-optimal-row-height="false"/>
    </style:style>
    <style:style style:name="ro7" style:family="table-row">
      <style:table-row-properties style:row-height="9.15mm" fo:break-before="auto" style:use-optimal-row-height="false"/>
    </style:style>
    <style:style style:name="ro8" style:family="table-row">
      <style:table-row-properties style:row-height="9.31mm" fo:break-before="auto" style:use-optimal-row-height="false"/>
    </style:style>
    <style:style style:name="ro9" style:family="table-row">
      <style:table-row-properties style:row-height="8.68mm" fo:break-before="auto" style:use-optimal-row-height="false"/>
    </style:style>
    <style:style style:name="ro10" style:family="table-row">
      <style:table-row-properties style:row-height="7.78mm" fo:break-before="auto" style:use-optimal-row-height="false"/>
    </style:style>
    <style:style style:name="ro11" style:family="table-row">
      <style:table-row-properties style:row-height="8.89mm" fo:break-before="auto" style:use-optimal-row-height="false"/>
    </style:style>
    <style:style style:name="ro12" style:family="table-row">
      <style:table-row-properties style:row-height="7.04mm" fo:break-before="auto" style:use-optimal-row-height="false"/>
    </style:style>
    <style:style style:name="ro13" style:family="table-row">
      <style:table-row-properties style:row-height="1.27mm" fo:break-before="auto" style:use-optimal-row-height="false"/>
    </style:style>
    <style:style style:name="ro14" style:family="table-row">
      <style:table-row-properties style:row-height="6.99mm" fo:break-before="auto" style:use-optimal-row-height="false"/>
    </style:style>
    <style:style style:name="ro15" style:family="table-row">
      <style:table-row-properties style:row-height="5.72mm" fo:break-before="auto" style:use-optimal-row-height="false"/>
    </style:style>
    <style:style style:name="ro16" style:family="table-row">
      <style:table-row-properties style:row-height="5.56mm" fo:break-before="auto" style:use-optimal-row-height="false"/>
    </style:style>
    <style:style style:name="ro17" style:family="table-row">
      <style:table-row-properties style:row-height="5.5mm" fo:break-before="auto" style:use-optimal-row-height="false"/>
    </style:style>
    <style:style style:name="ta1" style:family="table" style:master-page-name="PageStyle_5f_06-人口增加_26_生死結離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一般_5f_06人口增加_26_出生死亡結離婚及率103.01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Excel_5f_BuiltIn_5f_Comma_5f_0" style:data-style-name="N14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06人口增加_26_出生死亡結離婚及率103.01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normal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ce15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一般_5f_06人口增加_26_出生死亡結離婚及率103.01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一般_5f_06人口增加_26_出生死亡結離婚及率103.01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一般_5f_06人口增加_26_出生死亡結離婚及率103.01" style:data-style-name="N158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一般_5f_06人口增加_26_出生死亡結離婚及率103.01" style:data-style-name="N158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一般_5f_06人口增加_26_出生死亡結離婚及率103.01" style:data-style-name="N158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06人口增加_26_出生死亡結離婚及率103.01" style:data-style-name="N159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一般_5f_06人口增加_26_出生死亡結離婚及率103.01" style:data-style-name="N159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一般_5f_06人口增加_26_出生死亡結離婚及率103.01" style:data-style-name="N159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3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一般_5f_06人口增加_26_出生死亡結離婚及率103.01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06人口增加_26_出生死亡結離婚及率103.0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06人口增加_26_出生死亡結離婚及率103.01" style:data-style-name="N158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一般_5f_06人口增加_26_出生死亡結離婚及率103.01" style:data-style-name="N158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一般_5f_06人口增加_26_出生死亡結離婚及率103.01" style:data-style-name="N158">
      <style:table-cell-properties fo:border-bottom="0.74pt solid #000000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fo:color="#ff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style:font-name="細明體" fo:font-size="14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4pt" style:font-size-complex="14pt" style:font-weight-asian="normal" style:font-weight-complex="normal" style:font-style-asian="normal" style:font-style-complex="normal"/>
    </style:style>
    <style:style style:name="T4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2pt" style:font-size-asian="12pt" style:font-size-complex="12pt"/>
    </style:style>
    <style:style style:name="T5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4pt" style:font-size-asian="14pt" style:font-size-complex="14pt"/>
    </style:style>
    <style:style style:name="T6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7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06-人口增加&amp;生死結離" table:style-name="ta1" table:print-ranges="'06-人口增加&amp;生死結離'.A1:'06-人口增加&amp;生死結離'.S34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3" table:default-cell-style-name="ce3"/>
        <table:table-column table:style-name="co6" table:default-cell-style-name="ce3"/>
        <table:table-column table:style-name="co4" table:default-cell-style-name="ce3"/>
        <table:table-column table:style-name="co7" table:default-cell-style-name="ce3"/>
        <table:table-column table:style-name="co6" table:default-cell-style-name="ce3"/>
        <table:table-column table:style-name="co8" table:default-cell-style-name="ce3"/>
        <table:table-column table:style-name="co7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number-columns-repeated="2" table:default-cell-style-name="ce3"/>
        <table:table-column table:style-name="co3" table:default-cell-style-name="ce3"/>
        <table:table-column table:style-name="co9" table:default-cell-style-name="ce3"/>
        <table:table-column table:style-name="co12" table:number-columns-repeated="238" table:default-cell-style-name="ce3"/>
        <table:table-column table:style-name="co12" table:number-columns-repeated="767" table:default-cell-style-name="Default"/>
        <table:table-header-rows>
          <table:table-row table:style-name="ro1">
            <table:table-cell table:style-name="ce2" office:value-type="string" calcext:value-type="string" table:number-columns-spanned="19" table:number-rows-spanned="1">
              <text:p><text:s text:c="3"/>人口增加、自然增加、出生、死亡、結婚、離婚數及其比率統計表 <text:s text:c="6"/></text:p>
            </table:table-cell>
            <table:covered-table-cell table:number-columns-repeated="18" table:style-name="ce14"/>
            <table:table-cell table:number-columns-repeated="1005"/>
          </table:table-row>
          <table:table-row table:style-name="ro2">
            <table:table-cell/>
            <table:table-cell table:style-name="ce15" table:number-columns-repeated="2"/>
            <table:table-cell table:style-name="ce28"/>
            <table:table-cell table:style-name="ce15" table:number-columns-repeated="2"/>
            <table:table-cell table:style-name="ce34" office:value-type="string" office:string-value="      中 華 民 國 104 年 3 月 份" calcext:value-type="string">
              <text:p><text:s text:c="7"/>中 華 民 國 104 年 3 月 份 </text:p>
            </table:table-cell>
            <table:table-cell table:style-name="ce15" table:number-columns-repeated="10"/>
            <table:table-cell table:style-name="ce39" office:value-type="string" calcext:value-type="string">
              <text:p><text:s text:c="14"/>單位：人；‰；對</text:p>
            </table:table-cell>
            <table:table-cell table:style-name="ce15"/>
            <table:table-cell table:number-columns-repeated="1005"/>
          </table:table-row>
          <table:table-row table:style-name="ro3">
            <table:table-cell table:style-name="ce4"/>
            <table:table-cell table:style-name="ce16" office:value-type="string" office:string-value="較上月底人口增加" calcext:value-type="string" table:number-columns-spanned="3" table:number-rows-spanned="1">
              <text:p><text:s/>較上月底人口增加 </text:p>
            </table:table-cell>
            <table:covered-table-cell table:number-columns-repeated="2" table:style-name="ce16"/>
            <table:table-cell table:style-name="ce16" office:value-type="string" calcext:value-type="string" table:number-columns-spanned="3" table:number-rows-spanned="1">
              <text:p>自　然　增　加<text:span text:style-name="T6"> </text:span></text:p>
            </table:table-cell>
            <table:covered-table-cell table:number-columns-repeated="2" table:style-name="ce16"/>
            <table:table-cell table:style-name="ce16" office:value-type="string" office:string-value="出　　　　生" calcext:value-type="string" table:number-columns-spanned="3" table:number-rows-spanned="1">
              <text:p><text:s/>出　　　　生 </text:p>
            </table:table-cell>
            <table:covered-table-cell table:number-columns-repeated="2" table:style-name="ce16"/>
            <table:table-cell table:style-name="ce35" office:value-type="string" calcext:value-type="string" table:number-columns-spanned="3" table:number-rows-spanned="1">
              <text:p> <text:span text:style-name="T7">死　　　　亡</text:span></text:p>
            </table:table-cell>
            <table:covered-table-cell table:number-columns-repeated="2" table:style-name="ce35"/>
            <table:table-cell table:style-name="ce16" office:value-type="string" office:string-value="結　　　　婚" calcext:value-type="string" table:number-columns-spanned="3" table:number-rows-spanned="1">
              <text:p><text:s/>結　　　　婚 </text:p>
            </table:table-cell>
            <table:covered-table-cell table:number-columns-repeated="2" table:style-name="ce16"/>
            <table:table-cell table:style-name="ce37" office:value-type="string" office:string-value="離　　　　婚" calcext:value-type="string" table:number-columns-spanned="3" table:number-rows-spanned="1">
              <text:p><text:s/>離　　　　婚 </text:p>
            </table:table-cell>
            <table:covered-table-cell table:style-name="ce16"/>
            <table:covered-table-cell table:style-name="ce37"/>
            <table:table-cell table:number-columns-repeated="1005"/>
          </table:table-row>
          <table:table-row table:style-name="ro4">
            <table:table-cell table:style-name="ce5" office:value-type="string" calcext:value-type="string">
              <text:p>區 <text:s/>域 <text:s/>別</text:p>
            </table:table-cell>
            <table:table-cell table:style-name="ce17" office:value-type="string" calcext:value-type="string">
              <text:p>月增加</text:p>
            </table:table-cell>
            <table:table-cell table:style-name="ce23" office:value-type="string" calcext:value-type="string" table:number-columns-spanned="1" table:number-rows-spanned="2">
              <text:p>月增加率</text:p>
            </table:table-cell>
            <table:table-cell table:style-name="ce29" office:value-type="string" calcext:value-type="string">
              <text:p>折合年</text:p>
            </table:table-cell>
            <table:table-cell table:style-name="ce23" office:value-type="string" calcext:value-type="string" table:number-columns-spanned="1" table:number-rows-spanned="2">
              <text:p>人口數</text:p>
            </table:table-cell>
            <table:table-cell table:style-name="ce23" office:value-type="string" calcext:value-type="string" table:number-columns-spanned="1" table:number-rows-spanned="2">
              <text:p>月增加率</text:p>
            </table:table-cell>
            <table:table-cell table:style-name="ce17" office:value-type="string" calcext:value-type="string">
              <text:p>折合年</text:p>
            </table:table-cell>
            <table:table-cell table:style-name="ce23" office:value-type="string" calcext:value-type="string" table:number-columns-spanned="1" table:number-rows-spanned="2">
              <text:p>出生數</text:p>
            </table:table-cell>
            <table:table-cell table:style-name="ce23" office:value-type="string" calcext:value-type="string" table:number-columns-spanned="1" table:number-rows-spanned="2">
              <text:p>月出生率</text:p>
            </table:table-cell>
            <table:table-cell table:style-name="ce17" office:value-type="string" calcext:value-type="string">
              <text:p>折合年</text:p>
            </table:table-cell>
            <table:table-cell table:style-name="ce23" office:value-type="string" calcext:value-type="string" table:number-columns-spanned="1" table:number-rows-spanned="2">
              <text:p>死亡數</text:p>
            </table:table-cell>
            <table:table-cell table:style-name="ce23" office:value-type="string" calcext:value-type="string" table:number-columns-spanned="1" table:number-rows-spanned="2">
              <text:p>月死亡率</text:p>
            </table:table-cell>
            <table:table-cell table:style-name="ce17" office:value-type="string" calcext:value-type="string">
              <text:p>折合年</text:p>
            </table:table-cell>
            <table:table-cell table:style-name="ce17" office:value-type="string" calcext:value-type="string">
              <text:p>結婚</text:p>
            </table:table-cell>
            <table:table-cell table:style-name="ce23" office:value-type="string" calcext:value-type="string" table:number-columns-spanned="1" table:number-rows-spanned="2">
              <text:p>月結婚率</text:p>
            </table:table-cell>
            <table:table-cell table:style-name="ce17" office:value-type="string" calcext:value-type="string">
              <text:p>折合年</text:p>
            </table:table-cell>
            <table:table-cell table:style-name="ce17" office:value-type="string" calcext:value-type="string">
              <text:p>離婚</text:p>
            </table:table-cell>
            <table:table-cell table:style-name="ce23" office:value-type="string" calcext:value-type="string" table:number-columns-spanned="1" table:number-rows-spanned="2">
              <text:p>月離婚率</text:p>
            </table:table-cell>
            <table:table-cell table:style-name="ce17" office:value-type="string" calcext:value-type="string">
              <text:p>折合年</text:p>
            </table:table-cell>
            <table:table-cell table:number-columns-repeated="1005"/>
          </table:table-row>
          <table:table-row table:style-name="ro4">
            <table:table-cell table:style-name="ce6"/>
            <table:table-cell table:style-name="ce18" office:value-type="string" calcext:value-type="string">
              <text:p>人口數</text:p>
            </table:table-cell>
            <table:covered-table-cell table:style-name="ce24"/>
            <table:table-cell table:style-name="ce30" office:value-type="string" calcext:value-type="string">
              <text:p>增加率</text:p>
            </table:table-cell>
            <table:covered-table-cell table:number-columns-repeated="2" table:style-name="ce24"/>
            <table:table-cell table:style-name="ce18" office:value-type="string" calcext:value-type="string">
              <text:p>增加率</text:p>
            </table:table-cell>
            <table:covered-table-cell table:number-columns-repeated="2" table:style-name="ce24"/>
            <table:table-cell table:style-name="ce18" office:value-type="string" calcext:value-type="string">
              <text:p>出生率</text:p>
            </table:table-cell>
            <table:covered-table-cell table:number-columns-repeated="2" table:style-name="ce24"/>
            <table:table-cell table:style-name="ce18" office:value-type="string" calcext:value-type="string">
              <text:p>死亡率</text:p>
            </table:table-cell>
            <table:table-cell table:style-name="ce18" office:value-type="string" calcext:value-type="string">
              <text:p>對數</text:p>
            </table:table-cell>
            <table:covered-table-cell table:style-name="ce24"/>
            <table:table-cell table:style-name="ce18" office:value-type="string" calcext:value-type="string">
              <text:p>結婚率</text:p>
            </table:table-cell>
            <table:table-cell table:style-name="ce18" office:value-type="string" calcext:value-type="string">
              <text:p>對數</text:p>
            </table:table-cell>
            <table:covered-table-cell table:style-name="ce24"/>
            <table:table-cell table:style-name="ce18" office:value-type="string" calcext:value-type="string">
              <text:p>離婚率</text:p>
            </table:table-cell>
            <table:table-cell table:number-columns-repeated="1005"/>
          </table:table-row>
        </table:table-header-rows>
        <table:table-row table:style-name="ro5">
          <table:table-cell table:style-name="ce7" office:value-type="string" office:string-value="總    計" calcext:value-type="string">
            <text:p><text:s/>總 <text:s text:c="3"/>計 </text:p>
          </table:table-cell>
          <table:table-cell table:style-name="ce19" table:formula="of:=SUM([.B7:.B13];[.B28])" office:value-type="float" office:value="3753" calcext:value-type="float">
            <text:p><text:s text:c="3"/>3,753 </text:p>
          </table:table-cell>
          <table:table-cell table:style-name="ce25" table:formula="of:=[.B6]/['file:///D:/0662/A.%E9%80%9F%E5%A0%B1/104%E5%B9%B4/%E9%80%9F%E5%A0%B1-104.3%E5%85%AC%E5%BC%8F-%E6%96%B0(%E6%94%B9%E8%A1%A86%E5%85%AC%E5%BC%8F).xls'#$當月速報連結.AZ15]*1000" office:value-type="float" office:value="0.16007312949238" calcext:value-type="float">
            <text:p><text:s text:c="3"/>0.16 </text:p>
          </table:table-cell>
          <table:table-cell table:style-name="ce25" table:formula="of:=[.B6]/['file:///D:/0662/A.%E9%80%9F%E5%A0%B1/104%E5%B9%B4/%E9%80%9F%E5%A0%B1-104.3%E5%85%AC%E5%BC%8F-%E6%96%B0(%E6%94%B9%E8%A1%A86%E5%85%AC%E5%BC%8F).xls'#$當月速報連結.AZ15]*365/31*1000" office:value-type="float" office:value="1.88473200853931" calcext:value-type="float">
            <text:p><text:s text:c="3"/>1.88 </text:p>
          </table:table-cell>
          <table:table-cell table:style-name="ce19" table:formula="of:=SUM([.E7:.E13];[.E28])" office:value-type="float" office:value="3292" calcext:value-type="float">
            <text:p><text:s text:c="3"/>3,292 </text:p>
          </table:table-cell>
          <table:table-cell table:style-name="ce25" table:formula="of:=[.E6]/['file:///D:/0662/A.%E9%80%9F%E5%A0%B1/104%E5%B9%B4/%E9%80%9F%E5%A0%B1-104.3%E5%85%AC%E5%BC%8F-%E6%96%B0(%E6%94%B9%E8%A1%A86%E5%85%AC%E5%BC%8F).xls'#$當月速報連結.BC15]*1000" office:value-type="float" office:value="0.140399299103839" calcext:value-type="float">
            <text:p><text:s text:c="3"/>0.14 </text:p>
          </table:table-cell>
          <table:table-cell table:style-name="ce25" table:formula="of:=['file:///D:/0662/A.%E9%80%9F%E5%A0%B1/104%E5%B9%B4/%E9%80%9F%E5%A0%B1-104.3%E5%85%AC%E5%BC%8F-%E6%96%B0(%E6%94%B9%E8%A1%A86%E5%85%AC%E5%BC%8F).xls'#$當月速報連結.O15]" office:value-type="float" office:value="1.65" calcext:value-type="float">
            <text:p><text:s text:c="3"/>1.65 </text:p>
          </table:table-cell>
          <table:table-cell table:style-name="ce19" table:formula="of:=SUM([.H7:.H13];[.H28])" office:value-type="float" office:value="19384" calcext:value-type="float">
            <text:p><text:s text:c="3"/>19,384 </text:p>
          </table:table-cell>
          <table:table-cell table:style-name="ce25" table:formula="of:=[.H6]/['file:///D:/0662/A.%E9%80%9F%E5%A0%B1/104%E5%B9%B4/%E9%80%9F%E5%A0%B1-104.3%E5%85%AC%E5%BC%8F-%E6%96%B0(%E6%94%B9%E8%A1%A86%E5%85%AC%E5%BC%8F).xls'#$當月速報連結.BC15]*1000" office:value-type="float" office:value="0.826701097760881" calcext:value-type="float">
            <text:p><text:s text:c="3"/>0.83 </text:p>
          </table:table-cell>
          <table:table-cell table:style-name="ce25" table:formula="of:=['file:///D:/0662/A.%E9%80%9F%E5%A0%B1/104%E5%B9%B4/%E9%80%9F%E5%A0%B1-104.3%E5%85%AC%E5%BC%8F-%E6%96%B0(%E6%94%B9%E8%A1%A86%E5%85%AC%E5%BC%8F).xls'#$當月速報連結.K15]" office:value-type="float" office:value="9.73" calcext:value-type="float">
            <text:p><text:s text:c="3"/>9.73 </text:p>
          </table:table-cell>
          <table:table-cell table:style-name="ce19" table:formula="of:=SUM([.K7:.K13];[.K28])" office:value-type="float" office:value="16092" calcext:value-type="float">
            <text:p><text:s text:c="3"/>16,092 </text:p>
          </table:table-cell>
          <table:table-cell table:style-name="ce25" table:formula="of:=[.K6]/['file:///D:/0662/A.%E9%80%9F%E5%A0%B1/104%E5%B9%B4/%E9%80%9F%E5%A0%B1-104.3%E5%85%AC%E5%BC%8F-%E6%96%B0(%E6%94%B9%E8%A1%A86%E5%85%AC%E5%BC%8F).xls'#$當月速報連結.BC15]*1000" office:value-type="float" office:value="0.686301798657041" calcext:value-type="float">
            <text:p><text:s text:c="3"/>0.69 </text:p>
          </table:table-cell>
          <table:table-cell table:style-name="ce25" table:formula="of:=['file:///D:/0662/A.%E9%80%9F%E5%A0%B1/104%E5%B9%B4/%E9%80%9F%E5%A0%B1-104.3%E5%85%AC%E5%BC%8F-%E6%96%B0(%E6%94%B9%E8%A1%A86%E5%85%AC%E5%BC%8F).xls'#$當月速報連結.M15]" office:value-type="float" office:value="8.08" calcext:value-type="float">
            <text:p><text:s text:c="3"/>8.08 </text:p>
          </table:table-cell>
          <table:table-cell table:style-name="ce19" table:formula="of:=SUM([.N7:.N13];[.N28])" office:value-type="float" office:value="13395" calcext:value-type="float">
            <text:p><text:s text:c="3"/>13,395 </text:p>
          </table:table-cell>
          <table:table-cell table:style-name="ce25" table:formula="of:=[.N6]/['file:///D:/0662/A.%E9%80%9F%E5%A0%B1/104%E5%B9%B4/%E9%80%9F%E5%A0%B1-104.3%E5%85%AC%E5%BC%8F-%E6%96%B0(%E6%94%B9%E8%A1%A86%E5%85%AC%E5%BC%8F).xls'#$當月速報連結.BC15]*1000" office:value-type="float" office:value="0.571278436055871" calcext:value-type="float">
            <text:p><text:s text:c="3"/>0.57 </text:p>
          </table:table-cell>
          <table:table-cell table:style-name="ce25" table:formula="of:=['file:///D:/0662/A.%E9%80%9F%E5%A0%B1/104%E5%B9%B4/%E9%80%9F%E5%A0%B1-104.3%E5%85%AC%E5%BC%8F-%E6%96%B0(%E6%94%B9%E8%A1%A86%E5%85%AC%E5%BC%8F).xls'#$當月速報連結.Q15]" office:value-type="float" office:value="6.73" calcext:value-type="float">
            <text:p><text:s text:c="3"/>6.73 </text:p>
          </table:table-cell>
          <table:table-cell table:style-name="ce19" table:formula="of:=SUM([.Q7:.Q13];[.Q28])" office:value-type="float" office:value="4916" calcext:value-type="float">
            <text:p><text:s text:c="3"/>4,916 </text:p>
          </table:table-cell>
          <table:table-cell table:style-name="ce25" table:formula="of:=[.Q6]/['file:///D:/0662/A.%E9%80%9F%E5%A0%B1/104%E5%B9%B4/%E9%80%9F%E5%A0%B1-104.3%E5%85%AC%E5%BC%8F-%E6%96%B0(%E6%94%B9%E8%A1%A86%E5%85%AC%E5%BC%8F).xls'#$當月速報連結.BC15]*1000" office:value-type="float" office:value="0.209660678734652" calcext:value-type="float">
            <text:p><text:s text:c="3"/>0.21 </text:p>
          </table:table-cell>
          <table:table-cell table:style-name="ce40" table:formula="of:=['file:///D:/0662/A.%E9%80%9F%E5%A0%B1/104%E5%B9%B4/%E9%80%9F%E5%A0%B1-104.3%E5%85%AC%E5%BC%8F-%E6%96%B0(%E6%94%B9%E8%A1%A86%E5%85%AC%E5%BC%8F).xls'#$當月速報連結.S15]" office:value-type="float" office:value="2.47" calcext:value-type="float">
            <text:p><text:s text:c="3"/>2.47 </text:p>
          </table:table-cell>
          <table:table-cell table:style-name="ce43" table:number-columns-repeated="17"/>
          <table:table-cell table:number-columns-repeated="988"/>
        </table:table-row>
        <table:table-row table:style-name="ro6">
          <table:table-cell table:style-name="ce7" office:value-type="string" office:string-value="新北市" calcext:value-type="string">
            <text:p><text:s/>新北市 </text:p>
          </table:table-cell>
          <table:table-cell table:style-name="ce19" table:formula="of:=['file:///D:/0662/A.%E9%80%9F%E5%A0%B1/104%E5%B9%B4/%E9%80%9F%E5%A0%B1-104.3%E5%85%AC%E5%BC%8F-%E6%96%B0(%E6%94%B9%E8%A1%A86%E5%85%AC%E5%BC%8F).xls'#$當月速報連結.G16]-['file:///D:/0662/A.%E9%80%9F%E5%A0%B1/104%E5%B9%B4/%E9%80%9F%E5%A0%B1-104.3%E5%85%AC%E5%BC%8F-%E6%96%B0(%E6%94%B9%E8%A1%A86%E5%85%AC%E5%BC%8F).xls'#$當月速報連結.AZ16]" office:value-type="float" office:value="-1770" calcext:value-type="float">
            <text:p><text:s/>－1,770 </text:p>
          </table:table-cell>
          <table:table-cell table:style-name="ce25" table:formula="of:=[.B7]/['file:///D:/0662/A.%E9%80%9F%E5%A0%B1/104%E5%B9%B4/%E9%80%9F%E5%A0%B1-104.3%E5%85%AC%E5%BC%8F-%E6%96%B0(%E6%94%B9%E8%A1%A86%E5%85%AC%E5%BC%8F).xls'#$當月速報連結.AZ16]*1000" office:value-type="float" office:value="-0.446133871920258" calcext:value-type="float">
            <text:p><text:s/>－0.45 </text:p>
          </table:table-cell>
          <table:table-cell table:style-name="ce25" table:formula="of:=[.B7]/['file:///D:/0662/A.%E9%80%9F%E5%A0%B1/104%E5%B9%B4/%E9%80%9F%E5%A0%B1-104.3%E5%85%AC%E5%BC%8F-%E6%96%B0(%E6%94%B9%E8%A1%A86%E5%85%AC%E5%BC%8F).xls'#$當月速報連結.AZ16]*365/31*1000" office:value-type="float" office:value="-5.25286655648046" calcext:value-type="float">
            <text:p><text:s/>－5.25 </text:p>
          </table:table-cell>
          <table:table-cell table:style-name="ce31" table:formula="of:=[.H7]-[.K7]" office:value-type="float" office:value="1179" calcext:value-type="float">
            <text:p><text:s text:c="3"/>1,179 </text:p>
          </table:table-cell>
          <table:table-cell table:style-name="ce25" table:formula="of:=[.E7]/['file:///D:/0662/A.%E9%80%9F%E5%A0%B1/104%E5%B9%B4/%E9%80%9F%E5%A0%B1-104.3%E5%85%AC%E5%BC%8F-%E6%96%B0(%E6%94%B9%E8%A1%A86%E5%85%AC%E5%BC%8F).xls'#$當月速報連結.BC16]*1000" office:value-type="float" office:value="0.297236831954548" calcext:value-type="float">
            <text:p><text:s text:c="3"/>0.30 </text:p>
          </table:table-cell>
          <table:table-cell table:style-name="ce25" table:formula="of:=['file:///D:/0662/A.%E9%80%9F%E5%A0%B1/104%E5%B9%B4/%E9%80%9F%E5%A0%B1-104.3%E5%85%AC%E5%BC%8F-%E6%96%B0(%E6%94%B9%E8%A1%A86%E5%85%AC%E5%BC%8F).xls'#$當月速報連結.O16]" office:value-type="float" office:value="3.5" calcext:value-type="float">
            <text:p><text:s text:c="3"/>3.50 </text:p>
          </table:table-cell>
          <table:table-cell table:style-name="ce31" table:formula="of:=['file:///D:/0662/A.%E9%80%9F%E5%A0%B1/104%E5%B9%B4/%E9%80%9F%E5%A0%B1-104.3%E5%85%AC%E5%BC%8F-%E6%96%B0(%E6%94%B9%E8%A1%A86%E5%85%AC%E5%BC%8F).xls'#$當月速報連結.J16]" office:value-type="float" office:value="3429" calcext:value-type="float">
            <text:p><text:s text:c="3"/>3,429 </text:p>
          </table:table-cell>
          <table:table-cell table:style-name="ce25" table:formula="of:=[.H7]/['file:///D:/0662/A.%E9%80%9F%E5%A0%B1/104%E5%B9%B4/%E9%80%9F%E5%A0%B1-104.3%E5%85%AC%E5%BC%8F-%E6%96%B0(%E6%94%B9%E8%A1%A86%E5%85%AC%E5%BC%8F).xls'#$當月速報連結.BC16]*1000" office:value-type="float" office:value="0.864482694463227" calcext:value-type="float">
            <text:p><text:s text:c="3"/>0.86 </text:p>
          </table:table-cell>
          <table:table-cell table:style-name="ce25" table:formula="of:=['file:///D:/0662/A.%E9%80%9F%E5%A0%B1/104%E5%B9%B4/%E9%80%9F%E5%A0%B1-104.3%E5%85%AC%E5%BC%8F-%E6%96%B0(%E6%94%B9%E8%A1%A86%E5%85%AC%E5%BC%8F).xls'#$當月速報連結.K16]" office:value-type="float" office:value="10.18" calcext:value-type="float">
            <text:p><text:s text:c="3"/>10.18 </text:p>
          </table:table-cell>
          <table:table-cell table:style-name="ce31" table:formula="of:=['file:///D:/0662/A.%E9%80%9F%E5%A0%B1/104%E5%B9%B4/%E9%80%9F%E5%A0%B1-104.3%E5%85%AC%E5%BC%8F-%E6%96%B0(%E6%94%B9%E8%A1%A86%E5%85%AC%E5%BC%8F).xls'#$當月速報連結.L16]" office:value-type="float" office:value="2250" calcext:value-type="float">
            <text:p><text:s text:c="3"/>2,250 </text:p>
          </table:table-cell>
          <table:table-cell table:style-name="ce25" table:formula="of:=[.K7]/['file:///D:/0662/A.%E9%80%9F%E5%A0%B1/104%E5%B9%B4/%E9%80%9F%E5%A0%B1-104.3%E5%85%AC%E5%BC%8F-%E6%96%B0(%E6%94%B9%E8%A1%A86%E5%85%AC%E5%BC%8F).xls'#$當月速報連結.BC16]*1000" office:value-type="float" office:value="0.567245862508679" calcext:value-type="float">
            <text:p><text:s text:c="3"/>0.57 </text:p>
          </table:table-cell>
          <table:table-cell table:style-name="ce25" table:formula="of:=['file:///D:/0662/A.%E9%80%9F%E5%A0%B1/104%E5%B9%B4/%E9%80%9F%E5%A0%B1-104.3%E5%85%AC%E5%BC%8F-%E6%96%B0(%E6%94%B9%E8%A1%A86%E5%85%AC%E5%BC%8F).xls'#$當月速報連結.M16]" office:value-type="float" office:value="6.68" calcext:value-type="float">
            <text:p><text:s text:c="3"/>6.68 </text:p>
          </table:table-cell>
          <table:table-cell table:style-name="ce31" table:formula="of:=['file:///D:/0662/A.%E9%80%9F%E5%A0%B1/104%E5%B9%B4/%E9%80%9F%E5%A0%B1-104.3%E5%85%AC%E5%BC%8F-%E6%96%B0(%E6%94%B9%E8%A1%A86%E5%85%AC%E5%BC%8F).xls'#$當月速報連結.P16]" office:value-type="float" office:value="2323" calcext:value-type="float">
            <text:p><text:s text:c="3"/>2,323 </text:p>
          </table:table-cell>
          <table:table-cell table:style-name="ce25" table:formula="of:=[.N7]/['file:///D:/0662/A.%E9%80%9F%E5%A0%B1/104%E5%B9%B4/%E9%80%9F%E5%A0%B1-104.3%E5%85%AC%E5%BC%8F-%E6%96%B0(%E6%94%B9%E8%A1%A86%E5%85%AC%E5%BC%8F).xls'#$當月速報連結.BC16]*1000" office:value-type="float" office:value="0.585649839381183" calcext:value-type="float">
            <text:p><text:s text:c="3"/>0.59 </text:p>
          </table:table-cell>
          <table:table-cell table:style-name="ce25" table:formula="of:=['file:///D:/0662/A.%E9%80%9F%E5%A0%B1/104%E5%B9%B4/%E9%80%9F%E5%A0%B1-104.3%E5%85%AC%E5%BC%8F-%E6%96%B0(%E6%94%B9%E8%A1%A86%E5%85%AC%E5%BC%8F).xls'#$當月速報連結.Q16]" office:value-type="float" office:value="6.9" calcext:value-type="float">
            <text:p><text:s text:c="3"/>6.90 </text:p>
          </table:table-cell>
          <table:table-cell table:style-name="ce31" table:formula="of:=['file:///D:/0662/A.%E9%80%9F%E5%A0%B1/104%E5%B9%B4/%E9%80%9F%E5%A0%B1-104.3%E5%85%AC%E5%BC%8F-%E6%96%B0(%E6%94%B9%E8%A1%A86%E5%85%AC%E5%BC%8F).xls'#$當月速報連結.R16]" office:value-type="float" office:value="863" calcext:value-type="float">
            <text:p><text:s text:c="3"/>863 </text:p>
          </table:table-cell>
          <table:table-cell table:style-name="ce25" table:formula="of:=[.Q7]/['file:///D:/0662/A.%E9%80%9F%E5%A0%B1/104%E5%B9%B4/%E9%80%9F%E5%A0%B1-104.3%E5%85%AC%E5%BC%8F-%E6%96%B0(%E6%94%B9%E8%A1%A86%E5%85%AC%E5%BC%8F).xls'#$當月速報連結.BC16]*1000" office:value-type="float" office:value="0.217570301931107" calcext:value-type="float">
            <text:p><text:s text:c="3"/>0.22 </text:p>
          </table:table-cell>
          <table:table-cell table:style-name="ce40" table:formula="of:=['file:///D:/0662/A.%E9%80%9F%E5%A0%B1/104%E5%B9%B4/%E9%80%9F%E5%A0%B1-104.3%E5%85%AC%E5%BC%8F-%E6%96%B0(%E6%94%B9%E8%A1%A86%E5%85%AC%E5%BC%8F).xls'#$當月速報連結.S16]" office:value-type="float" office:value="2.56" calcext:value-type="float">
            <text:p><text:s text:c="3"/>2.56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北市" calcext:value-type="string">
            <text:p><text:s/>臺北市 </text:p>
          </table:table-cell>
          <table:table-cell table:style-name="ce19" table:formula="of:=['file:///D:/0662/A.%E9%80%9F%E5%A0%B1/104%E5%B9%B4/%E9%80%9F%E5%A0%B1-104.3%E5%85%AC%E5%BC%8F-%E6%96%B0(%E6%94%B9%E8%A1%A86%E5%85%AC%E5%BC%8F).xls'#$當月速報連結.G17]-['file:///D:/0662/A.%E9%80%9F%E5%A0%B1/104%E5%B9%B4/%E9%80%9F%E5%A0%B1-104.3%E5%85%AC%E5%BC%8F-%E6%96%B0(%E6%94%B9%E8%A1%A86%E5%85%AC%E5%BC%8F).xls'#$當月速報連結.AZ17]" office:value-type="float" office:value="845" calcext:value-type="float">
            <text:p><text:s text:c="3"/>845 </text:p>
          </table:table-cell>
          <table:table-cell table:style-name="ce25" table:formula="of:=[.B8]/['file:///D:/0662/A.%E9%80%9F%E5%A0%B1/104%E5%B9%B4/%E9%80%9F%E5%A0%B1-104.3%E5%85%AC%E5%BC%8F-%E6%96%B0(%E6%94%B9%E8%A1%A86%E5%85%AC%E5%BC%8F).xls'#$當月速報連結.AZ17]*1000" office:value-type="float" office:value="0.312371424040327" calcext:value-type="float">
            <text:p><text:s text:c="3"/>0.31 </text:p>
          </table:table-cell>
          <table:table-cell table:style-name="ce25" table:formula="of:=[.B8]/['file:///D:/0662/A.%E9%80%9F%E5%A0%B1/104%E5%B9%B4/%E9%80%9F%E5%A0%B1-104.3%E5%85%AC%E5%BC%8F-%E6%96%B0(%E6%94%B9%E8%A1%A86%E5%85%AC%E5%BC%8F).xls'#$當月速報連結.AZ17]*365/31*1000" office:value-type="float" office:value="3.6779216056361" calcext:value-type="float">
            <text:p><text:s text:c="3"/>3.68 </text:p>
          </table:table-cell>
          <table:table-cell table:style-name="ce31" table:formula="of:=[.H8]-[.K8]" office:value-type="float" office:value="957" calcext:value-type="float">
            <text:p><text:s text:c="3"/>957 </text:p>
          </table:table-cell>
          <table:table-cell table:style-name="ce25" table:formula="of:=[.E8]/['file:///D:/0662/A.%E9%80%9F%E5%A0%B1/104%E5%B9%B4/%E9%80%9F%E5%A0%B1-104.3%E5%85%AC%E5%BC%8F-%E6%96%B0(%E6%94%B9%E8%A1%A86%E5%85%AC%E5%BC%8F).xls'#$當月速報連結.BC17]*1000" office:value-type="float" office:value="0.353719254469217" calcext:value-type="float">
            <text:p><text:s text:c="3"/>0.35 </text:p>
          </table:table-cell>
          <table:table-cell table:style-name="ce25" table:formula="of:=['file:///D:/0662/A.%E9%80%9F%E5%A0%B1/104%E5%B9%B4/%E9%80%9F%E5%A0%B1-104.3%E5%85%AC%E5%BC%8F-%E6%96%B0(%E6%94%B9%E8%A1%A86%E5%85%AC%E5%BC%8F).xls'#$當月速報連結.O17]" office:value-type="float" office:value="4.16" calcext:value-type="float">
            <text:p><text:s text:c="3"/>4.16 </text:p>
          </table:table-cell>
          <table:table-cell table:style-name="ce31" table:formula="of:=['file:///D:/0662/A.%E9%80%9F%E5%A0%B1/104%E5%B9%B4/%E9%80%9F%E5%A0%B1-104.3%E5%85%AC%E5%BC%8F-%E6%96%B0(%E6%94%B9%E8%A1%A86%E5%85%AC%E5%BC%8F).xls'#$當月速報連結.J17]" office:value-type="float" office:value="2702" calcext:value-type="float">
            <text:p><text:s text:c="3"/>2,702 </text:p>
          </table:table-cell>
          <table:table-cell table:style-name="ce25" table:formula="of:=[.H8]/['file:///D:/0662/A.%E9%80%9F%E5%A0%B1/104%E5%B9%B4/%E9%80%9F%E5%A0%B1-104.3%E5%85%AC%E5%BC%8F-%E6%96%B0(%E6%94%B9%E8%A1%A86%E5%85%AC%E5%BC%8F).xls'#$當月速報連結.BC17]*1000" office:value-type="float" office:value="0.998693234666483" calcext:value-type="float">
            <text:p><text:s text:c="3"/>1.00 </text:p>
          </table:table-cell>
          <table:table-cell table:style-name="ce25" table:formula="of:=['file:///D:/0662/A.%E9%80%9F%E5%A0%B1/104%E5%B9%B4/%E9%80%9F%E5%A0%B1-104.3%E5%85%AC%E5%BC%8F-%E6%96%B0(%E6%94%B9%E8%A1%A86%E5%85%AC%E5%BC%8F).xls'#$當月速報連結.K17]" office:value-type="float" office:value="11.76" calcext:value-type="float">
            <text:p><text:s text:c="3"/>11.76 </text:p>
          </table:table-cell>
          <table:table-cell table:style-name="ce31" table:formula="of:=['file:///D:/0662/A.%E9%80%9F%E5%A0%B1/104%E5%B9%B4/%E9%80%9F%E5%A0%B1-104.3%E5%85%AC%E5%BC%8F-%E6%96%B0(%E6%94%B9%E8%A1%A86%E5%85%AC%E5%BC%8F).xls'#$當月速報連結.L17]" office:value-type="float" office:value="1745" calcext:value-type="float">
            <text:p><text:s text:c="3"/>1,745 </text:p>
          </table:table-cell>
          <table:table-cell table:style-name="ce25" table:formula="of:=[.K8]/['file:///D:/0662/A.%E9%80%9F%E5%A0%B1/104%E5%B9%B4/%E9%80%9F%E5%A0%B1-104.3%E5%85%AC%E5%BC%8F-%E6%96%B0(%E6%94%B9%E8%A1%A86%E5%85%AC%E5%BC%8F).xls'#$當月速報連結.BC17]*1000" office:value-type="float" office:value="0.644973980197266" calcext:value-type="float">
            <text:p><text:s text:c="3"/>0.64 </text:p>
          </table:table-cell>
          <table:table-cell table:style-name="ce25" table:formula="of:=['file:///D:/0662/A.%E9%80%9F%E5%A0%B1/104%E5%B9%B4/%E9%80%9F%E5%A0%B1-104.3%E5%85%AC%E5%BC%8F-%E6%96%B0(%E6%94%B9%E8%A1%A86%E5%85%AC%E5%BC%8F).xls'#$當月速報連結.M17]" office:value-type="float" office:value="7.59" calcext:value-type="float">
            <text:p><text:s text:c="3"/>7.59 </text:p>
          </table:table-cell>
          <table:table-cell table:style-name="ce31" table:formula="of:=['file:///D:/0662/A.%E9%80%9F%E5%A0%B1/104%E5%B9%B4/%E9%80%9F%E5%A0%B1-104.3%E5%85%AC%E5%BC%8F-%E6%96%B0(%E6%94%B9%E8%A1%A86%E5%85%AC%E5%BC%8F).xls'#$當月速報連結.P17]" office:value-type="float" office:value="1556" calcext:value-type="float">
            <text:p><text:s text:c="3"/>1,556 </text:p>
          </table:table-cell>
          <table:table-cell table:style-name="ce25" table:formula="of:=[.N8]/['file:///D:/0662/A.%E9%80%9F%E5%A0%B1/104%E5%B9%B4/%E9%80%9F%E5%A0%B1-104.3%E5%85%AC%E5%BC%8F-%E6%96%B0(%E6%94%B9%E8%A1%A86%E5%85%AC%E5%BC%8F).xls'#$當月速報連結.BC17]*1000" office:value-type="float" office:value="0.575117199534066" calcext:value-type="float">
            <text:p><text:s text:c="3"/>0.58 </text:p>
          </table:table-cell>
          <table:table-cell table:style-name="ce25" table:formula="of:=['file:///D:/0662/A.%E9%80%9F%E5%A0%B1/104%E5%B9%B4/%E9%80%9F%E5%A0%B1-104.3%E5%85%AC%E5%BC%8F-%E6%96%B0(%E6%94%B9%E8%A1%A86%E5%85%AC%E5%BC%8F).xls'#$當月速報連結.Q17]" office:value-type="float" office:value="6.77" calcext:value-type="float">
            <text:p><text:s text:c="3"/>6.77 </text:p>
          </table:table-cell>
          <table:table-cell table:style-name="ce31" table:formula="of:=['file:///D:/0662/A.%E9%80%9F%E5%A0%B1/104%E5%B9%B4/%E9%80%9F%E5%A0%B1-104.3%E5%85%AC%E5%BC%8F-%E6%96%B0(%E6%94%B9%E8%A1%A86%E5%85%AC%E5%BC%8F).xls'#$當月速報連結.R17]" office:value-type="float" office:value="489" calcext:value-type="float">
            <text:p><text:s text:c="3"/>489 </text:p>
          </table:table-cell>
          <table:table-cell table:style-name="ce25" table:formula="of:=[.Q8]/['file:///D:/0662/A.%E9%80%9F%E5%A0%B1/104%E5%B9%B4/%E9%80%9F%E5%A0%B1-104.3%E5%85%AC%E5%BC%8F-%E6%96%B0(%E6%94%B9%E8%A1%A86%E5%85%AC%E5%BC%8F).xls'#$當月速報連結.BC17]*1000" office:value-type="float" office:value="0.180740559493675" calcext:value-type="float">
            <text:p><text:s text:c="3"/>0.18 </text:p>
          </table:table-cell>
          <table:table-cell table:style-name="ce40" table:formula="of:=['file:///D:/0662/A.%E9%80%9F%E5%A0%B1/104%E5%B9%B4/%E9%80%9F%E5%A0%B1-104.3%E5%85%AC%E5%BC%8F-%E6%96%B0(%E6%94%B9%E8%A1%A86%E5%85%AC%E5%BC%8F).xls'#$當月速報連結.S17]" office:value-type="float" office:value="2.13" calcext:value-type="float">
            <text:p><text:s text:c="3"/>2.13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桃園市" calcext:value-type="string">
            <text:p><text:s/>桃園市 </text:p>
          </table:table-cell>
          <table:table-cell table:style-name="ce19" table:formula="of:=['file:///D:/0662/A.%E9%80%9F%E5%A0%B1/104%E5%B9%B4/%E9%80%9F%E5%A0%B1-104.3%E5%85%AC%E5%BC%8F-%E6%96%B0(%E6%94%B9%E8%A1%A86%E5%85%AC%E5%BC%8F).xls'#$當月速報連結.G18]-['file:///D:/0662/A.%E9%80%9F%E5%A0%B1/104%E5%B9%B4/%E9%80%9F%E5%A0%B1-104.3%E5%85%AC%E5%BC%8F-%E6%96%B0(%E6%94%B9%E8%A1%A86%E5%85%AC%E5%BC%8F).xls'#$當月速報連結.AZ18]" office:value-type="float" office:value="6770" calcext:value-type="float">
            <text:p><text:s text:c="3"/>6,770 </text:p>
          </table:table-cell>
          <table:table-cell table:style-name="ce25" table:formula="of:=[.B9]/['file:///D:/0662/A.%E9%80%9F%E5%A0%B1/104%E5%B9%B4/%E9%80%9F%E5%A0%B1-104.3%E5%85%AC%E5%BC%8F-%E6%96%B0(%E6%94%B9%E8%A1%A86%E5%85%AC%E5%BC%8F).xls'#$當月速報連結.AZ18]*1000" office:value-type="float" office:value="3.27691743232948" calcext:value-type="float">
            <text:p><text:s text:c="3"/>3.28 </text:p>
          </table:table-cell>
          <table:table-cell table:style-name="ce25" table:formula="of:=[.B9]/['file:///D:/0662/A.%E9%80%9F%E5%A0%B1/104%E5%B9%B4/%E9%80%9F%E5%A0%B1-104.3%E5%85%AC%E5%BC%8F-%E6%96%B0(%E6%94%B9%E8%A1%A86%E5%85%AC%E5%BC%8F).xls'#$當月速報連結.AZ18]*365/31*1000" office:value-type="float" office:value="38.5830600903309" calcext:value-type="float">
            <text:p><text:s text:c="3"/>38.58 </text:p>
          </table:table-cell>
          <table:table-cell table:style-name="ce31" table:formula="of:=[.H9]-[.K9]" office:value-type="float" office:value="700" calcext:value-type="float">
            <text:p><text:s text:c="3"/>700 </text:p>
          </table:table-cell>
          <table:table-cell table:style-name="ce25" table:formula="of:=[.E9]/['file:///D:/0662/A.%E9%80%9F%E5%A0%B1/104%E5%B9%B4/%E9%80%9F%E5%A0%B1-104.3%E5%85%AC%E5%BC%8F-%E6%96%B0(%E6%94%B9%E8%A1%A86%E5%85%AC%E5%BC%8F).xls'#$當月速報連結.BC18]*1000" office:value-type="float" office:value="0.338270307937126" calcext:value-type="float">
            <text:p><text:s text:c="3"/>0.34 </text:p>
          </table:table-cell>
          <table:table-cell table:style-name="ce25" table:formula="of:=['file:///D:/0662/A.%E9%80%9F%E5%A0%B1/104%E5%B9%B4/%E9%80%9F%E5%A0%B1-104.3%E5%85%AC%E5%BC%8F-%E6%96%B0(%E6%94%B9%E8%A1%A86%E5%85%AC%E5%BC%8F).xls'#$當月速報連結.O18]" office:value-type="float" office:value="3.98" calcext:value-type="float">
            <text:p><text:s text:c="3"/>3.98 </text:p>
          </table:table-cell>
          <table:table-cell table:style-name="ce31" table:formula="of:=['file:///D:/0662/A.%E9%80%9F%E5%A0%B1/104%E5%B9%B4/%E9%80%9F%E5%A0%B1-104.3%E5%85%AC%E5%BC%8F-%E6%96%B0(%E6%94%B9%E8%A1%A86%E5%85%AC%E5%BC%8F).xls'#$當月速報連結.J18]" office:value-type="float" office:value="1870" calcext:value-type="float">
            <text:p><text:s text:c="3"/>1,870 </text:p>
          </table:table-cell>
          <table:table-cell table:style-name="ce25" table:formula="of:=[.H9]/['file:///D:/0662/A.%E9%80%9F%E5%A0%B1/104%E5%B9%B4/%E9%80%9F%E5%A0%B1-104.3%E5%85%AC%E5%BC%8F-%E6%96%B0(%E6%94%B9%E8%A1%A86%E5%85%AC%E5%BC%8F).xls'#$當月速報連結.BC18]*1000" office:value-type="float" office:value="0.90366496548918" calcext:value-type="float">
            <text:p><text:s text:c="3"/>0.90 </text:p>
          </table:table-cell>
          <table:table-cell table:style-name="ce25" table:formula="of:=['file:///D:/0662/A.%E9%80%9F%E5%A0%B1/104%E5%B9%B4/%E9%80%9F%E5%A0%B1-104.3%E5%85%AC%E5%BC%8F-%E6%96%B0(%E6%94%B9%E8%A1%A86%E5%85%AC%E5%BC%8F).xls'#$當月速報連結.K18]" office:value-type="float" office:value="10.64" calcext:value-type="float">
            <text:p><text:s text:c="3"/>10.64 </text:p>
          </table:table-cell>
          <table:table-cell table:style-name="ce31" table:formula="of:=['file:///D:/0662/A.%E9%80%9F%E5%A0%B1/104%E5%B9%B4/%E9%80%9F%E5%A0%B1-104.3%E5%85%AC%E5%BC%8F-%E6%96%B0(%E6%94%B9%E8%A1%A86%E5%85%AC%E5%BC%8F).xls'#$當月速報連結.L18]" office:value-type="float" office:value="1170" calcext:value-type="float">
            <text:p><text:s text:c="3"/>1,170 </text:p>
          </table:table-cell>
          <table:table-cell table:style-name="ce25" table:formula="of:=[.K9]/['file:///D:/0662/A.%E9%80%9F%E5%A0%B1/104%E5%B9%B4/%E9%80%9F%E5%A0%B1-104.3%E5%85%AC%E5%BC%8F-%E6%96%B0(%E6%94%B9%E8%A1%A86%E5%85%AC%E5%BC%8F).xls'#$當月速報連結.BC18]*1000" office:value-type="float" office:value="0.565394657552054" calcext:value-type="float">
            <text:p><text:s text:c="3"/>0.57 </text:p>
          </table:table-cell>
          <table:table-cell table:style-name="ce25" table:formula="of:=['file:///D:/0662/A.%E9%80%9F%E5%A0%B1/104%E5%B9%B4/%E9%80%9F%E5%A0%B1-104.3%E5%85%AC%E5%BC%8F-%E6%96%B0(%E6%94%B9%E8%A1%A86%E5%85%AC%E5%BC%8F).xls'#$當月速報連結.M18]" office:value-type="float" office:value="6.66" calcext:value-type="float">
            <text:p><text:s text:c="3"/>6.66 </text:p>
          </table:table-cell>
          <table:table-cell table:style-name="ce31" table:formula="of:=['file:///D:/0662/A.%E9%80%9F%E5%A0%B1/104%E5%B9%B4/%E9%80%9F%E5%A0%B1-104.3%E5%85%AC%E5%BC%8F-%E6%96%B0(%E6%94%B9%E8%A1%A86%E5%85%AC%E5%BC%8F).xls'#$當月速報連結.P18]" office:value-type="float" office:value="1260" calcext:value-type="float">
            <text:p><text:s text:c="3"/>1,260 </text:p>
          </table:table-cell>
          <table:table-cell table:style-name="ce25" table:formula="of:=[.N9]/['file:///D:/0662/A.%E9%80%9F%E5%A0%B1/104%E5%B9%B4/%E9%80%9F%E5%A0%B1-104.3%E5%85%AC%E5%BC%8F-%E6%96%B0(%E6%94%B9%E8%A1%A86%E5%85%AC%E5%BC%8F).xls'#$當月速報連結.BC18]*1000" office:value-type="float" office:value="0.608886554286827" calcext:value-type="float">
            <text:p><text:s text:c="3"/>0.61 </text:p>
          </table:table-cell>
          <table:table-cell table:style-name="ce25" table:formula="of:=['file:///D:/0662/A.%E9%80%9F%E5%A0%B1/104%E5%B9%B4/%E9%80%9F%E5%A0%B1-104.3%E5%85%AC%E5%BC%8F-%E6%96%B0(%E6%94%B9%E8%A1%A86%E5%85%AC%E5%BC%8F).xls'#$當月速報連結.Q18]" office:value-type="float" office:value="7.17" calcext:value-type="float">
            <text:p><text:s text:c="3"/>7.17 </text:p>
          </table:table-cell>
          <table:table-cell table:style-name="ce31" table:formula="of:=['file:///D:/0662/A.%E9%80%9F%E5%A0%B1/104%E5%B9%B4/%E9%80%9F%E5%A0%B1-104.3%E5%85%AC%E5%BC%8F-%E6%96%B0(%E6%94%B9%E8%A1%A86%E5%85%AC%E5%BC%8F).xls'#$當月速報連結.R18]" office:value-type="float" office:value="539" calcext:value-type="float">
            <text:p><text:s text:c="3"/>539 </text:p>
          </table:table-cell>
          <table:table-cell table:style-name="ce25" table:formula="of:=[.Q9]/['file:///D:/0662/A.%E9%80%9F%E5%A0%B1/104%E5%B9%B4/%E9%80%9F%E5%A0%B1-104.3%E5%85%AC%E5%BC%8F-%E6%96%B0(%E6%94%B9%E8%A1%A86%E5%85%AC%E5%BC%8F).xls'#$當月速報連結.BC18]*1000" office:value-type="float" office:value="0.260468137111587" calcext:value-type="float">
            <text:p><text:s text:c="3"/>0.26 </text:p>
          </table:table-cell>
          <table:table-cell table:style-name="ce40" table:formula="of:=['file:///D:/0662/A.%E9%80%9F%E5%A0%B1/104%E5%B9%B4/%E9%80%9F%E5%A0%B1-104.3%E5%85%AC%E5%BC%8F-%E6%96%B0(%E6%94%B9%E8%A1%A86%E5%85%AC%E5%BC%8F).xls'#$當月速報連結.S18]" office:value-type="float" office:value="3.07" calcext:value-type="float">
            <text:p><text:s text:c="3"/>3.07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臺中市" calcext:value-type="string">
            <text:p><text:s/>臺中市 </text:p>
          </table:table-cell>
          <table:table-cell table:style-name="ce19" table:formula="of:=['file:///D:/0662/A.%E9%80%9F%E5%A0%B1/104%E5%B9%B4/%E9%80%9F%E5%A0%B1-104.3%E5%85%AC%E5%BC%8F-%E6%96%B0(%E6%94%B9%E8%A1%A86%E5%85%AC%E5%BC%8F).xls'#$當月速報連結.G19]-['file:///D:/0662/A.%E9%80%9F%E5%A0%B1/104%E5%B9%B4/%E9%80%9F%E5%A0%B1-104.3%E5%85%AC%E5%BC%8F-%E6%96%B0(%E6%94%B9%E8%A1%A86%E5%85%AC%E5%BC%8F).xls'#$當月速報連結.AZ19]" office:value-type="float" office:value="2018" calcext:value-type="float">
            <text:p><text:s text:c="3"/>2,018 </text:p>
          </table:table-cell>
          <table:table-cell table:style-name="ce25" table:formula="of:=[.B10]/['file:///D:/0662/A.%E9%80%9F%E5%A0%B1/104%E5%B9%B4/%E9%80%9F%E5%A0%B1-104.3%E5%85%AC%E5%BC%8F-%E6%96%B0(%E6%94%B9%E8%A1%A86%E5%85%AC%E5%BC%8F).xls'#$當月速報連結.AZ19]*1000" office:value-type="float" office:value="0.740964039010398" calcext:value-type="float">
            <text:p><text:s text:c="3"/>0.74 </text:p>
          </table:table-cell>
          <table:table-cell table:style-name="ce25" table:formula="of:=[.B10]/['file:///D:/0662/A.%E9%80%9F%E5%A0%B1/104%E5%B9%B4/%E9%80%9F%E5%A0%B1-104.3%E5%85%AC%E5%BC%8F-%E6%96%B0(%E6%94%B9%E8%A1%A86%E5%85%AC%E5%BC%8F).xls'#$當月速報連結.AZ19]*365/31*1000" office:value-type="float" office:value="8.72425400770307" calcext:value-type="float">
            <text:p><text:s text:c="3"/>8.72 </text:p>
          </table:table-cell>
          <table:table-cell table:style-name="ce31" table:formula="of:=[.H10]-[.K10]" office:value-type="float" office:value="787" calcext:value-type="float">
            <text:p><text:s text:c="3"/>787 </text:p>
          </table:table-cell>
          <table:table-cell table:style-name="ce25" table:formula="of:=[.E10]/['file:///D:/0662/A.%E9%80%9F%E5%A0%B1/104%E5%B9%B4/%E9%80%9F%E5%A0%B1-104.3%E5%85%AC%E5%BC%8F-%E6%96%B0(%E6%94%B9%E8%A1%A86%E5%85%AC%E5%BC%8F).xls'#$當月速報連結.BC19]*1000" office:value-type="float" office:value="0.288861613631625" calcext:value-type="float">
            <text:p><text:s text:c="3"/>0.29 </text:p>
          </table:table-cell>
          <table:table-cell table:style-name="ce25" table:formula="of:=['file:///D:/0662/A.%E9%80%9F%E5%A0%B1/104%E5%B9%B4/%E9%80%9F%E5%A0%B1-104.3%E5%85%AC%E5%BC%8F-%E6%96%B0(%E6%94%B9%E8%A1%A86%E5%85%AC%E5%BC%8F).xls'#$當月速報連結.O19]" office:value-type="float" office:value="3.4" calcext:value-type="float">
            <text:p><text:s text:c="3"/>3.40 </text:p>
          </table:table-cell>
          <table:table-cell table:style-name="ce31" table:formula="of:=['file:///D:/0662/A.%E9%80%9F%E5%A0%B1/104%E5%B9%B4/%E9%80%9F%E5%A0%B1-104.3%E5%85%AC%E5%BC%8F-%E6%96%B0(%E6%94%B9%E8%A1%A86%E5%85%AC%E5%BC%8F).xls'#$當月速報連結.J19]" office:value-type="float" office:value="2343" calcext:value-type="float">
            <text:p><text:s text:c="3"/>2,343 </text:p>
          </table:table-cell>
          <table:table-cell table:style-name="ce25" table:formula="of:=[.H10]/['file:///D:/0662/A.%E9%80%9F%E5%A0%B1/104%E5%B9%B4/%E9%80%9F%E5%A0%B1-104.3%E5%85%AC%E5%BC%8F-%E6%96%B0(%E6%94%B9%E8%A1%A86%E5%85%AC%E5%BC%8F).xls'#$當月速報連結.BC19]*1000" office:value-type="float" office:value="0.859978094966834" calcext:value-type="float">
            <text:p><text:s text:c="3"/>0.86 </text:p>
          </table:table-cell>
          <table:table-cell table:style-name="ce25" table:formula="of:=['file:///D:/0662/A.%E9%80%9F%E5%A0%B1/104%E5%B9%B4/%E9%80%9F%E5%A0%B1-104.3%E5%85%AC%E5%BC%8F-%E6%96%B0(%E6%94%B9%E8%A1%A86%E5%85%AC%E5%BC%8F).xls'#$當月速報連結.K19]" office:value-type="float" office:value="10.13" calcext:value-type="float">
            <text:p><text:s text:c="3"/>10.13 </text:p>
          </table:table-cell>
          <table:table-cell table:style-name="ce31" table:formula="of:=['file:///D:/0662/A.%E9%80%9F%E5%A0%B1/104%E5%B9%B4/%E9%80%9F%E5%A0%B1-104.3%E5%85%AC%E5%BC%8F-%E6%96%B0(%E6%94%B9%E8%A1%A86%E5%85%AC%E5%BC%8F).xls'#$當月速報連結.L19]" office:value-type="float" office:value="1556" calcext:value-type="float">
            <text:p><text:s text:c="3"/>1,556 </text:p>
          </table:table-cell>
          <table:table-cell table:style-name="ce25" table:formula="of:=[.K10]/['file:///D:/0662/A.%E9%80%9F%E5%A0%B1/104%E5%B9%B4/%E9%80%9F%E5%A0%B1-104.3%E5%85%AC%E5%BC%8F-%E6%96%B0(%E6%94%B9%E8%A1%A86%E5%85%AC%E5%BC%8F).xls'#$當月速報連結.BC19]*1000" office:value-type="float" office:value="0.571116481335209" calcext:value-type="float">
            <text:p><text:s text:c="3"/>0.57 </text:p>
          </table:table-cell>
          <table:table-cell table:style-name="ce25" table:formula="of:=['file:///D:/0662/A.%E9%80%9F%E5%A0%B1/104%E5%B9%B4/%E9%80%9F%E5%A0%B1-104.3%E5%85%AC%E5%BC%8F-%E6%96%B0(%E6%94%B9%E8%A1%A86%E5%85%AC%E5%BC%8F).xls'#$當月速報連結.M19]" office:value-type="float" office:value="6.72" calcext:value-type="float">
            <text:p><text:s text:c="3"/>6.72 </text:p>
          </table:table-cell>
          <table:table-cell table:style-name="ce31" table:formula="of:=['file:///D:/0662/A.%E9%80%9F%E5%A0%B1/104%E5%B9%B4/%E9%80%9F%E5%A0%B1-104.3%E5%85%AC%E5%BC%8F-%E6%96%B0(%E6%94%B9%E8%A1%A86%E5%85%AC%E5%BC%8F).xls'#$當月速報連結.P19]" office:value-type="float" office:value="1543" calcext:value-type="float">
            <text:p><text:s text:c="3"/>1,543 </text:p>
          </table:table-cell>
          <table:table-cell table:style-name="ce25" table:formula="of:=[.N10]/['file:///D:/0662/A.%E9%80%9F%E5%A0%B1/104%E5%B9%B4/%E9%80%9F%E5%A0%B1-104.3%E5%85%AC%E5%BC%8F-%E6%96%B0(%E6%94%B9%E8%A1%A86%E5%85%AC%E5%BC%8F).xls'#$當月速報連結.BC19]*1000" office:value-type="float" office:value="0.5663449426094" calcext:value-type="float">
            <text:p><text:s text:c="3"/>0.57 </text:p>
          </table:table-cell>
          <table:table-cell table:style-name="ce25" table:formula="of:=['file:///D:/0662/A.%E9%80%9F%E5%A0%B1/104%E5%B9%B4/%E9%80%9F%E5%A0%B1-104.3%E5%85%AC%E5%BC%8F-%E6%96%B0(%E6%94%B9%E8%A1%A86%E5%85%AC%E5%BC%8F).xls'#$當月速報連結.Q19]" office:value-type="float" office:value="6.67" calcext:value-type="float">
            <text:p><text:s text:c="3"/>6.67 </text:p>
          </table:table-cell>
          <table:table-cell table:style-name="ce31" table:formula="of:=['file:///D:/0662/A.%E9%80%9F%E5%A0%B1/104%E5%B9%B4/%E9%80%9F%E5%A0%B1-104.3%E5%85%AC%E5%BC%8F-%E6%96%B0(%E6%94%B9%E8%A1%A86%E5%85%AC%E5%BC%8F).xls'#$當月速報連結.R19]" office:value-type="float" office:value="582" calcext:value-type="float">
            <text:p><text:s text:c="3"/>582 </text:p>
          </table:table-cell>
          <table:table-cell table:style-name="ce25" table:formula="of:=[.Q10]/['file:///D:/0662/A.%E9%80%9F%E5%A0%B1/104%E5%B9%B4/%E9%80%9F%E5%A0%B1-104.3%E5%85%AC%E5%BC%8F-%E6%96%B0(%E6%94%B9%E8%A1%A86%E5%85%AC%E5%BC%8F).xls'#$當月速報連結.BC19]*1000" office:value-type="float" office:value="0.213618118340033" calcext:value-type="float">
            <text:p><text:s text:c="3"/>0.21 </text:p>
          </table:table-cell>
          <table:table-cell table:style-name="ce40" table:formula="of:=['file:///D:/0662/A.%E9%80%9F%E5%A0%B1/104%E5%B9%B4/%E9%80%9F%E5%A0%B1-104.3%E5%85%AC%E5%BC%8F-%E6%96%B0(%E6%94%B9%E8%A1%A86%E5%85%AC%E5%BC%8F).xls'#$當月速報連結.S19]" office:value-type="float" office:value="2.52" calcext:value-type="float">
            <text:p><text:s text:c="3"/>2.52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南市" calcext:value-type="string">
            <text:p><text:s/>臺南市 </text:p>
          </table:table-cell>
          <table:table-cell table:style-name="ce19" table:formula="of:=['file:///D:/0662/A.%E9%80%9F%E5%A0%B1/104%E5%B9%B4/%E9%80%9F%E5%A0%B1-104.3%E5%85%AC%E5%BC%8F-%E6%96%B0(%E6%94%B9%E8%A1%A86%E5%85%AC%E5%BC%8F).xls'#$當月速報連結.G20]-['file:///D:/0662/A.%E9%80%9F%E5%A0%B1/104%E5%B9%B4/%E9%80%9F%E5%A0%B1-104.3%E5%85%AC%E5%BC%8F-%E6%96%B0(%E6%94%B9%E8%A1%A86%E5%85%AC%E5%BC%8F).xls'#$當月速報連結.AZ20]" office:value-type="float" office:value="243" calcext:value-type="float">
            <text:p><text:s text:c="3"/>243 </text:p>
          </table:table-cell>
          <table:table-cell table:style-name="ce25" table:formula="of:=[.B11]/['file:///D:/0662/A.%E9%80%9F%E5%A0%B1/104%E5%B9%B4/%E9%80%9F%E5%A0%B1-104.3%E5%85%AC%E5%BC%8F-%E6%96%B0(%E6%94%B9%E8%A1%A86%E5%85%AC%E5%BC%8F).xls'#$當月速報連結.AZ20]*1000" office:value-type="float" office:value="0.128921836759489" calcext:value-type="float">
            <text:p><text:s text:c="3"/>0.13 </text:p>
          </table:table-cell>
          <table:table-cell table:style-name="ce25" table:formula="of:=[.B11]/['file:///D:/0662/A.%E9%80%9F%E5%A0%B1/104%E5%B9%B4/%E9%80%9F%E5%A0%B1-104.3%E5%85%AC%E5%BC%8F-%E6%96%B0(%E6%94%B9%E8%A1%A86%E5%85%AC%E5%BC%8F).xls'#$當月速報連結.AZ20]*365/31*1000" office:value-type="float" office:value="1.51795065861979" calcext:value-type="float">
            <text:p><text:s text:c="3"/>1.52 </text:p>
          </table:table-cell>
          <table:table-cell table:style-name="ce31" table:formula="of:=[.H11]-[.K11]" office:value-type="float" office:value="169" calcext:value-type="float">
            <text:p><text:s text:c="3"/>169 </text:p>
          </table:table-cell>
          <table:table-cell table:style-name="ce25" table:formula="of:=[.E11]/['file:///D:/0662/A.%E9%80%9F%E5%A0%B1/104%E5%B9%B4/%E9%80%9F%E5%A0%B1-104.3%E5%85%AC%E5%BC%8F-%E6%96%B0(%E6%94%B9%E8%A1%A86%E5%85%AC%E5%BC%8F).xls'#$當月速報連結.BC20]*1000" office:value-type="float" office:value="0.0896559096374532" calcext:value-type="float">
            <text:p><text:s text:c="3"/>0.09 </text:p>
          </table:table-cell>
          <table:table-cell table:style-name="ce25" table:formula="of:=['file:///D:/0662/A.%E9%80%9F%E5%A0%B1/104%E5%B9%B4/%E9%80%9F%E5%A0%B1-104.3%E5%85%AC%E5%BC%8F-%E6%96%B0(%E6%94%B9%E8%A1%A86%E5%85%AC%E5%BC%8F).xls'#$當月速報連結.O20]" office:value-type="float" office:value="1.06" calcext:value-type="float">
            <text:p><text:s text:c="3"/>1.06 </text:p>
          </table:table-cell>
          <table:table-cell table:style-name="ce31" table:formula="of:=['file:///D:/0662/A.%E9%80%9F%E5%A0%B1/104%E5%B9%B4/%E9%80%9F%E5%A0%B1-104.3%E5%85%AC%E5%BC%8F-%E6%96%B0(%E6%94%B9%E8%A1%A86%E5%85%AC%E5%BC%8F).xls'#$當月速報連結.J20]" office:value-type="float" office:value="1487" calcext:value-type="float">
            <text:p><text:s text:c="3"/>1,487 </text:p>
          </table:table-cell>
          <table:table-cell table:style-name="ce25" table:formula="of:=[.H11]/['file:///D:/0662/A.%E9%80%9F%E5%A0%B1/104%E5%B9%B4/%E9%80%9F%E5%A0%B1-104.3%E5%85%AC%E5%BC%8F-%E6%96%B0(%E6%94%B9%E8%A1%A86%E5%85%AC%E5%BC%8F).xls'#$當月速報連結.BC20]*1000" office:value-type="float" office:value="0.788865903141379" calcext:value-type="float">
            <text:p><text:s text:c="3"/>0.79 </text:p>
          </table:table-cell>
          <table:table-cell table:style-name="ce25" table:formula="of:=['file:///D:/0662/A.%E9%80%9F%E5%A0%B1/104%E5%B9%B4/%E9%80%9F%E5%A0%B1-104.3%E5%85%AC%E5%BC%8F-%E6%96%B0(%E6%94%B9%E8%A1%A86%E5%85%AC%E5%BC%8F).xls'#$當月速報連結.K20]" office:value-type="float" office:value="9.29" calcext:value-type="float">
            <text:p><text:s text:c="3"/>9.29 </text:p>
          </table:table-cell>
          <table:table-cell table:style-name="ce31" table:formula="of:=['file:///D:/0662/A.%E9%80%9F%E5%A0%B1/104%E5%B9%B4/%E9%80%9F%E5%A0%B1-104.3%E5%85%AC%E5%BC%8F-%E6%96%B0(%E6%94%B9%E8%A1%A86%E5%85%AC%E5%BC%8F).xls'#$當月速報連結.L20]" office:value-type="float" office:value="1318" calcext:value-type="float">
            <text:p><text:s text:c="3"/>1,318 </text:p>
          </table:table-cell>
          <table:table-cell table:style-name="ce25" table:formula="of:=[.K11]/['file:///D:/0662/A.%E9%80%9F%E5%A0%B1/104%E5%B9%B4/%E9%80%9F%E5%A0%B1-104.3%E5%85%AC%E5%BC%8F-%E6%96%B0(%E6%94%B9%E8%A1%A86%E5%85%AC%E5%BC%8F).xls'#$當月速報連結.BC20]*1000" office:value-type="float" office:value="0.699209993503925" calcext:value-type="float">
            <text:p><text:s text:c="3"/>0.70 </text:p>
          </table:table-cell>
          <table:table-cell table:style-name="ce25" table:formula="of:=['file:///D:/0662/A.%E9%80%9F%E5%A0%B1/104%E5%B9%B4/%E9%80%9F%E5%A0%B1-104.3%E5%85%AC%E5%BC%8F-%E6%96%B0(%E6%94%B9%E8%A1%A86%E5%85%AC%E5%BC%8F).xls'#$當月速報連結.M20]" office:value-type="float" office:value="8.23" calcext:value-type="float">
            <text:p><text:s text:c="3"/>8.23 </text:p>
          </table:table-cell>
          <table:table-cell table:style-name="ce31" table:formula="of:=['file:///D:/0662/A.%E9%80%9F%E5%A0%B1/104%E5%B9%B4/%E9%80%9F%E5%A0%B1-104.3%E5%85%AC%E5%BC%8F-%E6%96%B0(%E6%94%B9%E8%A1%A86%E5%85%AC%E5%BC%8F).xls'#$當月速報連結.P20]" office:value-type="float" office:value="1165" calcext:value-type="float">
            <text:p><text:s text:c="3"/>1,165 </text:p>
          </table:table-cell>
          <table:table-cell table:style-name="ce25" table:formula="of:=[.N11]/['file:///D:/0662/A.%E9%80%9F%E5%A0%B1/104%E5%B9%B4/%E9%80%9F%E5%A0%B1-104.3%E5%85%AC%E5%BC%8F-%E6%96%B0(%E6%94%B9%E8%A1%A86%E5%85%AC%E5%BC%8F).xls'#$當月速報連結.BC20]*1000" office:value-type="float" office:value="0.618042217323272" calcext:value-type="float">
            <text:p><text:s text:c="3"/>0.62 </text:p>
          </table:table-cell>
          <table:table-cell table:style-name="ce25" table:formula="of:=['file:///D:/0662/A.%E9%80%9F%E5%A0%B1/104%E5%B9%B4/%E9%80%9F%E5%A0%B1-104.3%E5%85%AC%E5%BC%8F-%E6%96%B0(%E6%94%B9%E8%A1%A86%E5%85%AC%E5%BC%8F).xls'#$當月速報連結.Q20]" office:value-type="float" office:value="7.28" calcext:value-type="float">
            <text:p><text:s text:c="3"/>7.28 </text:p>
          </table:table-cell>
          <table:table-cell table:style-name="ce31" table:formula="of:=['file:///D:/0662/A.%E9%80%9F%E5%A0%B1/104%E5%B9%B4/%E9%80%9F%E5%A0%B1-104.3%E5%85%AC%E5%BC%8F-%E6%96%B0(%E6%94%B9%E8%A1%A86%E5%85%AC%E5%BC%8F).xls'#$當月速報連結.R20]" office:value-type="float" office:value="353" calcext:value-type="float">
            <text:p><text:s text:c="3"/>353 </text:p>
          </table:table-cell>
          <table:table-cell table:style-name="ce25" table:formula="of:=[.Q11]/['file:///D:/0662/A.%E9%80%9F%E5%A0%B1/104%E5%B9%B4/%E9%80%9F%E5%A0%B1-104.3%E5%85%AC%E5%BC%8F-%E6%96%B0(%E6%94%B9%E8%A1%A86%E5%85%AC%E5%BC%8F).xls'#$當月速報連結.BC20]*1000" office:value-type="float" office:value="0.187269444390657" calcext:value-type="float">
            <text:p><text:s text:c="3"/>0.19 </text:p>
          </table:table-cell>
          <table:table-cell table:style-name="ce40" table:formula="of:=['file:///D:/0662/A.%E9%80%9F%E5%A0%B1/104%E5%B9%B4/%E9%80%9F%E5%A0%B1-104.3%E5%85%AC%E5%BC%8F-%E6%96%B0(%E6%94%B9%E8%A1%A86%E5%85%AC%E5%BC%8F).xls'#$當月速報連結.S20]" office:value-type="float" office:value="2.2" calcext:value-type="float">
            <text:p><text:s text:c="3"/>2.20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高雄市" calcext:value-type="string">
            <text:p><text:s/>高雄市 </text:p>
          </table:table-cell>
          <table:table-cell table:style-name="ce19" table:formula="of:=['file:///D:/0662/A.%E9%80%9F%E5%A0%B1/104%E5%B9%B4/%E9%80%9F%E5%A0%B1-104.3%E5%85%AC%E5%BC%8F-%E6%96%B0(%E6%94%B9%E8%A1%A86%E5%85%AC%E5%BC%8F).xls'#$當月速報連結.G21]-['file:///D:/0662/A.%E9%80%9F%E5%A0%B1/104%E5%B9%B4/%E9%80%9F%E5%A0%B1-104.3%E5%85%AC%E5%BC%8F-%E6%96%B0(%E6%94%B9%E8%A1%A86%E5%85%AC%E5%BC%8F).xls'#$當月速報連結.AZ21]" office:value-type="float" office:value="-391" calcext:value-type="float">
            <text:p><text:s/>－391 </text:p>
          </table:table-cell>
          <table:table-cell table:style-name="ce25" table:formula="of:=[.B12]/['file:///D:/0662/A.%E9%80%9F%E5%A0%B1/104%E5%B9%B4/%E9%80%9F%E5%A0%B1-104.3%E5%85%AC%E5%BC%8F-%E6%96%B0(%E6%94%B9%E8%A1%A86%E5%85%AC%E5%BC%8F).xls'#$當月速報連結.AZ21]*1000" office:value-type="float" office:value="-0.140671416395667" calcext:value-type="float">
            <text:p><text:s/>－0.14 </text:p>
          </table:table-cell>
          <table:table-cell table:style-name="ce25" table:formula="of:=[.B12]/['file:///D:/0662/A.%E9%80%9F%E5%A0%B1/104%E5%B9%B4/%E9%80%9F%E5%A0%B1-104.3%E5%85%AC%E5%BC%8F-%E6%96%B0(%E6%94%B9%E8%A1%A86%E5%85%AC%E5%BC%8F).xls'#$當月速報連結.AZ21]*365/31*1000" office:value-type="float" office:value="-1.65629248336834" calcext:value-type="float">
            <text:p><text:s/>－1.66 </text:p>
          </table:table-cell>
          <table:table-cell table:style-name="ce31" table:formula="of:=[.H12]-[.K12]" office:value-type="float" office:value="44" calcext:value-type="float">
            <text:p><text:s text:c="3"/>44 </text:p>
          </table:table-cell>
          <table:table-cell table:style-name="ce25" table:formula="of:=[.E12]/['file:///D:/0662/A.%E9%80%9F%E5%A0%B1/104%E5%B9%B4/%E9%80%9F%E5%A0%B1-104.3%E5%85%AC%E5%BC%8F-%E6%96%B0(%E6%94%B9%E8%A1%A86%E5%85%AC%E5%BC%8F).xls'#$當月速報連結.BC21]*1000" office:value-type="float" office:value="0.0158311450073516" calcext:value-type="float">
            <text:p><text:s text:c="3"/>0.02 </text:p>
          </table:table-cell>
          <table:table-cell table:style-name="ce25" table:formula="of:=['file:///D:/0662/A.%E9%80%9F%E5%A0%B1/104%E5%B9%B4/%E9%80%9F%E5%A0%B1-104.3%E5%85%AC%E5%BC%8F-%E6%96%B0(%E6%94%B9%E8%A1%A86%E5%85%AC%E5%BC%8F).xls'#$當月速報連結.O21]" office:value-type="float" office:value="0.19" calcext:value-type="float">
            <text:p><text:s text:c="3"/>0.19 </text:p>
          </table:table-cell>
          <table:table-cell table:style-name="ce31" table:formula="of:=['file:///D:/0662/A.%E9%80%9F%E5%A0%B1/104%E5%B9%B4/%E9%80%9F%E5%A0%B1-104.3%E5%85%AC%E5%BC%8F-%E6%96%B0(%E6%94%B9%E8%A1%A86%E5%85%AC%E5%BC%8F).xls'#$當月速報連結.J21]" office:value-type="float" office:value="2012" calcext:value-type="float">
            <text:p><text:s text:c="3"/>2,012 </text:p>
          </table:table-cell>
          <table:table-cell table:style-name="ce25" table:formula="of:=[.H12]/['file:///D:/0662/A.%E9%80%9F%E5%A0%B1/104%E5%B9%B4/%E9%80%9F%E5%A0%B1-104.3%E5%85%AC%E5%BC%8F-%E6%96%B0(%E6%94%B9%E8%A1%A86%E5%85%AC%E5%BC%8F).xls'#$當月速報連結.BC21]*1000" office:value-type="float" office:value="0.723915085336168" calcext:value-type="float">
            <text:p><text:s text:c="3"/>0.72 </text:p>
          </table:table-cell>
          <table:table-cell table:style-name="ce25" table:formula="of:=['file:///D:/0662/A.%E9%80%9F%E5%A0%B1/104%E5%B9%B4/%E9%80%9F%E5%A0%B1-104.3%E5%85%AC%E5%BC%8F-%E6%96%B0(%E6%94%B9%E8%A1%A86%E5%85%AC%E5%BC%8F).xls'#$當月速報連結.K21]" office:value-type="float" office:value="8.52" calcext:value-type="float">
            <text:p><text:s text:c="3"/>8.52 </text:p>
          </table:table-cell>
          <table:table-cell table:style-name="ce31" table:formula="of:=['file:///D:/0662/A.%E9%80%9F%E5%A0%B1/104%E5%B9%B4/%E9%80%9F%E5%A0%B1-104.3%E5%85%AC%E5%BC%8F-%E6%96%B0(%E6%94%B9%E8%A1%A86%E5%85%AC%E5%BC%8F).xls'#$當月速報連結.L21]" office:value-type="float" office:value="1968" calcext:value-type="float">
            <text:p><text:s text:c="3"/>1,968 </text:p>
          </table:table-cell>
          <table:table-cell table:style-name="ce25" table:formula="of:=[.K12]/['file:///D:/0662/A.%E9%80%9F%E5%A0%B1/104%E5%B9%B4/%E9%80%9F%E5%A0%B1-104.3%E5%85%AC%E5%BC%8F-%E6%96%B0(%E6%94%B9%E8%A1%A86%E5%85%AC%E5%BC%8F).xls'#$當月速報連結.BC21]*1000" office:value-type="float" office:value="0.708083940328817" calcext:value-type="float">
            <text:p><text:s text:c="3"/>0.71 </text:p>
          </table:table-cell>
          <table:table-cell table:style-name="ce25" table:formula="of:=['file:///D:/0662/A.%E9%80%9F%E5%A0%B1/104%E5%B9%B4/%E9%80%9F%E5%A0%B1-104.3%E5%85%AC%E5%BC%8F-%E6%96%B0(%E6%94%B9%E8%A1%A86%E5%85%AC%E5%BC%8F).xls'#$當月速報連結.M21]" office:value-type="float" office:value="8.34" calcext:value-type="float">
            <text:p><text:s text:c="3"/>8.34 </text:p>
          </table:table-cell>
          <table:table-cell table:style-name="ce31" table:formula="of:=['file:///D:/0662/A.%E9%80%9F%E5%A0%B1/104%E5%B9%B4/%E9%80%9F%E5%A0%B1-104.3%E5%85%AC%E5%BC%8F-%E6%96%B0(%E6%94%B9%E8%A1%A86%E5%85%AC%E5%BC%8F).xls'#$當月速報連結.P21]" office:value-type="float" office:value="1791" calcext:value-type="float">
            <text:p><text:s text:c="3"/>1,791 </text:p>
          </table:table-cell>
          <table:table-cell table:style-name="ce25" table:formula="of:=[.N12]/['file:///D:/0662/A.%E9%80%9F%E5%A0%B1/104%E5%B9%B4/%E9%80%9F%E5%A0%B1-104.3%E5%85%AC%E5%BC%8F-%E6%96%B0(%E6%94%B9%E8%A1%A86%E5%85%AC%E5%BC%8F).xls'#$當月速報連結.BC21]*1000" office:value-type="float" office:value="0.644399561549243" calcext:value-type="float">
            <text:p><text:s text:c="3"/>0.64 </text:p>
          </table:table-cell>
          <table:table-cell table:style-name="ce25" table:formula="of:=['file:///D:/0662/A.%E9%80%9F%E5%A0%B1/104%E5%B9%B4/%E9%80%9F%E5%A0%B1-104.3%E5%85%AC%E5%BC%8F-%E6%96%B0(%E6%94%B9%E8%A1%A86%E5%85%AC%E5%BC%8F).xls'#$當月速報連結.Q21]" office:value-type="float" office:value="7.59" calcext:value-type="float">
            <text:p><text:s text:c="3"/>7.59 </text:p>
          </table:table-cell>
          <table:table-cell table:style-name="ce31" table:formula="of:=['file:///D:/0662/A.%E9%80%9F%E5%A0%B1/104%E5%B9%B4/%E9%80%9F%E5%A0%B1-104.3%E5%85%AC%E5%BC%8F-%E6%96%B0(%E6%94%B9%E8%A1%A86%E5%85%AC%E5%BC%8F).xls'#$當月速報連結.R21]" office:value-type="float" office:value="575" calcext:value-type="float">
            <text:p><text:s text:c="3"/>575 </text:p>
          </table:table-cell>
          <table:table-cell table:style-name="ce25" table:formula="of:=[.Q12]/['file:///D:/0662/A.%E9%80%9F%E5%A0%B1/104%E5%B9%B4/%E9%80%9F%E5%A0%B1-104.3%E5%85%AC%E5%BC%8F-%E6%96%B0(%E6%94%B9%E8%A1%A86%E5%85%AC%E5%BC%8F).xls'#$當月速報連結.BC21]*1000" office:value-type="float" office:value="0.206884281346072" calcext:value-type="float">
            <text:p><text:s text:c="3"/>0.21 </text:p>
          </table:table-cell>
          <table:table-cell table:style-name="ce40" table:formula="of:=['file:///D:/0662/A.%E9%80%9F%E5%A0%B1/104%E5%B9%B4/%E9%80%9F%E5%A0%B1-104.3%E5%85%AC%E5%BC%8F-%E6%96%B0(%E6%94%B9%E8%A1%A86%E5%85%AC%E5%BC%8F).xls'#$當月速報連結.S21]" office:value-type="float" office:value="2.44" calcext:value-type="float">
            <text:p><text:s text:c="3"/>2.44 </text:p>
          </table:table-cell>
          <table:table-cell table:number-columns-repeated="1005"/>
        </table:table-row>
        <table:table-row table:style-name="ro8">
          <table:table-cell table:style-name="ce7" office:value-type="string" office:string-value="臺灣省" calcext:value-type="string">
            <text:p><text:s/>臺灣省 </text:p>
          </table:table-cell>
          <table:table-cell table:style-name="ce19" table:formula="of:=['file:///D:/0662/A.%E9%80%9F%E5%A0%B1/104%E5%B9%B4/%E9%80%9F%E5%A0%B1-104.3%E5%85%AC%E5%BC%8F-%E6%96%B0(%E6%94%B9%E8%A1%A86%E5%85%AC%E5%BC%8F).xls'#$當月速報連結.G22]-['file:///D:/0662/A.%E9%80%9F%E5%A0%B1/104%E5%B9%B4/%E9%80%9F%E5%A0%B1-104.3%E5%85%AC%E5%BC%8F-%E6%96%B0(%E6%94%B9%E8%A1%A86%E5%85%AC%E5%BC%8F).xls'#$當月速報連結.AZ22]" office:value-type="float" office:value="-4379" calcext:value-type="float">
            <text:p><text:s/>－4,379 </text:p>
          </table:table-cell>
          <table:table-cell table:style-name="ce25" table:formula="of:=[.B13]/['file:///D:/0662/A.%E9%80%9F%E5%A0%B1/104%E5%B9%B4/%E9%80%9F%E5%A0%B1-104.3%E5%85%AC%E5%BC%8F-%E6%96%B0(%E6%94%B9%E8%A1%A86%E5%85%AC%E5%BC%8F).xls'#$當月速報連結.AZ22]*1000" office:value-type="float" office:value="-0.61004525396216" calcext:value-type="float">
            <text:p><text:s/>－0.61 </text:p>
          </table:table-cell>
          <table:table-cell table:style-name="ce25" table:formula="of:=[.B13]/['file:///D:/0662/A.%E9%80%9F%E5%A0%B1/104%E5%B9%B4/%E9%80%9F%E5%A0%B1-104.3%E5%85%AC%E5%BC%8F-%E6%96%B0(%E6%94%B9%E8%A1%A86%E5%85%AC%E5%BC%8F).xls'#$當月速報連結.AZ22]*365/31*1000" office:value-type="float" office:value="-7.18279089342543" calcext:value-type="float">
            <text:p><text:s/>－7.18 </text:p>
          </table:table-cell>
          <table:table-cell table:style-name="ce31" table:formula="of:=[.H13]-[.K13]" office:value-type="float" office:value="-597" calcext:value-type="float">
            <text:p><text:s/>－597 </text:p>
          </table:table-cell>
          <table:table-cell table:style-name="ce25" table:formula="of:=[.E13]/['file:///D:/0662/A.%E9%80%9F%E5%A0%B1/104%E5%B9%B4/%E9%80%9F%E5%A0%B1-104.3%E5%85%AC%E5%BC%8F-%E6%96%B0(%E6%94%B9%E8%A1%A86%E5%85%AC%E5%BC%8F).xls'#$當月速報連結.BC22]*1000" office:value-type="float" office:value="-0.0831943683126168" calcext:value-type="float">
            <text:p><text:s/>－0.08 </text:p>
          </table:table-cell>
          <table:table-cell table:style-name="ce25" table:formula="of:=['file:///D:/0662/A.%E9%80%9F%E5%A0%B1/104%E5%B9%B4/%E9%80%9F%E5%A0%B1-104.3%E5%85%AC%E5%BC%8F-%E6%96%B0(%E6%94%B9%E8%A1%A86%E5%85%AC%E5%BC%8F).xls'#$當月速報連結.O22]" office:value-type="float" office:value="-0.98" calcext:value-type="float">
            <text:p><text:s/>－0.98 </text:p>
          </table:table-cell>
          <table:table-cell table:style-name="ce31" table:formula="of:=['file:///D:/0662/A.%E9%80%9F%E5%A0%B1/104%E5%B9%B4/%E9%80%9F%E5%A0%B1-104.3%E5%85%AC%E5%BC%8F-%E6%96%B0(%E6%94%B9%E8%A1%A86%E5%85%AC%E5%BC%8F).xls'#$當月速報連結.J22]" office:value-type="float" office:value="5400" calcext:value-type="float">
            <text:p><text:s text:c="3"/>5,400 </text:p>
          </table:table-cell>
          <table:table-cell table:style-name="ce25" table:formula="of:=[.H13]/['file:///D:/0662/A.%E9%80%9F%E5%A0%B1/104%E5%B9%B4/%E9%80%9F%E5%A0%B1-104.3%E5%85%AC%E5%BC%8F-%E6%96%B0(%E6%94%B9%E8%A1%A86%E5%85%AC%E5%BC%8F).xls'#$當月速報連結.BC22]*1000" office:value-type="float" office:value="0.752511874184474" calcext:value-type="float">
            <text:p><text:s text:c="3"/>0.75 </text:p>
          </table:table-cell>
          <table:table-cell table:style-name="ce25" table:formula="of:=['file:///D:/0662/A.%E9%80%9F%E5%A0%B1/104%E5%B9%B4/%E9%80%9F%E5%A0%B1-104.3%E5%85%AC%E5%BC%8F-%E6%96%B0(%E6%94%B9%E8%A1%A86%E5%85%AC%E5%BC%8F).xls'#$當月速報連結.K22]" office:value-type="float" office:value="8.86" calcext:value-type="float">
            <text:p><text:s text:c="3"/>8.86 </text:p>
          </table:table-cell>
          <table:table-cell table:style-name="ce31" table:formula="of:=['file:///D:/0662/A.%E9%80%9F%E5%A0%B1/104%E5%B9%B4/%E9%80%9F%E5%A0%B1-104.3%E5%85%AC%E5%BC%8F-%E6%96%B0(%E6%94%B9%E8%A1%A86%E5%85%AC%E5%BC%8F).xls'#$當月速報連結.L22]" office:value-type="float" office:value="5997" calcext:value-type="float">
            <text:p><text:s text:c="3"/>5,997 </text:p>
          </table:table-cell>
          <table:table-cell table:style-name="ce25" table:formula="of:=[.K13]/['file:///D:/0662/A.%E9%80%9F%E5%A0%B1/104%E5%B9%B4/%E9%80%9F%E5%A0%B1-104.3%E5%85%AC%E5%BC%8F-%E6%96%B0(%E6%94%B9%E8%A1%A86%E5%85%AC%E5%BC%8F).xls'#$當月速報連結.BC22]*1000" office:value-type="float" office:value="0.835706242497091" calcext:value-type="float">
            <text:p><text:s text:c="3"/>0.84 </text:p>
          </table:table-cell>
          <table:table-cell table:style-name="ce25" table:formula="of:=['file:///D:/0662/A.%E9%80%9F%E5%A0%B1/104%E5%B9%B4/%E9%80%9F%E5%A0%B1-104.3%E5%85%AC%E5%BC%8F-%E6%96%B0(%E6%94%B9%E8%A1%A86%E5%85%AC%E5%BC%8F).xls'#$當月速報連結.M22]" office:value-type="float" office:value="9.84" calcext:value-type="float">
            <text:p><text:s text:c="3"/>9.84 </text:p>
          </table:table-cell>
          <table:table-cell table:style-name="ce31" table:formula="of:=['file:///D:/0662/A.%E9%80%9F%E5%A0%B1/104%E5%B9%B4/%E9%80%9F%E5%A0%B1-104.3%E5%85%AC%E5%BC%8F-%E6%96%B0(%E6%94%B9%E8%A1%A86%E5%85%AC%E5%BC%8F).xls'#$當月速報連結.P22]" office:value-type="float" office:value="3698" calcext:value-type="float">
            <text:p><text:s text:c="3"/>3,698 </text:p>
          </table:table-cell>
          <table:table-cell table:style-name="ce25" table:formula="of:=[.N13]/['file:///D:/0662/A.%E9%80%9F%E5%A0%B1/104%E5%B9%B4/%E9%80%9F%E5%A0%B1-104.3%E5%85%AC%E5%BC%8F-%E6%96%B0(%E6%94%B9%E8%A1%A86%E5%85%AC%E5%BC%8F).xls'#$當月速報連結.BC22]*1000" office:value-type="float" office:value="0.51533127976559" calcext:value-type="float">
            <text:p><text:s text:c="3"/>0.52 </text:p>
          </table:table-cell>
          <table:table-cell table:style-name="ce25" table:formula="of:=['file:///D:/0662/A.%E9%80%9F%E5%A0%B1/104%E5%B9%B4/%E9%80%9F%E5%A0%B1-104.3%E5%85%AC%E5%BC%8F-%E6%96%B0(%E6%94%B9%E8%A1%A86%E5%85%AC%E5%BC%8F).xls'#$當月速報連結.Q22]" office:value-type="float" office:value="6.07" calcext:value-type="float">
            <text:p><text:s text:c="3"/>6.07 </text:p>
          </table:table-cell>
          <table:table-cell table:style-name="ce31" table:formula="of:=['file:///D:/0662/A.%E9%80%9F%E5%A0%B1/104%E5%B9%B4/%E9%80%9F%E5%A0%B1-104.3%E5%85%AC%E5%BC%8F-%E6%96%B0(%E6%94%B9%E8%A1%A86%E5%85%AC%E5%BC%8F).xls'#$當月速報連結.R22]" office:value-type="float" office:value="1489" calcext:value-type="float">
            <text:p><text:s text:c="3"/>1,489 </text:p>
          </table:table-cell>
          <table:table-cell table:style-name="ce25" table:formula="of:=[.Q13]/['file:///D:/0662/A.%E9%80%9F%E5%A0%B1/104%E5%B9%B4/%E9%80%9F%E5%A0%B1-104.3%E5%85%AC%E5%BC%8F-%E6%96%B0(%E6%94%B9%E8%A1%A86%E5%85%AC%E5%BC%8F).xls'#$當月速報連結.BC22]*1000" office:value-type="float" office:value="0.20749818160383" calcext:value-type="float">
            <text:p><text:s text:c="3"/>0.21 </text:p>
          </table:table-cell>
          <table:table-cell table:style-name="ce40" table:formula="of:=['file:///D:/0662/A.%E9%80%9F%E5%A0%B1/104%E5%B9%B4/%E9%80%9F%E5%A0%B1-104.3%E5%85%AC%E5%BC%8F-%E6%96%B0(%E6%94%B9%E8%A1%A86%E5%85%AC%E5%BC%8F).xls'#$當月速報連結.S22]" office:value-type="float" office:value="2.44" calcext:value-type="float">
            <text:p><text:s text:c="3"/>2.44 </text:p>
          </table:table-cell>
          <table:table-cell table:number-columns-repeated="1005"/>
        </table:table-row>
        <table:table-row table:style-name="ro9">
          <table:table-cell table:style-name="ce8" office:value-type="string" office:string-value="宜蘭縣" calcext:value-type="string">
            <text:p><text:s/>宜蘭縣 </text:p>
          </table:table-cell>
          <table:table-cell table:style-name="ce20" table:formula="of:=['file:///D:/0662/A.%E9%80%9F%E5%A0%B1/104%E5%B9%B4/%E9%80%9F%E5%A0%B1-104.3%E5%85%AC%E5%BC%8F-%E6%96%B0(%E6%94%B9%E8%A1%A86%E5%85%AC%E5%BC%8F).xls'#$當月速報連結.G23]-['file:///D:/0662/A.%E9%80%9F%E5%A0%B1/104%E5%B9%B4/%E9%80%9F%E5%A0%B1-104.3%E5%85%AC%E5%BC%8F-%E6%96%B0(%E6%94%B9%E8%A1%A86%E5%85%AC%E5%BC%8F).xls'#$當月速報連結.AZ23]" office:value-type="float" office:value="-120" calcext:value-type="float">
            <text:p><text:s/>－120 </text:p>
          </table:table-cell>
          <table:table-cell table:style-name="ce26" table:formula="of:=[.B14]/['file:///D:/0662/A.%E9%80%9F%E5%A0%B1/104%E5%B9%B4/%E9%80%9F%E5%A0%B1-104.3%E5%85%AC%E5%BC%8F-%E6%96%B0(%E6%94%B9%E8%A1%A86%E5%85%AC%E5%BC%8F).xls'#$當月速報連結.AZ23]*1000" office:value-type="float" office:value="-0.261728718183603" calcext:value-type="float">
            <text:p><text:s/>－0.26 </text:p>
          </table:table-cell>
          <table:table-cell table:style-name="ce26" table:formula="of:=[.B14]/['file:///D:/0662/A.%E9%80%9F%E5%A0%B1/104%E5%B9%B4/%E9%80%9F%E5%A0%B1-104.3%E5%85%AC%E5%BC%8F-%E6%96%B0(%E6%94%B9%E8%A1%A86%E5%85%AC%E5%BC%8F).xls'#$當月速報連結.AZ23]*365/31*1000" office:value-type="float" office:value="-3.081644585065" calcext:value-type="float">
            <text:p><text:s/>－3.08 </text:p>
          </table:table-cell>
          <table:table-cell table:style-name="ce32" table:formula="of:=[.H14]-[.K14]" office:value-type="float" office:value="-20" calcext:value-type="float">
            <text:p><text:s/>－20 </text:p>
          </table:table-cell>
          <table:table-cell table:style-name="ce26" table:formula="of:=[.E14]/['file:///D:/0662/A.%E9%80%9F%E5%A0%B1/104%E5%B9%B4/%E9%80%9F%E5%A0%B1-104.3%E5%85%AC%E5%BC%8F-%E6%96%B0(%E6%94%B9%E8%A1%A86%E5%85%AC%E5%BC%8F).xls'#$當月速報連結.BC23]*1000" office:value-type="float" office:value="-0.0436271622712301" calcext:value-type="float">
            <text:p><text:s/>－0.04 </text:p>
          </table:table-cell>
          <table:table-cell table:style-name="ce26" table:formula="of:=['file:///D:/0662/A.%E9%80%9F%E5%A0%B1/104%E5%B9%B4/%E9%80%9F%E5%A0%B1-104.3%E5%85%AC%E5%BC%8F-%E6%96%B0(%E6%94%B9%E8%A1%A86%E5%85%AC%E5%BC%8F).xls'#$當月速報連結.O23]" office:value-type="float" office:value="-0.51" calcext:value-type="float">
            <text:p><text:s/>－0.51 </text:p>
          </table:table-cell>
          <table:table-cell table:style-name="ce32" table:formula="of:=['file:///D:/0662/A.%E9%80%9F%E5%A0%B1/104%E5%B9%B4/%E9%80%9F%E5%A0%B1-104.3%E5%85%AC%E5%BC%8F-%E6%96%B0(%E6%94%B9%E8%A1%A86%E5%85%AC%E5%BC%8F).xls'#$當月速報連結.J23]" office:value-type="float" office:value="315" calcext:value-type="float">
            <text:p><text:s text:c="3"/>315 </text:p>
          </table:table-cell>
          <table:table-cell table:style-name="ce26" table:formula="of:=[.H14]/['file:///D:/0662/A.%E9%80%9F%E5%A0%B1/104%E5%B9%B4/%E9%80%9F%E5%A0%B1-104.3%E5%85%AC%E5%BC%8F-%E6%96%B0(%E6%94%B9%E8%A1%A86%E5%85%AC%E5%BC%8F).xls'#$當月速報連結.BC23]*1000" office:value-type="float" office:value="0.687127805771874" calcext:value-type="float">
            <text:p><text:s text:c="3"/>0.69 </text:p>
          </table:table-cell>
          <table:table-cell table:style-name="ce26" table:formula="of:=['file:///D:/0662/A.%E9%80%9F%E5%A0%B1/104%E5%B9%B4/%E9%80%9F%E5%A0%B1-104.3%E5%85%AC%E5%BC%8F-%E6%96%B0(%E6%94%B9%E8%A1%A86%E5%85%AC%E5%BC%8F).xls'#$當月速報連結.K23]" office:value-type="float" office:value="8.09" calcext:value-type="float">
            <text:p><text:s text:c="3"/>8.09 </text:p>
          </table:table-cell>
          <table:table-cell table:style-name="ce32" table:formula="of:=['file:///D:/0662/A.%E9%80%9F%E5%A0%B1/104%E5%B9%B4/%E9%80%9F%E5%A0%B1-104.3%E5%85%AC%E5%BC%8F-%E6%96%B0(%E6%94%B9%E8%A1%A86%E5%85%AC%E5%BC%8F).xls'#$當月速報連結.L23]" office:value-type="float" office:value="335" calcext:value-type="float">
            <text:p><text:s text:c="3"/>335 </text:p>
          </table:table-cell>
          <table:table-cell table:style-name="ce26" table:formula="of:=[.K14]/['file:///D:/0662/A.%E9%80%9F%E5%A0%B1/104%E5%B9%B4/%E9%80%9F%E5%A0%B1-104.3%E5%85%AC%E5%BC%8F-%E6%96%B0(%E6%94%B9%E8%A1%A86%E5%85%AC%E5%BC%8F).xls'#$當月速報連結.BC23]*1000" office:value-type="float" office:value="0.730754968043104" calcext:value-type="float">
            <text:p><text:s text:c="3"/>0.73 </text:p>
          </table:table-cell>
          <table:table-cell table:style-name="ce26" table:formula="of:=['file:///D:/0662/A.%E9%80%9F%E5%A0%B1/104%E5%B9%B4/%E9%80%9F%E5%A0%B1-104.3%E5%85%AC%E5%BC%8F-%E6%96%B0(%E6%94%B9%E8%A1%A86%E5%85%AC%E5%BC%8F).xls'#$當月速報連結.M23]" office:value-type="float" office:value="8.6" calcext:value-type="float">
            <text:p><text:s text:c="3"/>8.60 </text:p>
          </table:table-cell>
          <table:table-cell table:style-name="ce32" table:formula="of:=['file:///D:/0662/A.%E9%80%9F%E5%A0%B1/104%E5%B9%B4/%E9%80%9F%E5%A0%B1-104.3%E5%85%AC%E5%BC%8F-%E6%96%B0(%E6%94%B9%E8%A1%A86%E5%85%AC%E5%BC%8F).xls'#$當月速報連結.P23]" office:value-type="float" office:value="239" calcext:value-type="float">
            <text:p><text:s text:c="3"/>239 </text:p>
          </table:table-cell>
          <table:table-cell table:style-name="ce26" table:formula="of:=[.N14]/['file:///D:/0662/A.%E9%80%9F%E5%A0%B1/104%E5%B9%B4/%E9%80%9F%E5%A0%B1-104.3%E5%85%AC%E5%BC%8F-%E6%96%B0(%E6%94%B9%E8%A1%A86%E5%85%AC%E5%BC%8F).xls'#$當月速報連結.BC23]*1000" office:value-type="float" office:value="0.521344589141199" calcext:value-type="float">
            <text:p><text:s text:c="3"/>0.52 </text:p>
          </table:table-cell>
          <table:table-cell table:style-name="ce26" table:formula="of:=['file:///D:/0662/A.%E9%80%9F%E5%A0%B1/104%E5%B9%B4/%E9%80%9F%E5%A0%B1-104.3%E5%85%AC%E5%BC%8F-%E6%96%B0(%E6%94%B9%E8%A1%A86%E5%85%AC%E5%BC%8F).xls'#$當月速報連結.Q23]" office:value-type="float" office:value="6.14" calcext:value-type="float">
            <text:p><text:s text:c="3"/>6.14 </text:p>
          </table:table-cell>
          <table:table-cell table:style-name="ce32" table:formula="of:=['file:///D:/0662/A.%E9%80%9F%E5%A0%B1/104%E5%B9%B4/%E9%80%9F%E5%A0%B1-104.3%E5%85%AC%E5%BC%8F-%E6%96%B0(%E6%94%B9%E8%A1%A86%E5%85%AC%E5%BC%8F).xls'#$當月速報連結.R23]" office:value-type="float" office:value="98" calcext:value-type="float">
            <text:p><text:s text:c="3"/>98 </text:p>
          </table:table-cell>
          <table:table-cell table:style-name="ce26" table:formula="of:=[.Q14]/['file:///D:/0662/A.%E9%80%9F%E5%A0%B1/104%E5%B9%B4/%E9%80%9F%E5%A0%B1-104.3%E5%85%AC%E5%BC%8F-%E6%96%B0(%E6%94%B9%E8%A1%A86%E5%85%AC%E5%BC%8F).xls'#$當月速報連結.BC23]*1000" office:value-type="float" office:value="0.213773095129027" calcext:value-type="float">
            <text:p><text:s text:c="3"/>0.21 </text:p>
          </table:table-cell>
          <table:table-cell table:style-name="ce41" table:formula="of:=['file:///D:/0662/A.%E9%80%9F%E5%A0%B1/104%E5%B9%B4/%E9%80%9F%E5%A0%B1-104.3%E5%85%AC%E5%BC%8F-%E6%96%B0(%E6%94%B9%E8%A1%A86%E5%85%AC%E5%BC%8F).xls'#$當月速報連結.S23]" office:value-type="float" office:value="2.52" calcext:value-type="float">
            <text:p><text:s text:c="3"/>2.52 </text:p>
          </table:table-cell>
          <table:table-cell table:number-columns-repeated="1005"/>
        </table:table-row>
        <table:table-row table:style-name="ro10">
          <table:table-cell table:style-name="ce8" office:value-type="string" office:string-value="新竹縣" calcext:value-type="string">
            <text:p><text:s/>新竹縣 </text:p>
          </table:table-cell>
          <table:table-cell table:style-name="ce20" table:formula="of:=['file:///D:/0662/A.%E9%80%9F%E5%A0%B1/104%E5%B9%B4/%E9%80%9F%E5%A0%B1-104.3%E5%85%AC%E5%BC%8F-%E6%96%B0(%E6%94%B9%E8%A1%A86%E5%85%AC%E5%BC%8F).xls'#$當月速報連結.G24]-['file:///D:/0662/A.%E9%80%9F%E5%A0%B1/104%E5%B9%B4/%E9%80%9F%E5%A0%B1-104.3%E5%85%AC%E5%BC%8F-%E6%96%B0(%E6%94%B9%E8%A1%A86%E5%85%AC%E5%BC%8F).xls'#$當月速報連結.AZ24]" office:value-type="float" office:value="93" calcext:value-type="float">
            <text:p><text:s text:c="3"/>93 </text:p>
          </table:table-cell>
          <table:table-cell table:style-name="ce26" table:formula="of:=[.B15]/['file:///D:/0662/A.%E9%80%9F%E5%A0%B1/104%E5%B9%B4/%E9%80%9F%E5%A0%B1-104.3%E5%85%AC%E5%BC%8F-%E6%96%B0(%E6%94%B9%E8%A1%A86%E5%85%AC%E5%BC%8F).xls'#$當月速報連結.AZ24]*1000" office:value-type="float" office:value="0.172869522545532" calcext:value-type="float">
            <text:p><text:s text:c="3"/>0.17 </text:p>
          </table:table-cell>
          <table:table-cell table:style-name="ce26" table:formula="of:=[.B15]/['file:///D:/0662/A.%E9%80%9F%E5%A0%B1/104%E5%B9%B4/%E9%80%9F%E5%A0%B1-104.3%E5%85%AC%E5%BC%8F-%E6%96%B0(%E6%94%B9%E8%A1%A86%E5%85%AC%E5%BC%8F).xls'#$當月速報連結.AZ24]*365/31*1000" office:value-type="float" office:value="2.03539921706836" calcext:value-type="float">
            <text:p><text:s text:c="3"/>2.04 </text:p>
          </table:table-cell>
          <table:table-cell table:style-name="ce32" table:formula="of:=[.H15]-[.K15]" office:value-type="float" office:value="110" calcext:value-type="float">
            <text:p><text:s text:c="3"/>110 </text:p>
          </table:table-cell>
          <table:table-cell table:style-name="ce26" table:formula="of:=[.E15]/['file:///D:/0662/A.%E9%80%9F%E5%A0%B1/104%E5%B9%B4/%E9%80%9F%E5%A0%B1-104.3%E5%85%AC%E5%BC%8F-%E6%96%B0(%E6%94%B9%E8%A1%A86%E5%85%AC%E5%BC%8F).xls'#$當月速報連結.BC24]*1000" office:value-type="float" office:value="0.204451656011947" calcext:value-type="float">
            <text:p><text:s text:c="3"/>0.20 </text:p>
          </table:table-cell>
          <table:table-cell table:style-name="ce26" table:formula="of:=['file:///D:/0662/A.%E9%80%9F%E5%A0%B1/104%E5%B9%B4/%E9%80%9F%E5%A0%B1-104.3%E5%85%AC%E5%BC%8F-%E6%96%B0(%E6%94%B9%E8%A1%A86%E5%85%AC%E5%BC%8F).xls'#$當月速報連結.O24]" office:value-type="float" office:value="2.41" calcext:value-type="float">
            <text:p><text:s text:c="3"/>2.41 </text:p>
          </table:table-cell>
          <table:table-cell table:style-name="ce32" table:formula="of:=['file:///D:/0662/A.%E9%80%9F%E5%A0%B1/104%E5%B9%B4/%E9%80%9F%E5%A0%B1-104.3%E5%85%AC%E5%BC%8F-%E6%96%B0(%E6%94%B9%E8%A1%A86%E5%85%AC%E5%BC%8F).xls'#$當月速報連結.J24]" office:value-type="float" office:value="482" calcext:value-type="float">
            <text:p><text:s text:c="3"/>482 </text:p>
          </table:table-cell>
          <table:table-cell table:style-name="ce26" table:formula="of:=[.H15]/['file:///D:/0662/A.%E9%80%9F%E5%A0%B1/104%E5%B9%B4/%E9%80%9F%E5%A0%B1-104.3%E5%85%AC%E5%BC%8F-%E6%96%B0(%E6%94%B9%E8%A1%A86%E5%85%AC%E5%BC%8F).xls'#$當月速報連結.BC24]*1000" office:value-type="float" office:value="0.895869983615988" calcext:value-type="float">
            <text:p><text:s text:c="3"/>0.90 </text:p>
          </table:table-cell>
          <table:table-cell table:style-name="ce26" table:formula="of:=['file:///D:/0662/A.%E9%80%9F%E5%A0%B1/104%E5%B9%B4/%E9%80%9F%E5%A0%B1-104.3%E5%85%AC%E5%BC%8F-%E6%96%B0(%E6%94%B9%E8%A1%A86%E5%85%AC%E5%BC%8F).xls'#$當月速報連結.K24]" office:value-type="float" office:value="10.55" calcext:value-type="float">
            <text:p><text:s text:c="3"/>10.55 </text:p>
          </table:table-cell>
          <table:table-cell table:style-name="ce32" table:formula="of:=['file:///D:/0662/A.%E9%80%9F%E5%A0%B1/104%E5%B9%B4/%E9%80%9F%E5%A0%B1-104.3%E5%85%AC%E5%BC%8F-%E6%96%B0(%E6%94%B9%E8%A1%A86%E5%85%AC%E5%BC%8F).xls'#$當月速報連結.L24]" office:value-type="float" office:value="372" calcext:value-type="float">
            <text:p><text:s text:c="3"/>372 </text:p>
          </table:table-cell>
          <table:table-cell table:style-name="ce26" table:formula="of:=[.K15]/['file:///D:/0662/A.%E9%80%9F%E5%A0%B1/104%E5%B9%B4/%E9%80%9F%E5%A0%B1-104.3%E5%85%AC%E5%BC%8F-%E6%96%B0(%E6%94%B9%E8%A1%A86%E5%85%AC%E5%BC%8F).xls'#$當月速報連結.BC24]*1000" office:value-type="float" office:value="0.69141832760404" calcext:value-type="float">
            <text:p><text:s text:c="3"/>0.69 </text:p>
          </table:table-cell>
          <table:table-cell table:style-name="ce26" table:formula="of:=['file:///D:/0662/A.%E9%80%9F%E5%A0%B1/104%E5%B9%B4/%E9%80%9F%E5%A0%B1-104.3%E5%85%AC%E5%BC%8F-%E6%96%B0(%E6%94%B9%E8%A1%A86%E5%85%AC%E5%BC%8F).xls'#$當月速報連結.M24]" office:value-type="float" office:value="8.14" calcext:value-type="float">
            <text:p><text:s text:c="3"/>8.14 </text:p>
          </table:table-cell>
          <table:table-cell table:style-name="ce32" table:formula="of:=['file:///D:/0662/A.%E9%80%9F%E5%A0%B1/104%E5%B9%B4/%E9%80%9F%E5%A0%B1-104.3%E5%85%AC%E5%BC%8F-%E6%96%B0(%E6%94%B9%E8%A1%A86%E5%85%AC%E5%BC%8F).xls'#$當月速報連結.P24]" office:value-type="float" office:value="284" calcext:value-type="float">
            <text:p><text:s text:c="3"/>284 </text:p>
          </table:table-cell>
          <table:table-cell table:style-name="ce26" table:formula="of:=[.N15]/['file:///D:/0662/A.%E9%80%9F%E5%A0%B1/104%E5%B9%B4/%E9%80%9F%E5%A0%B1-104.3%E5%85%AC%E5%BC%8F-%E6%96%B0(%E6%94%B9%E8%A1%A86%E5%85%AC%E5%BC%8F).xls'#$當月速報連結.BC24]*1000" office:value-type="float" office:value="0.527857002794482" calcext:value-type="float">
            <text:p><text:s text:c="3"/>0.53 </text:p>
          </table:table-cell>
          <table:table-cell table:style-name="ce26" table:formula="of:=['file:///D:/0662/A.%E9%80%9F%E5%A0%B1/104%E5%B9%B4/%E9%80%9F%E5%A0%B1-104.3%E5%85%AC%E5%BC%8F-%E6%96%B0(%E6%94%B9%E8%A1%A86%E5%85%AC%E5%BC%8F).xls'#$當月速報連結.Q24]" office:value-type="float" office:value="6.22" calcext:value-type="float">
            <text:p><text:s text:c="3"/>6.22 </text:p>
          </table:table-cell>
          <table:table-cell table:style-name="ce32" table:formula="of:=['file:///D:/0662/A.%E9%80%9F%E5%A0%B1/104%E5%B9%B4/%E9%80%9F%E5%A0%B1-104.3%E5%85%AC%E5%BC%8F-%E6%96%B0(%E6%94%B9%E8%A1%A86%E5%85%AC%E5%BC%8F).xls'#$當月速報連結.R24]" office:value-type="float" office:value="110" calcext:value-type="float">
            <text:p><text:s text:c="3"/>110 </text:p>
          </table:table-cell>
          <table:table-cell table:style-name="ce26" table:formula="of:=[.Q15]/['file:///D:/0662/A.%E9%80%9F%E5%A0%B1/104%E5%B9%B4/%E9%80%9F%E5%A0%B1-104.3%E5%85%AC%E5%BC%8F-%E6%96%B0(%E6%94%B9%E8%A1%A86%E5%85%AC%E5%BC%8F).xls'#$當月速報連結.BC24]*1000" office:value-type="float" office:value="0.204451656011947" calcext:value-type="float">
            <text:p><text:s text:c="3"/>0.20 </text:p>
          </table:table-cell>
          <table:table-cell table:style-name="ce41" table:formula="of:=['file:///D:/0662/A.%E9%80%9F%E5%A0%B1/104%E5%B9%B4/%E9%80%9F%E5%A0%B1-104.3%E5%85%AC%E5%BC%8F-%E6%96%B0(%E6%94%B9%E8%A1%A86%E5%85%AC%E5%BC%8F).xls'#$當月速報連結.S24]" office:value-type="float" office:value="2.41" calcext:value-type="float">
            <text:p><text:s text:c="3"/>2.41 </text:p>
          </table:table-cell>
          <table:table-cell table:number-columns-repeated="1005"/>
        </table:table-row>
        <table:table-row table:style-name="ro10">
          <table:table-cell table:style-name="ce8" office:value-type="string" office:string-value="苗栗縣" calcext:value-type="string">
            <text:p><text:s/>苗栗縣 </text:p>
          </table:table-cell>
          <table:table-cell table:style-name="ce20" table:formula="of:=['file:///D:/0662/A.%E9%80%9F%E5%A0%B1/104%E5%B9%B4/%E9%80%9F%E5%A0%B1-104.3%E5%85%AC%E5%BC%8F-%E6%96%B0(%E6%94%B9%E8%A1%A86%E5%85%AC%E5%BC%8F).xls'#$當月速報連結.G25]-['file:///D:/0662/A.%E9%80%9F%E5%A0%B1/104%E5%B9%B4/%E9%80%9F%E5%A0%B1-104.3%E5%85%AC%E5%BC%8F-%E6%96%B0(%E6%94%B9%E8%A1%A86%E5%85%AC%E5%BC%8F).xls'#$當月速報連結.AZ25]" office:value-type="float" office:value="-419" calcext:value-type="float">
            <text:p><text:s/>－419 </text:p>
          </table:table-cell>
          <table:table-cell table:style-name="ce26" table:formula="of:=[.B16]/['file:///D:/0662/A.%E9%80%9F%E5%A0%B1/104%E5%B9%B4/%E9%80%9F%E5%A0%B1-104.3%E5%85%AC%E5%BC%8F-%E6%96%B0(%E6%94%B9%E8%A1%A86%E5%85%AC%E5%BC%8F).xls'#$當月速報連結.AZ25]*1000" office:value-type="float" office:value="-0.73897185910505" calcext:value-type="float">
            <text:p><text:s/>－0.74 </text:p>
          </table:table-cell>
          <table:table-cell table:style-name="ce26" table:formula="of:=[.B16]/['file:///D:/0662/A.%E9%80%9F%E5%A0%B1/104%E5%B9%B4/%E9%80%9F%E5%A0%B1-104.3%E5%85%AC%E5%BC%8F-%E6%96%B0(%E6%94%B9%E8%A1%A86%E5%85%AC%E5%BC%8F).xls'#$當月速報連結.AZ25]*365/31*1000" office:value-type="float" office:value="-8.7007976959143" calcext:value-type="float">
            <text:p><text:s/>－8.70 </text:p>
          </table:table-cell>
          <table:table-cell table:style-name="ce32" table:formula="of:=[.H16]-[.K16]" office:value-type="float" office:value="91" calcext:value-type="float">
            <text:p><text:s text:c="3"/>91 </text:p>
          </table:table-cell>
          <table:table-cell table:style-name="ce26" table:formula="of:=[.E16]/['file:///D:/0662/A.%E9%80%9F%E5%A0%B1/104%E5%B9%B4/%E9%80%9F%E5%A0%B1-104.3%E5%85%AC%E5%BC%8F-%E6%96%B0(%E6%94%B9%E8%A1%A86%E5%85%AC%E5%BC%8F).xls'#$當月速報連結.BC25]*1000" office:value-type="float" office:value="0.160552016648009" calcext:value-type="float">
            <text:p><text:s text:c="3"/>0.16 </text:p>
          </table:table-cell>
          <table:table-cell table:style-name="ce26" table:formula="of:=['file:///D:/0662/A.%E9%80%9F%E5%A0%B1/104%E5%B9%B4/%E9%80%9F%E5%A0%B1-104.3%E5%85%AC%E5%BC%8F-%E6%96%B0(%E6%94%B9%E8%A1%A86%E5%85%AC%E5%BC%8F).xls'#$當月速報連結.O25]" office:value-type="float" office:value="1.89" calcext:value-type="float">
            <text:p><text:s text:c="3"/>1.89 </text:p>
          </table:table-cell>
          <table:table-cell table:style-name="ce32" table:formula="of:=['file:///D:/0662/A.%E9%80%9F%E5%A0%B1/104%E5%B9%B4/%E9%80%9F%E5%A0%B1-104.3%E5%85%AC%E5%BC%8F-%E6%96%B0(%E6%94%B9%E8%A1%A86%E5%85%AC%E5%BC%8F).xls'#$當月速報連結.J25]" office:value-type="float" office:value="566" calcext:value-type="float">
            <text:p><text:s text:c="3"/>566 </text:p>
          </table:table-cell>
          <table:table-cell table:style-name="ce26" table:formula="of:=[.H16]/['file:///D:/0662/A.%E9%80%9F%E5%A0%B1/104%E5%B9%B4/%E9%80%9F%E5%A0%B1-104.3%E5%85%AC%E5%BC%8F-%E6%96%B0(%E6%94%B9%E8%A1%A86%E5%85%AC%E5%BC%8F).xls'#$當月速報連結.BC25]*1000" office:value-type="float" office:value="0.998598257393112" calcext:value-type="float">
            <text:p><text:s text:c="3"/>1.00 </text:p>
          </table:table-cell>
          <table:table-cell table:style-name="ce26" table:formula="of:=['file:///D:/0662/A.%E9%80%9F%E5%A0%B1/104%E5%B9%B4/%E9%80%9F%E5%A0%B1-104.3%E5%85%AC%E5%BC%8F-%E6%96%B0(%E6%94%B9%E8%A1%A86%E5%85%AC%E5%BC%8F).xls'#$當月速報連結.K25]" office:value-type="float" office:value="11.76" calcext:value-type="float">
            <text:p><text:s text:c="3"/>11.76 </text:p>
          </table:table-cell>
          <table:table-cell table:style-name="ce32" table:formula="of:=['file:///D:/0662/A.%E9%80%9F%E5%A0%B1/104%E5%B9%B4/%E9%80%9F%E5%A0%B1-104.3%E5%85%AC%E5%BC%8F-%E6%96%B0(%E6%94%B9%E8%A1%A86%E5%85%AC%E5%BC%8F).xls'#$當月速報連結.L25]" office:value-type="float" office:value="475" calcext:value-type="float">
            <text:p><text:s text:c="3"/>475 </text:p>
          </table:table-cell>
          <table:table-cell table:style-name="ce26" table:formula="of:=[.K16]/['file:///D:/0662/A.%E9%80%9F%E5%A0%B1/104%E5%B9%B4/%E9%80%9F%E5%A0%B1-104.3%E5%85%AC%E5%BC%8F-%E6%96%B0(%E6%94%B9%E8%A1%A86%E5%85%AC%E5%BC%8F).xls'#$當月速報連結.BC25]*1000" office:value-type="float" office:value="0.838046240745102" calcext:value-type="float">
            <text:p><text:s text:c="3"/>0.84 </text:p>
          </table:table-cell>
          <table:table-cell table:style-name="ce26" table:formula="of:=['file:///D:/0662/A.%E9%80%9F%E5%A0%B1/104%E5%B9%B4/%E9%80%9F%E5%A0%B1-104.3%E5%85%AC%E5%BC%8F-%E6%96%B0(%E6%94%B9%E8%A1%A86%E5%85%AC%E5%BC%8F).xls'#$當月速報連結.M25]" office:value-type="float" office:value="9.87" calcext:value-type="float">
            <text:p><text:s text:c="3"/>9.87 </text:p>
          </table:table-cell>
          <table:table-cell table:style-name="ce32" table:formula="of:=['file:///D:/0662/A.%E9%80%9F%E5%A0%B1/104%E5%B9%B4/%E9%80%9F%E5%A0%B1-104.3%E5%85%AC%E5%BC%8F-%E6%96%B0(%E6%94%B9%E8%A1%A86%E5%85%AC%E5%BC%8F).xls'#$當月速報連結.P25]" office:value-type="float" office:value="267" calcext:value-type="float">
            <text:p><text:s text:c="3"/>267 </text:p>
          </table:table-cell>
          <table:table-cell table:style-name="ce26" table:formula="of:=[.N16]/['file:///D:/0662/A.%E9%80%9F%E5%A0%B1/104%E5%B9%B4/%E9%80%9F%E5%A0%B1-104.3%E5%85%AC%E5%BC%8F-%E6%96%B0(%E6%94%B9%E8%A1%A86%E5%85%AC%E5%BC%8F).xls'#$當月速報連結.BC25]*1000" office:value-type="float" office:value="0.47107020269251" calcext:value-type="float">
            <text:p><text:s text:c="3"/>0.47 </text:p>
          </table:table-cell>
          <table:table-cell table:style-name="ce26" table:formula="of:=['file:///D:/0662/A.%E9%80%9F%E5%A0%B1/104%E5%B9%B4/%E9%80%9F%E5%A0%B1-104.3%E5%85%AC%E5%BC%8F-%E6%96%B0(%E6%94%B9%E8%A1%A86%E5%85%AC%E5%BC%8F).xls'#$當月速報連結.Q25]" office:value-type="float" office:value="5.55" calcext:value-type="float">
            <text:p><text:s text:c="3"/>5.55 </text:p>
          </table:table-cell>
          <table:table-cell table:style-name="ce32" table:formula="of:=['file:///D:/0662/A.%E9%80%9F%E5%A0%B1/104%E5%B9%B4/%E9%80%9F%E5%A0%B1-104.3%E5%85%AC%E5%BC%8F-%E6%96%B0(%E6%94%B9%E8%A1%A86%E5%85%AC%E5%BC%8F).xls'#$當月速報連結.R25]" office:value-type="float" office:value="120" calcext:value-type="float">
            <text:p><text:s text:c="3"/>120 </text:p>
          </table:table-cell>
          <table:table-cell table:style-name="ce26" table:formula="of:=[.Q16]/['file:///D:/0662/A.%E9%80%9F%E5%A0%B1/104%E5%B9%B4/%E9%80%9F%E5%A0%B1-104.3%E5%85%AC%E5%BC%8F-%E6%96%B0(%E6%94%B9%E8%A1%A86%E5%85%AC%E5%BC%8F).xls'#$當月速報連結.BC25]*1000" office:value-type="float" office:value="0.211716945030342" calcext:value-type="float">
            <text:p><text:s text:c="3"/>0.21 </text:p>
          </table:table-cell>
          <table:table-cell table:style-name="ce41" table:formula="of:=['file:///D:/0662/A.%E9%80%9F%E5%A0%B1/104%E5%B9%B4/%E9%80%9F%E5%A0%B1-104.3%E5%85%AC%E5%BC%8F-%E6%96%B0(%E6%94%B9%E8%A1%A86%E5%85%AC%E5%BC%8F).xls'#$當月速報連結.S25]" office:value-type="float" office:value="2.49" calcext:value-type="float">
            <text:p><text:s text:c="3"/>2.49 </text:p>
          </table:table-cell>
          <table:table-cell table:number-columns-repeated="1005"/>
        </table:table-row>
        <table:table-row table:style-name="ro10">
          <table:table-cell table:style-name="ce8" office:value-type="string" office:string-value="彰化縣" calcext:value-type="string">
            <text:p><text:s/>彰化縣 </text:p>
          </table:table-cell>
          <table:table-cell table:style-name="ce20" table:formula="of:=['file:///D:/0662/A.%E9%80%9F%E5%A0%B1/104%E5%B9%B4/%E9%80%9F%E5%A0%B1-104.3%E5%85%AC%E5%BC%8F-%E6%96%B0(%E6%94%B9%E8%A1%A86%E5%85%AC%E5%BC%8F).xls'#$當月速報連結.G26]-['file:///D:/0662/A.%E9%80%9F%E5%A0%B1/104%E5%B9%B4/%E9%80%9F%E5%A0%B1-104.3%E5%85%AC%E5%BC%8F-%E6%96%B0(%E6%94%B9%E8%A1%A86%E5%85%AC%E5%BC%8F).xls'#$當月速報連結.AZ26]" office:value-type="float" office:value="-558" calcext:value-type="float">
            <text:p><text:s/>－558 </text:p>
          </table:table-cell>
          <table:table-cell table:style-name="ce26" table:formula="of:=[.B17]/['file:///D:/0662/A.%E9%80%9F%E5%A0%B1/104%E5%B9%B4/%E9%80%9F%E5%A0%B1-104.3%E5%85%AC%E5%BC%8F-%E6%96%B0(%E6%94%B9%E8%A1%A86%E5%85%AC%E5%BC%8F).xls'#$當月速報連結.AZ26]*1000" office:value-type="float" office:value="-0.43220533936252" calcext:value-type="float">
            <text:p><text:s/>－0.43 </text:p>
          </table:table-cell>
          <table:table-cell table:style-name="ce26" table:formula="of:=[.B17]/['file:///D:/0662/A.%E9%80%9F%E5%A0%B1/104%E5%B9%B4/%E9%80%9F%E5%A0%B1-104.3%E5%85%AC%E5%BC%8F-%E6%96%B0(%E6%94%B9%E8%A1%A86%E5%85%AC%E5%BC%8F).xls'#$當月速報連結.AZ26]*365/31*1000" office:value-type="float" office:value="-5.08886931830064" calcext:value-type="float">
            <text:p><text:s/>－5.09 </text:p>
          </table:table-cell>
          <table:table-cell table:style-name="ce32" table:formula="of:=[.H17]-[.K17]" office:value-type="float" office:value="140" calcext:value-type="float">
            <text:p><text:s text:c="3"/>140 </text:p>
          </table:table-cell>
          <table:table-cell table:style-name="ce26" table:formula="of:=[.E17]/['file:///D:/0662/A.%E9%80%9F%E5%A0%B1/104%E5%B9%B4/%E9%80%9F%E5%A0%B1-104.3%E5%85%AC%E5%BC%8F-%E6%96%B0(%E6%94%B9%E8%A1%A86%E5%85%AC%E5%BC%8F).xls'#$當月速報連結.BC26]*1000" office:value-type="float" office:value="0.108462054550216" calcext:value-type="float">
            <text:p><text:s text:c="3"/>0.11 </text:p>
          </table:table-cell>
          <table:table-cell table:style-name="ce26" table:formula="of:=['file:///D:/0662/A.%E9%80%9F%E5%A0%B1/104%E5%B9%B4/%E9%80%9F%E5%A0%B1-104.3%E5%85%AC%E5%BC%8F-%E6%96%B0(%E6%94%B9%E8%A1%A86%E5%85%AC%E5%BC%8F).xls'#$當月速報連結.O26]" office:value-type="float" office:value="1.28" calcext:value-type="float">
            <text:p><text:s text:c="3"/>1.28 </text:p>
          </table:table-cell>
          <table:table-cell table:style-name="ce32" table:formula="of:=['file:///D:/0662/A.%E9%80%9F%E5%A0%B1/104%E5%B9%B4/%E9%80%9F%E5%A0%B1-104.3%E5%85%AC%E5%BC%8F-%E6%96%B0(%E6%94%B9%E8%A1%A86%E5%85%AC%E5%BC%8F).xls'#$當月速報連結.J26]" office:value-type="float" office:value="1105" calcext:value-type="float">
            <text:p><text:s text:c="3"/>1,105 </text:p>
          </table:table-cell>
          <table:table-cell table:style-name="ce26" table:formula="of:=[.H17]/['file:///D:/0662/A.%E9%80%9F%E5%A0%B1/104%E5%B9%B4/%E9%80%9F%E5%A0%B1-104.3%E5%85%AC%E5%BC%8F-%E6%96%B0(%E6%94%B9%E8%A1%A86%E5%85%AC%E5%BC%8F).xls'#$當月速報連結.BC26]*1000" office:value-type="float" office:value="0.85607550198563" calcext:value-type="float">
            <text:p><text:s text:c="3"/>0.86 </text:p>
          </table:table-cell>
          <table:table-cell table:style-name="ce26" table:formula="of:=['file:///D:/0662/A.%E9%80%9F%E5%A0%B1/104%E5%B9%B4/%E9%80%9F%E5%A0%B1-104.3%E5%85%AC%E5%BC%8F-%E6%96%B0(%E6%94%B9%E8%A1%A86%E5%85%AC%E5%BC%8F).xls'#$當月速報連結.K26]" office:value-type="float" office:value="10.08" calcext:value-type="float">
            <text:p><text:s text:c="3"/>10.08 </text:p>
          </table:table-cell>
          <table:table-cell table:style-name="ce32" table:formula="of:=['file:///D:/0662/A.%E9%80%9F%E5%A0%B1/104%E5%B9%B4/%E9%80%9F%E5%A0%B1-104.3%E5%85%AC%E5%BC%8F-%E6%96%B0(%E6%94%B9%E8%A1%A86%E5%85%AC%E5%BC%8F).xls'#$當月速報連結.L26]" office:value-type="float" office:value="965" calcext:value-type="float">
            <text:p><text:s text:c="3"/>965 </text:p>
          </table:table-cell>
          <table:table-cell table:style-name="ce26" table:formula="of:=[.K17]/['file:///D:/0662/A.%E9%80%9F%E5%A0%B1/104%E5%B9%B4/%E9%80%9F%E5%A0%B1-104.3%E5%85%AC%E5%BC%8F-%E6%96%B0(%E6%94%B9%E8%A1%A86%E5%85%AC%E5%BC%8F).xls'#$當月速報連結.BC26]*1000" office:value-type="float" office:value="0.747613447435415" calcext:value-type="float">
            <text:p><text:s text:c="3"/>0.75 </text:p>
          </table:table-cell>
          <table:table-cell table:style-name="ce26" table:formula="of:=['file:///D:/0662/A.%E9%80%9F%E5%A0%B1/104%E5%B9%B4/%E9%80%9F%E5%A0%B1-104.3%E5%85%AC%E5%BC%8F-%E6%96%B0(%E6%94%B9%E8%A1%A86%E5%85%AC%E5%BC%8F).xls'#$當月速報連結.M26]" office:value-type="float" office:value="8.8" calcext:value-type="float">
            <text:p><text:s text:c="3"/>8.80 </text:p>
          </table:table-cell>
          <table:table-cell table:style-name="ce32" table:formula="of:=['file:///D:/0662/A.%E9%80%9F%E5%A0%B1/104%E5%B9%B4/%E9%80%9F%E5%A0%B1-104.3%E5%85%AC%E5%BC%8F-%E6%96%B0(%E6%94%B9%E8%A1%A86%E5%85%AC%E5%BC%8F).xls'#$當月速報連結.P26]" office:value-type="float" office:value="705" calcext:value-type="float">
            <text:p><text:s text:c="3"/>705 </text:p>
          </table:table-cell>
          <table:table-cell table:style-name="ce26" table:formula="of:=[.N17]/['file:///D:/0662/A.%E9%80%9F%E5%A0%B1/104%E5%B9%B4/%E9%80%9F%E5%A0%B1-104.3%E5%85%AC%E5%BC%8F-%E6%96%B0(%E6%94%B9%E8%A1%A86%E5%85%AC%E5%BC%8F).xls'#$當月速報連結.BC26]*1000" office:value-type="float" office:value="0.546183917556443" calcext:value-type="float">
            <text:p><text:s text:c="3"/>0.55 </text:p>
          </table:table-cell>
          <table:table-cell table:style-name="ce26" table:formula="of:=['file:///D:/0662/A.%E9%80%9F%E5%A0%B1/104%E5%B9%B4/%E9%80%9F%E5%A0%B1-104.3%E5%85%AC%E5%BC%8F-%E6%96%B0(%E6%94%B9%E8%A1%A86%E5%85%AC%E5%BC%8F).xls'#$當月速報連結.Q26]" office:value-type="float" office:value="6.43" calcext:value-type="float">
            <text:p><text:s text:c="3"/>6.43 </text:p>
          </table:table-cell>
          <table:table-cell table:style-name="ce32" table:formula="of:=['file:///D:/0662/A.%E9%80%9F%E5%A0%B1/104%E5%B9%B4/%E9%80%9F%E5%A0%B1-104.3%E5%85%AC%E5%BC%8F-%E6%96%B0(%E6%94%B9%E8%A1%A86%E5%85%AC%E5%BC%8F).xls'#$當月速報連結.R26]" office:value-type="float" office:value="236" calcext:value-type="float">
            <text:p><text:s text:c="3"/>236 </text:p>
          </table:table-cell>
          <table:table-cell table:style-name="ce26" table:formula="of:=[.Q17]/['file:///D:/0662/A.%E9%80%9F%E5%A0%B1/104%E5%B9%B4/%E9%80%9F%E5%A0%B1-104.3%E5%85%AC%E5%BC%8F-%E6%96%B0(%E6%94%B9%E8%A1%A86%E5%85%AC%E5%BC%8F).xls'#$當月速報連結.BC26]*1000" office:value-type="float" office:value="0.182836034813221" calcext:value-type="float">
            <text:p><text:s text:c="3"/>0.18 </text:p>
          </table:table-cell>
          <table:table-cell table:style-name="ce41" table:formula="of:=['file:///D:/0662/A.%E9%80%9F%E5%A0%B1/104%E5%B9%B4/%E9%80%9F%E5%A0%B1-104.3%E5%85%AC%E5%BC%8F-%E6%96%B0(%E6%94%B9%E8%A1%A86%E5%85%AC%E5%BC%8F).xls'#$當月速報連結.S26]" office:value-type="float" office:value="2.15" calcext:value-type="float">
            <text:p><text:s text:c="3"/>2.15 </text:p>
          </table:table-cell>
          <table:table-cell table:number-columns-repeated="1005"/>
        </table:table-row>
        <table:table-row table:style-name="ro7">
          <table:table-cell table:style-name="ce8" office:value-type="string" office:string-value="南投縣" calcext:value-type="string">
            <text:p><text:s/>南投縣 </text:p>
          </table:table-cell>
          <table:table-cell table:style-name="ce20" table:formula="of:=['file:///D:/0662/A.%E9%80%9F%E5%A0%B1/104%E5%B9%B4/%E9%80%9F%E5%A0%B1-104.3%E5%85%AC%E5%BC%8F-%E6%96%B0(%E6%94%B9%E8%A1%A86%E5%85%AC%E5%BC%8F).xls'#$當月速報連結.G27]-['file:///D:/0662/A.%E9%80%9F%E5%A0%B1/104%E5%B9%B4/%E9%80%9F%E5%A0%B1-104.3%E5%85%AC%E5%BC%8F-%E6%96%B0(%E6%94%B9%E8%A1%A86%E5%85%AC%E5%BC%8F).xls'#$當月速報連結.AZ27]" office:value-type="float" office:value="-604" calcext:value-type="float">
            <text:p><text:s/>－604 </text:p>
          </table:table-cell>
          <table:table-cell table:style-name="ce26" table:formula="of:=[.B18]/['file:///D:/0662/A.%E9%80%9F%E5%A0%B1/104%E5%B9%B4/%E9%80%9F%E5%A0%B1-104.3%E5%85%AC%E5%BC%8F-%E6%96%B0(%E6%94%B9%E8%A1%A86%E5%85%AC%E5%BC%8F).xls'#$當月速報連結.AZ27]*1000" office:value-type="float" office:value="-1.17579268672522" calcext:value-type="float">
            <text:p><text:s/>－1.18 </text:p>
          </table:table-cell>
          <table:table-cell table:style-name="ce26" table:formula="of:=[.B18]/['file:///D:/0662/A.%E9%80%9F%E5%A0%B1/104%E5%B9%B4/%E9%80%9F%E5%A0%B1-104.3%E5%85%AC%E5%BC%8F-%E6%96%B0(%E6%94%B9%E8%A1%A86%E5%85%AC%E5%BC%8F).xls'#$當月速報連結.AZ27]*365/31*1000" office:value-type="float" office:value="-13.8440106662808" calcext:value-type="float">
            <text:p><text:s/>－13.84 </text:p>
          </table:table-cell>
          <table:table-cell table:style-name="ce32" table:formula="of:=[.H18]-[.K18]" office:value-type="float" office:value="-175" calcext:value-type="float">
            <text:p><text:s/>－175 </text:p>
          </table:table-cell>
          <table:table-cell table:style-name="ce26" table:formula="of:=[.E18]/['file:///D:/0662/A.%E9%80%9F%E5%A0%B1/104%E5%B9%B4/%E9%80%9F%E5%A0%B1-104.3%E5%85%AC%E5%BC%8F-%E6%96%B0(%E6%94%B9%E8%A1%A86%E5%85%AC%E5%BC%8F).xls'#$當月速報連結.BC27]*1000" office:value-type="float" office:value="-0.340868806413787" calcext:value-type="float">
            <text:p><text:s/>－0.34 </text:p>
          </table:table-cell>
          <table:table-cell table:style-name="ce26" table:formula="of:=['file:///D:/0662/A.%E9%80%9F%E5%A0%B1/104%E5%B9%B4/%E9%80%9F%E5%A0%B1-104.3%E5%85%AC%E5%BC%8F-%E6%96%B0(%E6%94%B9%E8%A1%A86%E5%85%AC%E5%BC%8F).xls'#$當月速報連結.O27]" office:value-type="float" office:value="-4.01" calcext:value-type="float">
            <text:p><text:s/>－4.01 </text:p>
          </table:table-cell>
          <table:table-cell table:style-name="ce32" table:formula="of:=['file:///D:/0662/A.%E9%80%9F%E5%A0%B1/104%E5%B9%B4/%E9%80%9F%E5%A0%B1-104.3%E5%85%AC%E5%BC%8F-%E6%96%B0(%E6%94%B9%E8%A1%A86%E5%85%AC%E5%BC%8F).xls'#$當月速報連結.J27]" office:value-type="float" office:value="294" calcext:value-type="float">
            <text:p><text:s text:c="3"/>294 </text:p>
          </table:table-cell>
          <table:table-cell table:style-name="ce26" table:formula="of:=[.H18]/['file:///D:/0662/A.%E9%80%9F%E5%A0%B1/104%E5%B9%B4/%E9%80%9F%E5%A0%B1-104.3%E5%85%AC%E5%BC%8F-%E6%96%B0(%E6%94%B9%E8%A1%A86%E5%85%AC%E5%BC%8F).xls'#$當月速報連結.BC27]*1000" office:value-type="float" office:value="0.572659594775163" calcext:value-type="float">
            <text:p><text:s text:c="3"/>0.57 </text:p>
          </table:table-cell>
          <table:table-cell table:style-name="ce26" table:formula="of:=['file:///D:/0662/A.%E9%80%9F%E5%A0%B1/104%E5%B9%B4/%E9%80%9F%E5%A0%B1-104.3%E5%85%AC%E5%BC%8F-%E6%96%B0(%E6%94%B9%E8%A1%A86%E5%85%AC%E5%BC%8F).xls'#$當月速報連結.K27]" office:value-type="float" office:value="6.74" calcext:value-type="float">
            <text:p><text:s text:c="3"/>6.74 </text:p>
          </table:table-cell>
          <table:table-cell table:style-name="ce32" table:formula="of:=['file:///D:/0662/A.%E9%80%9F%E5%A0%B1/104%E5%B9%B4/%E9%80%9F%E5%A0%B1-104.3%E5%85%AC%E5%BC%8F-%E6%96%B0(%E6%94%B9%E8%A1%A86%E5%85%AC%E5%BC%8F).xls'#$當月速報連結.L27]" office:value-type="float" office:value="469" calcext:value-type="float">
            <text:p><text:s text:c="3"/>469 </text:p>
          </table:table-cell>
          <table:table-cell table:style-name="ce26" table:formula="of:=[.K18]/['file:///D:/0662/A.%E9%80%9F%E5%A0%B1/104%E5%B9%B4/%E9%80%9F%E5%A0%B1-104.3%E5%85%AC%E5%BC%8F-%E6%96%B0(%E6%94%B9%E8%A1%A86%E5%85%AC%E5%BC%8F).xls'#$當月速報連結.BC27]*1000" office:value-type="float" office:value="0.91352840118895" calcext:value-type="float">
            <text:p><text:s text:c="3"/>0.91 </text:p>
          </table:table-cell>
          <table:table-cell table:style-name="ce26" table:formula="of:=['file:///D:/0662/A.%E9%80%9F%E5%A0%B1/104%E5%B9%B4/%E9%80%9F%E5%A0%B1-104.3%E5%85%AC%E5%BC%8F-%E6%96%B0(%E6%94%B9%E8%A1%A86%E5%85%AC%E5%BC%8F).xls'#$當月速報連結.M27]" office:value-type="float" office:value="10.76" calcext:value-type="float">
            <text:p><text:s text:c="3"/>10.76 </text:p>
          </table:table-cell>
          <table:table-cell table:style-name="ce32" table:formula="of:=['file:///D:/0662/A.%E9%80%9F%E5%A0%B1/104%E5%B9%B4/%E9%80%9F%E5%A0%B1-104.3%E5%85%AC%E5%BC%8F-%E6%96%B0(%E6%94%B9%E8%A1%A86%E5%85%AC%E5%BC%8F).xls'#$當月速報連結.P27]" office:value-type="float" office:value="235" calcext:value-type="float">
            <text:p><text:s text:c="3"/>235 </text:p>
          </table:table-cell>
          <table:table-cell table:style-name="ce26" table:formula="of:=[.N18]/['file:///D:/0662/A.%E9%80%9F%E5%A0%B1/104%E5%B9%B4/%E9%80%9F%E5%A0%B1-104.3%E5%85%AC%E5%BC%8F-%E6%96%B0(%E6%94%B9%E8%A1%A86%E5%85%AC%E5%BC%8F).xls'#$當月速報連結.BC27]*1000" office:value-type="float" office:value="0.457738111469943" calcext:value-type="float">
            <text:p><text:s text:c="3"/>0.46 </text:p>
          </table:table-cell>
          <table:table-cell table:style-name="ce26" table:formula="of:=['file:///D:/0662/A.%E9%80%9F%E5%A0%B1/104%E5%B9%B4/%E9%80%9F%E5%A0%B1-104.3%E5%85%AC%E5%BC%8F-%E6%96%B0(%E6%94%B9%E8%A1%A86%E5%85%AC%E5%BC%8F).xls'#$當月速報連結.Q27]" office:value-type="float" office:value="5.39" calcext:value-type="float">
            <text:p><text:s text:c="3"/>5.39 </text:p>
          </table:table-cell>
          <table:table-cell table:style-name="ce32" table:formula="of:=['file:///D:/0662/A.%E9%80%9F%E5%A0%B1/104%E5%B9%B4/%E9%80%9F%E5%A0%B1-104.3%E5%85%AC%E5%BC%8F-%E6%96%B0(%E6%94%B9%E8%A1%A86%E5%85%AC%E5%BC%8F).xls'#$當月速報連結.R27]" office:value-type="float" office:value="90" calcext:value-type="float">
            <text:p><text:s text:c="3"/>90 </text:p>
          </table:table-cell>
          <table:table-cell table:style-name="ce26" table:formula="of:=[.Q18]/['file:///D:/0662/A.%E9%80%9F%E5%A0%B1/104%E5%B9%B4/%E9%80%9F%E5%A0%B1-104.3%E5%85%AC%E5%BC%8F-%E6%96%B0(%E6%94%B9%E8%A1%A86%E5%85%AC%E5%BC%8F).xls'#$當月速報連結.BC27]*1000" office:value-type="float" office:value="0.175303957584234" calcext:value-type="float">
            <text:p><text:s text:c="3"/>0.18 </text:p>
          </table:table-cell>
          <table:table-cell table:style-name="ce41" table:formula="of:=['file:///D:/0662/A.%E9%80%9F%E5%A0%B1/104%E5%B9%B4/%E9%80%9F%E5%A0%B1-104.3%E5%85%AC%E5%BC%8F-%E6%96%B0(%E6%94%B9%E8%A1%A86%E5%85%AC%E5%BC%8F).xls'#$當月速報連結.S27]" office:value-type="float" office:value="2.06" calcext:value-type="float">
            <text:p><text:s text:c="3"/>2.06 </text:p>
          </table:table-cell>
          <table:table-cell table:number-columns-repeated="1005"/>
        </table:table-row>
        <table:table-row table:style-name="ro10">
          <table:table-cell table:style-name="ce8" office:value-type="string" office:string-value="雲林縣" calcext:value-type="string">
            <text:p><text:s/>雲林縣 </text:p>
          </table:table-cell>
          <table:table-cell table:style-name="ce20" table:formula="of:=['file:///D:/0662/A.%E9%80%9F%E5%A0%B1/104%E5%B9%B4/%E9%80%9F%E5%A0%B1-104.3%E5%85%AC%E5%BC%8F-%E6%96%B0(%E6%94%B9%E8%A1%A86%E5%85%AC%E5%BC%8F).xls'#$當月速報連結.G28]-['file:///D:/0662/A.%E9%80%9F%E5%A0%B1/104%E5%B9%B4/%E9%80%9F%E5%A0%B1-104.3%E5%85%AC%E5%BC%8F-%E6%96%B0(%E6%94%B9%E8%A1%A86%E5%85%AC%E5%BC%8F).xls'#$當月速報連結.AZ28]" office:value-type="float" office:value="-834" calcext:value-type="float">
            <text:p><text:s/>－834 </text:p>
          </table:table-cell>
          <table:table-cell table:style-name="ce26" table:formula="of:=[.B19]/['file:///D:/0662/A.%E9%80%9F%E5%A0%B1/104%E5%B9%B4/%E9%80%9F%E5%A0%B1-104.3%E5%85%AC%E5%BC%8F-%E6%96%B0(%E6%94%B9%E8%A1%A86%E5%85%AC%E5%BC%8F).xls'#$當月速報連結.AZ28]*1000" office:value-type="float" office:value="-1.1842536858831" calcext:value-type="float">
            <text:p><text:s/>－1.18 </text:p>
          </table:table-cell>
          <table:table-cell table:style-name="ce26" table:formula="of:=[.B19]/['file:///D:/0662/A.%E9%80%9F%E5%A0%B1/104%E5%B9%B4/%E9%80%9F%E5%A0%B1-104.3%E5%85%AC%E5%BC%8F-%E6%96%B0(%E6%94%B9%E8%A1%A86%E5%85%AC%E5%BC%8F).xls'#$當月速報連結.AZ28]*365/31*1000" office:value-type="float" office:value="-13.9436321079784" calcext:value-type="float">
            <text:p><text:s/>－13.94 </text:p>
          </table:table-cell>
          <table:table-cell table:style-name="ce32" table:formula="of:=[.H19]-[.K19]" office:value-type="float" office:value="-180" calcext:value-type="float">
            <text:p><text:s/>－180 </text:p>
          </table:table-cell>
          <table:table-cell table:style-name="ce26" table:formula="of:=[.E19]/['file:///D:/0662/A.%E9%80%9F%E5%A0%B1/104%E5%B9%B4/%E9%80%9F%E5%A0%B1-104.3%E5%85%AC%E5%BC%8F-%E6%96%B0(%E6%94%B9%E8%A1%A86%E5%85%AC%E5%BC%8F).xls'#$當月速報連結.BC28]*1000" office:value-type="float" office:value="-0.255745754620473" calcext:value-type="float">
            <text:p><text:s/>－0.26 </text:p>
          </table:table-cell>
          <table:table-cell table:style-name="ce26" table:formula="of:=['file:///D:/0662/A.%E9%80%9F%E5%A0%B1/104%E5%B9%B4/%E9%80%9F%E5%A0%B1-104.3%E5%85%AC%E5%BC%8F-%E6%96%B0(%E6%94%B9%E8%A1%A86%E5%85%AC%E5%BC%8F).xls'#$當月速報連結.O28]" office:value-type="float" office:value="-3.01" calcext:value-type="float">
            <text:p><text:s/>－3.01 </text:p>
          </table:table-cell>
          <table:table-cell table:style-name="ce32" table:formula="of:=['file:///D:/0662/A.%E9%80%9F%E5%A0%B1/104%E5%B9%B4/%E9%80%9F%E5%A0%B1-104.3%E5%85%AC%E5%BC%8F-%E6%96%B0(%E6%94%B9%E8%A1%A86%E5%85%AC%E5%BC%8F).xls'#$當月速報連結.J28]" office:value-type="float" office:value="459" calcext:value-type="float">
            <text:p><text:s text:c="3"/>459 </text:p>
          </table:table-cell>
          <table:table-cell table:style-name="ce26" table:formula="of:=[.H19]/['file:///D:/0662/A.%E9%80%9F%E5%A0%B1/104%E5%B9%B4/%E9%80%9F%E5%A0%B1-104.3%E5%85%AC%E5%BC%8F-%E6%96%B0(%E6%94%B9%E8%A1%A86%E5%85%AC%E5%BC%8F).xls'#$當月速報連結.BC28]*1000" office:value-type="float" office:value="0.652151674282207" calcext:value-type="float">
            <text:p><text:s text:c="3"/>0.65 </text:p>
          </table:table-cell>
          <table:table-cell table:style-name="ce26" table:formula="of:=['file:///D:/0662/A.%E9%80%9F%E5%A0%B1/104%E5%B9%B4/%E9%80%9F%E5%A0%B1-104.3%E5%85%AC%E5%BC%8F-%E6%96%B0(%E6%94%B9%E8%A1%A86%E5%85%AC%E5%BC%8F).xls'#$當月速報連結.K28]" office:value-type="float" office:value="7.68" calcext:value-type="float">
            <text:p><text:s text:c="3"/>7.68 </text:p>
          </table:table-cell>
          <table:table-cell table:style-name="ce32" table:formula="of:=['file:///D:/0662/A.%E9%80%9F%E5%A0%B1/104%E5%B9%B4/%E9%80%9F%E5%A0%B1-104.3%E5%85%AC%E5%BC%8F-%E6%96%B0(%E6%94%B9%E8%A1%A86%E5%85%AC%E5%BC%8F).xls'#$當月速報連結.L28]" office:value-type="float" office:value="639" calcext:value-type="float">
            <text:p><text:s text:c="3"/>639 </text:p>
          </table:table-cell>
          <table:table-cell table:style-name="ce26" table:formula="of:=[.K19]/['file:///D:/0662/A.%E9%80%9F%E5%A0%B1/104%E5%B9%B4/%E9%80%9F%E5%A0%B1-104.3%E5%85%AC%E5%BC%8F-%E6%96%B0(%E6%94%B9%E8%A1%A86%E5%85%AC%E5%BC%8F).xls'#$當月速報連結.BC28]*1000" office:value-type="float" office:value="0.90789742890268" calcext:value-type="float">
            <text:p><text:s text:c="3"/>0.91 </text:p>
          </table:table-cell>
          <table:table-cell table:style-name="ce26" table:formula="of:=['file:///D:/0662/A.%E9%80%9F%E5%A0%B1/104%E5%B9%B4/%E9%80%9F%E5%A0%B1-104.3%E5%85%AC%E5%BC%8F-%E6%96%B0(%E6%94%B9%E8%A1%A86%E5%85%AC%E5%BC%8F).xls'#$當月速報連結.M28]" office:value-type="float" office:value="10.69" calcext:value-type="float">
            <text:p><text:s text:c="3"/>10.69 </text:p>
          </table:table-cell>
          <table:table-cell table:style-name="ce32" table:formula="of:=['file:///D:/0662/A.%E9%80%9F%E5%A0%B1/104%E5%B9%B4/%E9%80%9F%E5%A0%B1-104.3%E5%85%AC%E5%BC%8F-%E6%96%B0(%E6%94%B9%E8%A1%A86%E5%85%AC%E5%BC%8F).xls'#$當月速報連結.P28]" office:value-type="float" office:value="340" calcext:value-type="float">
            <text:p><text:s text:c="3"/>340 </text:p>
          </table:table-cell>
          <table:table-cell table:style-name="ce26" table:formula="of:=[.N19]/['file:///D:/0662/A.%E9%80%9F%E5%A0%B1/104%E5%B9%B4/%E9%80%9F%E5%A0%B1-104.3%E5%85%AC%E5%BC%8F-%E6%96%B0(%E6%94%B9%E8%A1%A86%E5%85%AC%E5%BC%8F).xls'#$當月速報連結.BC28]*1000" office:value-type="float" office:value="0.483075314283116" calcext:value-type="float">
            <text:p><text:s text:c="3"/>0.48 </text:p>
          </table:table-cell>
          <table:table-cell table:style-name="ce26" table:formula="of:=['file:///D:/0662/A.%E9%80%9F%E5%A0%B1/104%E5%B9%B4/%E9%80%9F%E5%A0%B1-104.3%E5%85%AC%E5%BC%8F-%E6%96%B0(%E6%94%B9%E8%A1%A86%E5%85%AC%E5%BC%8F).xls'#$當月速報連結.Q28]" office:value-type="float" office:value="5.69" calcext:value-type="float">
            <text:p><text:s text:c="3"/>5.69 </text:p>
          </table:table-cell>
          <table:table-cell table:style-name="ce32" table:formula="of:=['file:///D:/0662/A.%E9%80%9F%E5%A0%B1/104%E5%B9%B4/%E9%80%9F%E5%A0%B1-104.3%E5%85%AC%E5%BC%8F-%E6%96%B0(%E6%94%B9%E8%A1%A86%E5%85%AC%E5%BC%8F).xls'#$當月速報連結.R28]" office:value-type="float" office:value="141" calcext:value-type="float">
            <text:p><text:s text:c="3"/>141 </text:p>
          </table:table-cell>
          <table:table-cell table:style-name="ce26" table:formula="of:=[.Q19]/['file:///D:/0662/A.%E9%80%9F%E5%A0%B1/104%E5%B9%B4/%E9%80%9F%E5%A0%B1-104.3%E5%85%AC%E5%BC%8F-%E6%96%B0(%E6%94%B9%E8%A1%A86%E5%85%AC%E5%BC%8F).xls'#$當月速報連結.BC28]*1000" office:value-type="float" office:value="0.200334174452704" calcext:value-type="float">
            <text:p><text:s text:c="3"/>0.20 </text:p>
          </table:table-cell>
          <table:table-cell table:style-name="ce41" table:formula="of:=['file:///D:/0662/A.%E9%80%9F%E5%A0%B1/104%E5%B9%B4/%E9%80%9F%E5%A0%B1-104.3%E5%85%AC%E5%BC%8F-%E6%96%B0(%E6%94%B9%E8%A1%A86%E5%85%AC%E5%BC%8F).xls'#$當月速報連結.S28]" office:value-type="float" office:value="2.36" calcext:value-type="float">
            <text:p><text:s text:c="3"/>2.36 </text:p>
          </table:table-cell>
          <table:table-cell table:number-columns-repeated="1005"/>
        </table:table-row>
        <table:table-row table:style-name="ro10">
          <table:table-cell table:style-name="ce8" office:value-type="string" office:string-value="嘉義縣" calcext:value-type="string">
            <text:p><text:s/>嘉義縣 </text:p>
          </table:table-cell>
          <table:table-cell table:style-name="ce20" table:formula="of:=['file:///D:/0662/A.%E9%80%9F%E5%A0%B1/104%E5%B9%B4/%E9%80%9F%E5%A0%B1-104.3%E5%85%AC%E5%BC%8F-%E6%96%B0(%E6%94%B9%E8%A1%A86%E5%85%AC%E5%BC%8F).xls'#$當月速報連結.G29]-['file:///D:/0662/A.%E9%80%9F%E5%A0%B1/104%E5%B9%B4/%E9%80%9F%E5%A0%B1-104.3%E5%85%AC%E5%BC%8F-%E6%96%B0(%E6%94%B9%E8%A1%A86%E5%85%AC%E5%BC%8F).xls'#$當月速報連結.AZ29]" office:value-type="float" office:value="-673" calcext:value-type="float">
            <text:p><text:s/>－673 </text:p>
          </table:table-cell>
          <table:table-cell table:style-name="ce26" table:formula="of:=[.B20]/['file:///D:/0662/A.%E9%80%9F%E5%A0%B1/104%E5%B9%B4/%E9%80%9F%E5%A0%B1-104.3%E5%85%AC%E5%BC%8F-%E6%96%B0(%E6%94%B9%E8%A1%A86%E5%85%AC%E5%BC%8F).xls'#$當月速報連結.AZ29]*1000" office:value-type="float" office:value="-1.28475569597297" calcext:value-type="float">
            <text:p><text:s/>－1.28 </text:p>
          </table:table-cell>
          <table:table-cell table:style-name="ce26" table:formula="of:=[.B20]/['file:///D:/0662/A.%E9%80%9F%E5%A0%B1/104%E5%B9%B4/%E9%80%9F%E5%A0%B1-104.3%E5%85%AC%E5%BC%8F-%E6%96%B0(%E6%94%B9%E8%A1%A86%E5%85%AC%E5%BC%8F).xls'#$當月速報連結.AZ29]*365/31*1000" office:value-type="float" office:value="-15.1269622267785" calcext:value-type="float">
            <text:p><text:s/>－15.13 </text:p>
          </table:table-cell>
          <table:table-cell table:style-name="ce32" table:formula="of:=[.H20]-[.K20]" office:value-type="float" office:value="-257" calcext:value-type="float">
            <text:p><text:s/>－257 </text:p>
          </table:table-cell>
          <table:table-cell table:style-name="ce26" table:formula="of:=[.E20]/['file:///D:/0662/A.%E9%80%9F%E5%A0%B1/104%E5%B9%B4/%E9%80%9F%E5%A0%B1-104.3%E5%85%AC%E5%BC%8F-%E6%96%B0(%E6%94%B9%E8%A1%A86%E5%85%AC%E5%BC%8F).xls'#$當月速報連結.BC29]*1000" office:value-type="float" office:value="-0.490927863212598" calcext:value-type="float">
            <text:p><text:s/>－0.49 </text:p>
          </table:table-cell>
          <table:table-cell table:style-name="ce26" table:formula="of:=['file:///D:/0662/A.%E9%80%9F%E5%A0%B1/104%E5%B9%B4/%E9%80%9F%E5%A0%B1-104.3%E5%85%AC%E5%BC%8F-%E6%96%B0(%E6%94%B9%E8%A1%A86%E5%85%AC%E5%BC%8F).xls'#$當月速報連結.O29]" office:value-type="float" office:value="-5.78" calcext:value-type="float">
            <text:p><text:s/>－5.78 </text:p>
          </table:table-cell>
          <table:table-cell table:style-name="ce32" table:formula="of:=['file:///D:/0662/A.%E9%80%9F%E5%A0%B1/104%E5%B9%B4/%E9%80%9F%E5%A0%B1-104.3%E5%85%AC%E5%BC%8F-%E6%96%B0(%E6%94%B9%E8%A1%A86%E5%85%AC%E5%BC%8F).xls'#$當月速報連結.J29]" office:value-type="float" office:value="301" calcext:value-type="float">
            <text:p><text:s text:c="3"/>301 </text:p>
          </table:table-cell>
          <table:table-cell table:style-name="ce26" table:formula="of:=[.H20]/['file:///D:/0662/A.%E9%80%9F%E5%A0%B1/104%E5%B9%B4/%E9%80%9F%E5%A0%B1-104.3%E5%85%AC%E5%BC%8F-%E6%96%B0(%E6%94%B9%E8%A1%A86%E5%85%AC%E5%BC%8F).xls'#$當月速報連結.BC29]*1000" office:value-type="float" office:value="0.574977769754832" calcext:value-type="float">
            <text:p><text:s text:c="3"/>0.57 </text:p>
          </table:table-cell>
          <table:table-cell table:style-name="ce26" table:formula="of:=['file:///D:/0662/A.%E9%80%9F%E5%A0%B1/104%E5%B9%B4/%E9%80%9F%E5%A0%B1-104.3%E5%85%AC%E5%BC%8F-%E6%96%B0(%E6%94%B9%E8%A1%A86%E5%85%AC%E5%BC%8F).xls'#$當月速報連結.K29]" office:value-type="float" office:value="6.77" calcext:value-type="float">
            <text:p><text:s text:c="3"/>6.77 </text:p>
          </table:table-cell>
          <table:table-cell table:style-name="ce32" table:formula="of:=['file:///D:/0662/A.%E9%80%9F%E5%A0%B1/104%E5%B9%B4/%E9%80%9F%E5%A0%B1-104.3%E5%85%AC%E5%BC%8F-%E6%96%B0(%E6%94%B9%E8%A1%A86%E5%85%AC%E5%BC%8F).xls'#$當月速報連結.L29]" office:value-type="float" office:value="558" calcext:value-type="float">
            <text:p><text:s text:c="3"/>558 </text:p>
          </table:table-cell>
          <table:table-cell table:style-name="ce26" table:formula="of:=[.K20]/['file:///D:/0662/A.%E9%80%9F%E5%A0%B1/104%E5%B9%B4/%E9%80%9F%E5%A0%B1-104.3%E5%85%AC%E5%BC%8F-%E6%96%B0(%E6%94%B9%E8%A1%A86%E5%85%AC%E5%BC%8F).xls'#$當月速報連結.BC29]*1000" office:value-type="float" office:value="1.06590563296743" calcext:value-type="float">
            <text:p><text:s text:c="3"/>1.07 </text:p>
          </table:table-cell>
          <table:table-cell table:style-name="ce26" table:formula="of:=['file:///D:/0662/A.%E9%80%9F%E5%A0%B1/104%E5%B9%B4/%E9%80%9F%E5%A0%B1-104.3%E5%85%AC%E5%BC%8F-%E6%96%B0(%E6%94%B9%E8%A1%A86%E5%85%AC%E5%BC%8F).xls'#$當月速報連結.M29]" office:value-type="float" office:value="12.55" calcext:value-type="float">
            <text:p><text:s text:c="3"/>12.55 </text:p>
          </table:table-cell>
          <table:table-cell table:style-name="ce32" table:formula="of:=['file:///D:/0662/A.%E9%80%9F%E5%A0%B1/104%E5%B9%B4/%E9%80%9F%E5%A0%B1-104.3%E5%85%AC%E5%BC%8F-%E6%96%B0(%E6%94%B9%E8%A1%A86%E5%85%AC%E5%BC%8F).xls'#$當月速報連結.P29]" office:value-type="float" office:value="247" calcext:value-type="float">
            <text:p><text:s text:c="3"/>247 </text:p>
          </table:table-cell>
          <table:table-cell table:style-name="ce26" table:formula="of:=[.N20]/['file:///D:/0662/A.%E9%80%9F%E5%A0%B1/104%E5%B9%B4/%E9%80%9F%E5%A0%B1-104.3%E5%85%AC%E5%BC%8F-%E6%96%B0(%E6%94%B9%E8%A1%A86%E5%85%AC%E5%BC%8F).xls'#$當月速報連結.BC29]*1000" office:value-type="float" office:value="0.471825611725726" calcext:value-type="float">
            <text:p><text:s text:c="3"/>0.47 </text:p>
          </table:table-cell>
          <table:table-cell table:style-name="ce26" table:formula="of:=['file:///D:/0662/A.%E9%80%9F%E5%A0%B1/104%E5%B9%B4/%E9%80%9F%E5%A0%B1-104.3%E5%85%AC%E5%BC%8F-%E6%96%B0(%E6%94%B9%E8%A1%A86%E5%85%AC%E5%BC%8F).xls'#$當月速報連結.Q29]" office:value-type="float" office:value="5.56" calcext:value-type="float">
            <text:p><text:s text:c="3"/>5.56 </text:p>
          </table:table-cell>
          <table:table-cell table:style-name="ce32" table:formula="of:=['file:///D:/0662/A.%E9%80%9F%E5%A0%B1/104%E5%B9%B4/%E9%80%9F%E5%A0%B1-104.3%E5%85%AC%E5%BC%8F-%E6%96%B0(%E6%94%B9%E8%A1%A86%E5%85%AC%E5%BC%8F).xls'#$當月速報連結.R29]" office:value-type="float" office:value="100" calcext:value-type="float">
            <text:p><text:s text:c="3"/>100 </text:p>
          </table:table-cell>
          <table:table-cell table:style-name="ce26" table:formula="of:=[.Q20]/['file:///D:/0662/A.%E9%80%9F%E5%A0%B1/104%E5%B9%B4/%E9%80%9F%E5%A0%B1-104.3%E5%85%AC%E5%BC%8F-%E6%96%B0(%E6%94%B9%E8%A1%A86%E5%85%AC%E5%BC%8F).xls'#$當月速報連結.BC29]*1000" office:value-type="float" office:value="0.191022514868715" calcext:value-type="float">
            <text:p><text:s text:c="3"/>0.19 </text:p>
          </table:table-cell>
          <table:table-cell table:style-name="ce41" table:formula="of:=['file:///D:/0662/A.%E9%80%9F%E5%A0%B1/104%E5%B9%B4/%E9%80%9F%E5%A0%B1-104.3%E5%85%AC%E5%BC%8F-%E6%96%B0(%E6%94%B9%E8%A1%A86%E5%85%AC%E5%BC%8F).xls'#$當月速報連結.S29]" office:value-type="float" office:value="2.25" calcext:value-type="float">
            <text:p><text:s text:c="3"/>2.25 </text:p>
          </table:table-cell>
          <table:table-cell table:number-columns-repeated="1005"/>
        </table:table-row>
        <table:table-row table:style-name="ro10">
          <table:table-cell table:style-name="ce8" office:value-type="string" office:string-value="屏東縣" calcext:value-type="string">
            <text:p><text:s/>屏東縣 </text:p>
          </table:table-cell>
          <table:table-cell table:style-name="ce20" table:formula="of:=['file:///D:/0662/A.%E9%80%9F%E5%A0%B1/104%E5%B9%B4/%E9%80%9F%E5%A0%B1-104.3%E5%85%AC%E5%BC%8F-%E6%96%B0(%E6%94%B9%E8%A1%A86%E5%85%AC%E5%BC%8F).xls'#$當月速報連結.G30]-['file:///D:/0662/A.%E9%80%9F%E5%A0%B1/104%E5%B9%B4/%E9%80%9F%E5%A0%B1-104.3%E5%85%AC%E5%BC%8F-%E6%96%B0(%E6%94%B9%E8%A1%A86%E5%85%AC%E5%BC%8F).xls'#$當月速報連結.AZ30]" office:value-type="float" office:value="-871" calcext:value-type="float">
            <text:p><text:s/>－871 </text:p>
          </table:table-cell>
          <table:table-cell table:style-name="ce26" table:formula="of:=[.B21]/['file:///D:/0662/A.%E9%80%9F%E5%A0%B1/104%E5%B9%B4/%E9%80%9F%E5%A0%B1-104.3%E5%85%AC%E5%BC%8F-%E6%96%B0(%E6%94%B9%E8%A1%A86%E5%85%AC%E5%BC%8F).xls'#$當月速報連結.AZ30]*1000" office:value-type="float" office:value="-1.02876040866946" calcext:value-type="float">
            <text:p><text:s/>－1.03 </text:p>
          </table:table-cell>
          <table:table-cell table:style-name="ce26" table:formula="of:=[.B21]/['file:///D:/0662/A.%E9%80%9F%E5%A0%B1/104%E5%B9%B4/%E9%80%9F%E5%A0%B1-104.3%E5%85%AC%E5%BC%8F-%E6%96%B0(%E6%94%B9%E8%A1%A86%E5%85%AC%E5%BC%8F).xls'#$當月速報連結.AZ30]*365/31*1000" office:value-type="float" office:value="-12.1128241665921" calcext:value-type="float">
            <text:p><text:s/>－12.11 </text:p>
          </table:table-cell>
          <table:table-cell table:style-name="ce32" table:formula="of:=[.H21]-[.K21]" office:value-type="float" office:value="-282" calcext:value-type="float">
            <text:p><text:s/>－282 </text:p>
          </table:table-cell>
          <table:table-cell table:style-name="ce26" table:formula="of:=[.E21]/['file:///D:/0662/A.%E9%80%9F%E5%A0%B1/104%E5%B9%B4/%E9%80%9F%E5%A0%B1-104.3%E5%85%AC%E5%BC%8F-%E6%96%B0(%E6%94%B9%E8%A1%A86%E5%85%AC%E5%BC%8F).xls'#$當月速報連結.BC30]*1000" office:value-type="float" office:value="-0.333248839390013" calcext:value-type="float">
            <text:p><text:s/>－0.33 </text:p>
          </table:table-cell>
          <table:table-cell table:style-name="ce26" table:formula="of:=['file:///D:/0662/A.%E9%80%9F%E5%A0%B1/104%E5%B9%B4/%E9%80%9F%E5%A0%B1-104.3%E5%85%AC%E5%BC%8F-%E6%96%B0(%E6%94%B9%E8%A1%A86%E5%85%AC%E5%BC%8F).xls'#$當月速報連結.O30]" office:value-type="float" office:value="-3.92" calcext:value-type="float">
            <text:p><text:s/>－3.92 </text:p>
          </table:table-cell>
          <table:table-cell table:style-name="ce32" table:formula="of:=['file:///D:/0662/A.%E9%80%9F%E5%A0%B1/104%E5%B9%B4/%E9%80%9F%E5%A0%B1-104.3%E5%85%AC%E5%BC%8F-%E6%96%B0(%E6%94%B9%E8%A1%A86%E5%85%AC%E5%BC%8F).xls'#$當月速報連結.J30]" office:value-type="float" office:value="507" calcext:value-type="float">
            <text:p><text:s text:c="3"/>507 </text:p>
          </table:table-cell>
          <table:table-cell table:style-name="ce26" table:formula="of:=[.H21]/['file:///D:/0662/A.%E9%80%9F%E5%A0%B1/104%E5%B9%B4/%E9%80%9F%E5%A0%B1-104.3%E5%85%AC%E5%BC%8F-%E6%96%B0(%E6%94%B9%E8%A1%A86%E5%85%AC%E5%BC%8F).xls'#$當月速報連結.BC30]*1000" office:value-type="float" office:value="0.599138870818215" calcext:value-type="float">
            <text:p><text:s text:c="3"/>0.60 </text:p>
          </table:table-cell>
          <table:table-cell table:style-name="ce26" table:formula="of:=['file:///D:/0662/A.%E9%80%9F%E5%A0%B1/104%E5%B9%B4/%E9%80%9F%E5%A0%B1-104.3%E5%85%AC%E5%BC%8F-%E6%96%B0(%E6%94%B9%E8%A1%A86%E5%85%AC%E5%BC%8F).xls'#$當月速報連結.K30]" office:value-type="float" office:value="7.05" calcext:value-type="float">
            <text:p><text:s text:c="3"/>7.05 </text:p>
          </table:table-cell>
          <table:table-cell table:style-name="ce32" table:formula="of:=['file:///D:/0662/A.%E9%80%9F%E5%A0%B1/104%E5%B9%B4/%E9%80%9F%E5%A0%B1-104.3%E5%85%AC%E5%BC%8F-%E6%96%B0(%E6%94%B9%E8%A1%A86%E5%85%AC%E5%BC%8F).xls'#$當月速報連結.L30]" office:value-type="float" office:value="789" calcext:value-type="float">
            <text:p><text:s text:c="3"/>789 </text:p>
          </table:table-cell>
          <table:table-cell table:style-name="ce26" table:formula="of:=[.K21]/['file:///D:/0662/A.%E9%80%9F%E5%A0%B1/104%E5%B9%B4/%E9%80%9F%E5%A0%B1-104.3%E5%85%AC%E5%BC%8F-%E6%96%B0(%E6%94%B9%E8%A1%A86%E5%85%AC%E5%BC%8F).xls'#$當月速報連結.BC30]*1000" office:value-type="float" office:value="0.932387710208227" calcext:value-type="float">
            <text:p><text:s text:c="3"/>0.93 </text:p>
          </table:table-cell>
          <table:table-cell table:style-name="ce26" table:formula="of:=['file:///D:/0662/A.%E9%80%9F%E5%A0%B1/104%E5%B9%B4/%E9%80%9F%E5%A0%B1-104.3%E5%85%AC%E5%BC%8F-%E6%96%B0(%E6%94%B9%E8%A1%A86%E5%85%AC%E5%BC%8F).xls'#$當月速報連結.M30]" office:value-type="float" office:value="10.98" calcext:value-type="float">
            <text:p><text:s text:c="3"/>10.98 </text:p>
          </table:table-cell>
          <table:table-cell table:style-name="ce32" table:formula="of:=['file:///D:/0662/A.%E9%80%9F%E5%A0%B1/104%E5%B9%B4/%E9%80%9F%E5%A0%B1-104.3%E5%85%AC%E5%BC%8F-%E6%96%B0(%E6%94%B9%E8%A1%A86%E5%85%AC%E5%BC%8F).xls'#$當月速報連結.P30]" office:value-type="float" office:value="454" calcext:value-type="float">
            <text:p><text:s text:c="3"/>454 </text:p>
          </table:table-cell>
          <table:table-cell table:style-name="ce26" table:formula="of:=[.N21]/['file:///D:/0662/A.%E9%80%9F%E5%A0%B1/104%E5%B9%B4/%E9%80%9F%E5%A0%B1-104.3%E5%85%AC%E5%BC%8F-%E6%96%B0(%E6%94%B9%E8%A1%A86%E5%85%AC%E5%BC%8F).xls'#$當月速報連結.BC30]*1000" office:value-type="float" office:value="0.53650699674846" calcext:value-type="float">
            <text:p><text:s text:c="3"/>0.54 </text:p>
          </table:table-cell>
          <table:table-cell table:style-name="ce26" table:formula="of:=['file:///D:/0662/A.%E9%80%9F%E5%A0%B1/104%E5%B9%B4/%E9%80%9F%E5%A0%B1-104.3%E5%85%AC%E5%BC%8F-%E6%96%B0(%E6%94%B9%E8%A1%A86%E5%85%AC%E5%BC%8F).xls'#$當月速報連結.Q30]" office:value-type="float" office:value="6.32" calcext:value-type="float">
            <text:p><text:s text:c="3"/>6.32 </text:p>
          </table:table-cell>
          <table:table-cell table:style-name="ce32" table:formula="of:=['file:///D:/0662/A.%E9%80%9F%E5%A0%B1/104%E5%B9%B4/%E9%80%9F%E5%A0%B1-104.3%E5%85%AC%E5%BC%8F-%E6%96%B0(%E6%94%B9%E8%A1%A86%E5%85%AC%E5%BC%8F).xls'#$當月速報連結.R30]" office:value-type="float" office:value="196" calcext:value-type="float">
            <text:p><text:s text:c="3"/>196 </text:p>
          </table:table-cell>
          <table:table-cell table:style-name="ce26" table:formula="of:=[.Q21]/['file:///D:/0662/A.%E9%80%9F%E5%A0%B1/104%E5%B9%B4/%E9%80%9F%E5%A0%B1-104.3%E5%85%AC%E5%BC%8F-%E6%96%B0(%E6%94%B9%E8%A1%A86%E5%85%AC%E5%BC%8F).xls'#$當月速報連結.BC30]*1000" office:value-type="float" office:value="0.231619760710789" calcext:value-type="float">
            <text:p><text:s text:c="3"/>0.23 </text:p>
          </table:table-cell>
          <table:table-cell table:style-name="ce41" table:formula="of:=['file:///D:/0662/A.%E9%80%9F%E5%A0%B1/104%E5%B9%B4/%E9%80%9F%E5%A0%B1-104.3%E5%85%AC%E5%BC%8F-%E6%96%B0(%E6%94%B9%E8%A1%A86%E5%85%AC%E5%BC%8F).xls'#$當月速報連結.S30]" office:value-type="float" office:value="2.73" calcext:value-type="float">
            <text:p><text:s text:c="3"/>2.73 </text:p>
          </table:table-cell>
          <table:table-cell table:number-columns-repeated="1005"/>
        </table:table-row>
        <table:table-row table:style-name="ro7">
          <table:table-cell table:style-name="ce8" office:value-type="string" office:string-value="臺東縣" calcext:value-type="string">
            <text:p><text:s/>臺東縣 </text:p>
          </table:table-cell>
          <table:table-cell table:style-name="ce20" table:formula="of:=['file:///D:/0662/A.%E9%80%9F%E5%A0%B1/104%E5%B9%B4/%E9%80%9F%E5%A0%B1-104.3%E5%85%AC%E5%BC%8F-%E6%96%B0(%E6%94%B9%E8%A1%A86%E5%85%AC%E5%BC%8F).xls'#$當月速報連結.G31]-['file:///D:/0662/A.%E9%80%9F%E5%A0%B1/104%E5%B9%B4/%E9%80%9F%E5%A0%B1-104.3%E5%85%AC%E5%BC%8F-%E6%96%B0(%E6%94%B9%E8%A1%A86%E5%85%AC%E5%BC%8F).xls'#$當月速報連結.AZ31]" office:value-type="float" office:value="-261" calcext:value-type="float">
            <text:p><text:s/>－261 </text:p>
          </table:table-cell>
          <table:table-cell table:style-name="ce26" table:formula="of:=[.B22]/['file:///D:/0662/A.%E9%80%9F%E5%A0%B1/104%E5%B9%B4/%E9%80%9F%E5%A0%B1-104.3%E5%85%AC%E5%BC%8F-%E6%96%B0(%E6%94%B9%E8%A1%A86%E5%85%AC%E5%BC%8F).xls'#$當月速報連結.AZ31]*1000" office:value-type="float" office:value="-1.16470021241276" calcext:value-type="float">
            <text:p><text:s/>－1.16 </text:p>
          </table:table-cell>
          <table:table-cell table:style-name="ce26" table:formula="of:=[.B22]/['file:///D:/0662/A.%E9%80%9F%E5%A0%B1/104%E5%B9%B4/%E9%80%9F%E5%A0%B1-104.3%E5%85%AC%E5%BC%8F-%E6%96%B0(%E6%94%B9%E8%A1%A86%E5%85%AC%E5%BC%8F).xls'#$當月速報連結.AZ31]*365/31*1000" office:value-type="float" office:value="-13.7134057267954" calcext:value-type="float">
            <text:p><text:s/>－13.71 </text:p>
          </table:table-cell>
          <table:table-cell table:style-name="ce32" table:formula="of:=[.H22]-[.K22]" office:value-type="float" office:value="-83" calcext:value-type="float">
            <text:p><text:s/>－83 </text:p>
          </table:table-cell>
          <table:table-cell table:style-name="ce26" table:formula="of:=[.E22]/['file:///D:/0662/A.%E9%80%9F%E5%A0%B1/104%E5%B9%B4/%E9%80%9F%E5%A0%B1-104.3%E5%85%AC%E5%BC%8F-%E6%96%B0(%E6%94%B9%E8%A1%A86%E5%85%AC%E5%BC%8F).xls'#$當月速報連結.BC31]*1000" office:value-type="float" office:value="-0.37059941105949" calcext:value-type="float">
            <text:p><text:s/>－0.37 </text:p>
          </table:table-cell>
          <table:table-cell table:style-name="ce26" table:formula="of:=['file:///D:/0662/A.%E9%80%9F%E5%A0%B1/104%E5%B9%B4/%E9%80%9F%E5%A0%B1-104.3%E5%85%AC%E5%BC%8F-%E6%96%B0(%E6%94%B9%E8%A1%A86%E5%85%AC%E5%BC%8F).xls'#$當月速報連結.O31]" office:value-type="float" office:value="-4.36" calcext:value-type="float">
            <text:p><text:s/>－4.36 </text:p>
          </table:table-cell>
          <table:table-cell table:style-name="ce32" table:formula="of:=['file:///D:/0662/A.%E9%80%9F%E5%A0%B1/104%E5%B9%B4/%E9%80%9F%E5%A0%B1-104.3%E5%85%AC%E5%BC%8F-%E6%96%B0(%E6%94%B9%E8%A1%A86%E5%85%AC%E5%BC%8F).xls'#$當月速報連結.J31]" office:value-type="float" office:value="146" calcext:value-type="float">
            <text:p><text:s text:c="3"/>146 </text:p>
          </table:table-cell>
          <table:table-cell table:style-name="ce26" table:formula="of:=[.H22]/['file:///D:/0662/A.%E9%80%9F%E5%A0%B1/104%E5%B9%B4/%E9%80%9F%E5%A0%B1-104.3%E5%85%AC%E5%BC%8F-%E6%96%B0(%E6%94%B9%E8%A1%A86%E5%85%AC%E5%BC%8F).xls'#$當月速報連結.BC31]*1000" office:value-type="float" office:value="0.651897759213079" calcext:value-type="float">
            <text:p><text:s text:c="3"/>0.65 </text:p>
          </table:table-cell>
          <table:table-cell table:style-name="ce26" table:formula="of:=['file:///D:/0662/A.%E9%80%9F%E5%A0%B1/104%E5%B9%B4/%E9%80%9F%E5%A0%B1-104.3%E5%85%AC%E5%BC%8F-%E6%96%B0(%E6%94%B9%E8%A1%A86%E5%85%AC%E5%BC%8F).xls'#$當月速報連結.K31]" office:value-type="float" office:value="7.68" calcext:value-type="float">
            <text:p><text:s text:c="3"/>7.68 </text:p>
          </table:table-cell>
          <table:table-cell table:style-name="ce32" table:formula="of:=['file:///D:/0662/A.%E9%80%9F%E5%A0%B1/104%E5%B9%B4/%E9%80%9F%E5%A0%B1-104.3%E5%85%AC%E5%BC%8F-%E6%96%B0(%E6%94%B9%E8%A1%A86%E5%85%AC%E5%BC%8F).xls'#$當月速報連結.L31]" office:value-type="float" office:value="229" calcext:value-type="float">
            <text:p><text:s text:c="3"/>229 </text:p>
          </table:table-cell>
          <table:table-cell table:style-name="ce26" table:formula="of:=[.K22]/['file:///D:/0662/A.%E9%80%9F%E5%A0%B1/104%E5%B9%B4/%E9%80%9F%E5%A0%B1-104.3%E5%85%AC%E5%BC%8F-%E6%96%B0(%E6%94%B9%E8%A1%A86%E5%85%AC%E5%BC%8F).xls'#$當月速報連結.BC31]*1000" office:value-type="float" office:value="1.02249717027257" calcext:value-type="float">
            <text:p><text:s text:c="3"/>1.02 </text:p>
          </table:table-cell>
          <table:table-cell table:style-name="ce26" table:formula="of:=['file:///D:/0662/A.%E9%80%9F%E5%A0%B1/104%E5%B9%B4/%E9%80%9F%E5%A0%B1-104.3%E5%85%AC%E5%BC%8F-%E6%96%B0(%E6%94%B9%E8%A1%A86%E5%85%AC%E5%BC%8F).xls'#$當月速報連結.M31]" office:value-type="float" office:value="12.04" calcext:value-type="float">
            <text:p><text:s text:c="3"/>12.04 </text:p>
          </table:table-cell>
          <table:table-cell table:style-name="ce32" table:formula="of:=['file:///D:/0662/A.%E9%80%9F%E5%A0%B1/104%E5%B9%B4/%E9%80%9F%E5%A0%B1-104.3%E5%85%AC%E5%BC%8F-%E6%96%B0(%E6%94%B9%E8%A1%A86%E5%85%AC%E5%BC%8F).xls'#$當月速報連結.P31]" office:value-type="float" office:value="100" calcext:value-type="float">
            <text:p><text:s text:c="3"/>100 </text:p>
          </table:table-cell>
          <table:table-cell table:style-name="ce26" table:formula="of:=[.N22]/['file:///D:/0662/A.%E9%80%9F%E5%A0%B1/104%E5%B9%B4/%E9%80%9F%E5%A0%B1-104.3%E5%85%AC%E5%BC%8F-%E6%96%B0(%E6%94%B9%E8%A1%A86%E5%85%AC%E5%BC%8F).xls'#$當月速報連結.BC31]*1000" office:value-type="float" office:value="0.446505314529506" calcext:value-type="float">
            <text:p><text:s text:c="3"/>0.45 </text:p>
          </table:table-cell>
          <table:table-cell table:style-name="ce26" table:formula="of:=['file:///D:/0662/A.%E9%80%9F%E5%A0%B1/104%E5%B9%B4/%E9%80%9F%E5%A0%B1-104.3%E5%85%AC%E5%BC%8F-%E6%96%B0(%E6%94%B9%E8%A1%A86%E5%85%AC%E5%BC%8F).xls'#$當月速報連結.Q31]" office:value-type="float" office:value="5.26" calcext:value-type="float">
            <text:p><text:s text:c="3"/>5.26 </text:p>
          </table:table-cell>
          <table:table-cell table:style-name="ce32" table:formula="of:=['file:///D:/0662/A.%E9%80%9F%E5%A0%B1/104%E5%B9%B4/%E9%80%9F%E5%A0%B1-104.3%E5%85%AC%E5%BC%8F-%E6%96%B0(%E6%94%B9%E8%A1%A86%E5%85%AC%E5%BC%8F).xls'#$當月速報連結.R31]" office:value-type="float" office:value="60" calcext:value-type="float">
            <text:p><text:s text:c="3"/>60 </text:p>
          </table:table-cell>
          <table:table-cell table:style-name="ce26" table:formula="of:=[.Q22]/['file:///D:/0662/A.%E9%80%9F%E5%A0%B1/104%E5%B9%B4/%E9%80%9F%E5%A0%B1-104.3%E5%85%AC%E5%BC%8F-%E6%96%B0(%E6%94%B9%E8%A1%A86%E5%85%AC%E5%BC%8F).xls'#$當月速報連結.BC31]*1000" office:value-type="float" office:value="0.267903188717704" calcext:value-type="float">
            <text:p><text:s text:c="3"/>0.27 </text:p>
          </table:table-cell>
          <table:table-cell table:style-name="ce41" table:formula="of:=['file:///D:/0662/A.%E9%80%9F%E5%A0%B1/104%E5%B9%B4/%E9%80%9F%E5%A0%B1-104.3%E5%85%AC%E5%BC%8F-%E6%96%B0(%E6%94%B9%E8%A1%A86%E5%85%AC%E5%BC%8F).xls'#$當月速報連結.S31]" office:value-type="float" office:value="3.15" calcext:value-type="float">
            <text:p><text:s text:c="3"/>3.15 </text:p>
          </table:table-cell>
          <table:table-cell table:number-columns-repeated="1005"/>
        </table:table-row>
        <table:table-row table:style-name="ro10">
          <table:table-cell table:style-name="ce8" office:value-type="string" office:string-value="花蓮縣" calcext:value-type="string">
            <text:p><text:s/>花蓮縣 </text:p>
          </table:table-cell>
          <table:table-cell table:style-name="ce20" table:formula="of:=['file:///D:/0662/A.%E9%80%9F%E5%A0%B1/104%E5%B9%B4/%E9%80%9F%E5%A0%B1-104.3%E5%85%AC%E5%BC%8F-%E6%96%B0(%E6%94%B9%E8%A1%A86%E5%85%AC%E5%BC%8F).xls'#$當月速報連結.G32]-['file:///D:/0662/A.%E9%80%9F%E5%A0%B1/104%E5%B9%B4/%E9%80%9F%E5%A0%B1-104.3%E5%85%AC%E5%BC%8F-%E6%96%B0(%E6%94%B9%E8%A1%A86%E5%85%AC%E5%BC%8F).xls'#$當月速報連結.AZ32]" office:value-type="float" office:value="-233" calcext:value-type="float">
            <text:p><text:s/>－233 </text:p>
          </table:table-cell>
          <table:table-cell table:style-name="ce26" table:formula="of:=[.B23]/['file:///D:/0662/A.%E9%80%9F%E5%A0%B1/104%E5%B9%B4/%E9%80%9F%E5%A0%B1-104.3%E5%85%AC%E5%BC%8F-%E6%96%B0(%E6%94%B9%E8%A1%A86%E5%85%AC%E5%BC%8F).xls'#$當月速報連結.AZ32]*1000" office:value-type="float" office:value="-0.699552646590807" calcext:value-type="float">
            <text:p><text:s/>－0.70 </text:p>
          </table:table-cell>
          <table:table-cell table:style-name="ce26" table:formula="of:=[.B23]/['file:///D:/0662/A.%E9%80%9F%E5%A0%B1/104%E5%B9%B4/%E9%80%9F%E5%A0%B1-104.3%E5%85%AC%E5%BC%8F-%E6%96%B0(%E6%94%B9%E8%A1%A86%E5%85%AC%E5%BC%8F).xls'#$當月速報連結.AZ32]*365/31*1000" office:value-type="float" office:value="-8.2366682582466" calcext:value-type="float">
            <text:p><text:s/>－8.24 </text:p>
          </table:table-cell>
          <table:table-cell table:style-name="ce32" table:formula="of:=[.H23]-[.K23]" office:value-type="float" office:value="-74" calcext:value-type="float">
            <text:p><text:s/>－74 </text:p>
          </table:table-cell>
          <table:table-cell table:style-name="ce26" table:formula="of:=[.E23]/['file:///D:/0662/A.%E9%80%9F%E5%A0%B1/104%E5%B9%B4/%E9%80%9F%E5%A0%B1-104.3%E5%85%AC%E5%BC%8F-%E6%96%B0(%E6%94%B9%E8%A1%A86%E5%85%AC%E5%BC%8F).xls'#$當月速報連結.BC32]*1000" office:value-type="float" office:value="-0.22225325758702" calcext:value-type="float">
            <text:p><text:s/>－0.22 </text:p>
          </table:table-cell>
          <table:table-cell table:style-name="ce26" table:formula="of:=['file:///D:/0662/A.%E9%80%9F%E5%A0%B1/104%E5%B9%B4/%E9%80%9F%E5%A0%B1-104.3%E5%85%AC%E5%BC%8F-%E6%96%B0(%E6%94%B9%E8%A1%A86%E5%85%AC%E5%BC%8F).xls'#$當月速報連結.O32]" office:value-type="float" office:value="-2.62" calcext:value-type="float">
            <text:p><text:s/>－2.62 </text:p>
          </table:table-cell>
          <table:table-cell table:style-name="ce32" table:formula="of:=['file:///D:/0662/A.%E9%80%9F%E5%A0%B1/104%E5%B9%B4/%E9%80%9F%E5%A0%B1-104.3%E5%85%AC%E5%BC%8F-%E6%96%B0(%E6%94%B9%E8%A1%A86%E5%85%AC%E5%BC%8F).xls'#$當月速報連結.J32]" office:value-type="float" office:value="236" calcext:value-type="float">
            <text:p><text:s text:c="3"/>236 </text:p>
          </table:table-cell>
          <table:table-cell table:style-name="ce26" table:formula="of:=[.H23]/['file:///D:/0662/A.%E9%80%9F%E5%A0%B1/104%E5%B9%B4/%E9%80%9F%E5%A0%B1-104.3%E5%85%AC%E5%BC%8F-%E6%96%B0(%E6%94%B9%E8%A1%A86%E5%85%AC%E5%BC%8F).xls'#$當月速報連結.BC32]*1000" office:value-type="float" office:value="0.708807686358606" calcext:value-type="float">
            <text:p><text:s text:c="3"/>0.71 </text:p>
          </table:table-cell>
          <table:table-cell table:style-name="ce26" table:formula="of:=['file:///D:/0662/A.%E9%80%9F%E5%A0%B1/104%E5%B9%B4/%E9%80%9F%E5%A0%B1-104.3%E5%85%AC%E5%BC%8F-%E6%96%B0(%E6%94%B9%E8%A1%A86%E5%85%AC%E5%BC%8F).xls'#$當月速報連結.K32]" office:value-type="float" office:value="8.35" calcext:value-type="float">
            <text:p><text:s text:c="3"/>8.35 </text:p>
          </table:table-cell>
          <table:table-cell table:style-name="ce32" table:formula="of:=['file:///D:/0662/A.%E9%80%9F%E5%A0%B1/104%E5%B9%B4/%E9%80%9F%E5%A0%B1-104.3%E5%85%AC%E5%BC%8F-%E6%96%B0(%E6%94%B9%E8%A1%A86%E5%85%AC%E5%BC%8F).xls'#$當月速報連結.L32]" office:value-type="float" office:value="310" calcext:value-type="float">
            <text:p><text:s text:c="3"/>310 </text:p>
          </table:table-cell>
          <table:table-cell table:style-name="ce26" table:formula="of:=[.K23]/['file:///D:/0662/A.%E9%80%9F%E5%A0%B1/104%E5%B9%B4/%E9%80%9F%E5%A0%B1-104.3%E5%85%AC%E5%BC%8F-%E6%96%B0(%E6%94%B9%E8%A1%A86%E5%85%AC%E5%BC%8F).xls'#$當月速報連結.BC32]*1000" office:value-type="float" office:value="0.931060943945626" calcext:value-type="float">
            <text:p><text:s text:c="3"/>0.93 </text:p>
          </table:table-cell>
          <table:table-cell table:style-name="ce26" table:formula="of:=['file:///D:/0662/A.%E9%80%9F%E5%A0%B1/104%E5%B9%B4/%E9%80%9F%E5%A0%B1-104.3%E5%85%AC%E5%BC%8F-%E6%96%B0(%E6%94%B9%E8%A1%A86%E5%85%AC%E5%BC%8F).xls'#$當月速報連結.M32]" office:value-type="float" office:value="10.96" calcext:value-type="float">
            <text:p><text:s text:c="3"/>10.96 </text:p>
          </table:table-cell>
          <table:table-cell table:style-name="ce32" table:formula="of:=['file:///D:/0662/A.%E9%80%9F%E5%A0%B1/104%E5%B9%B4/%E9%80%9F%E5%A0%B1-104.3%E5%85%AC%E5%BC%8F-%E6%96%B0(%E6%94%B9%E8%A1%A86%E5%85%AC%E5%BC%8F).xls'#$當月速報連結.P32]" office:value-type="float" office:value="176" calcext:value-type="float">
            <text:p><text:s text:c="3"/>176 </text:p>
          </table:table-cell>
          <table:table-cell table:style-name="ce26" table:formula="of:=[.N23]/['file:///D:/0662/A.%E9%80%9F%E5%A0%B1/104%E5%B9%B4/%E9%80%9F%E5%A0%B1-104.3%E5%85%AC%E5%BC%8F-%E6%96%B0(%E6%94%B9%E8%A1%A86%E5%85%AC%E5%BC%8F).xls'#$當月速報連結.BC32]*1000" office:value-type="float" office:value="0.52860234236913" calcext:value-type="float">
            <text:p><text:s text:c="3"/>0.53 </text:p>
          </table:table-cell>
          <table:table-cell table:style-name="ce26" table:formula="of:=['file:///D:/0662/A.%E9%80%9F%E5%A0%B1/104%E5%B9%B4/%E9%80%9F%E5%A0%B1-104.3%E5%85%AC%E5%BC%8F-%E6%96%B0(%E6%94%B9%E8%A1%A86%E5%85%AC%E5%BC%8F).xls'#$當月速報連結.Q32]" office:value-type="float" office:value="6.22" calcext:value-type="float">
            <text:p><text:s text:c="3"/>6.22 </text:p>
          </table:table-cell>
          <table:table-cell table:style-name="ce32" table:formula="of:=['file:///D:/0662/A.%E9%80%9F%E5%A0%B1/104%E5%B9%B4/%E9%80%9F%E5%A0%B1-104.3%E5%85%AC%E5%BC%8F-%E6%96%B0(%E6%94%B9%E8%A1%A86%E5%85%AC%E5%BC%8F).xls'#$當月速報連結.R32]" office:value-type="float" office:value="99" calcext:value-type="float">
            <text:p><text:s text:c="3"/>99 </text:p>
          </table:table-cell>
          <table:table-cell table:style-name="ce26" table:formula="of:=[.Q23]/['file:///D:/0662/A.%E9%80%9F%E5%A0%B1/104%E5%B9%B4/%E9%80%9F%E5%A0%B1-104.3%E5%85%AC%E5%BC%8F-%E6%96%B0(%E6%94%B9%E8%A1%A86%E5%85%AC%E5%BC%8F).xls'#$當月速報連結.BC32]*1000" office:value-type="float" office:value="0.297338817582635" calcext:value-type="float">
            <text:p><text:s text:c="3"/>0.30 </text:p>
          </table:table-cell>
          <table:table-cell table:style-name="ce41" table:formula="of:=['file:///D:/0662/A.%E9%80%9F%E5%A0%B1/104%E5%B9%B4/%E9%80%9F%E5%A0%B1-104.3%E5%85%AC%E5%BC%8F-%E6%96%B0(%E6%94%B9%E8%A1%A86%E5%85%AC%E5%BC%8F).xls'#$當月速報連結.S32]" office:value-type="float" office:value="3.5" calcext:value-type="float">
            <text:p><text:s text:c="3"/>3.50 </text:p>
          </table:table-cell>
          <table:table-cell table:number-columns-repeated="1005"/>
        </table:table-row>
        <table:table-row table:style-name="ro10">
          <table:table-cell table:style-name="ce8" office:value-type="string" office:string-value="澎湖縣" calcext:value-type="string">
            <text:p><text:s/>澎湖縣 </text:p>
          </table:table-cell>
          <table:table-cell table:style-name="ce20" table:formula="of:=['file:///D:/0662/A.%E9%80%9F%E5%A0%B1/104%E5%B9%B4/%E9%80%9F%E5%A0%B1-104.3%E5%85%AC%E5%BC%8F-%E6%96%B0(%E6%94%B9%E8%A1%A86%E5%85%AC%E5%BC%8F).xls'#$當月速報連結.G33]-['file:///D:/0662/A.%E9%80%9F%E5%A0%B1/104%E5%B9%B4/%E9%80%9F%E5%A0%B1-104.3%E5%85%AC%E5%BC%8F-%E6%96%B0(%E6%94%B9%E8%A1%A86%E5%85%AC%E5%BC%8F).xls'#$當月速報連結.AZ33]" office:value-type="float" office:value="6" calcext:value-type="float">
            <text:p><text:s text:c="3"/>6 </text:p>
          </table:table-cell>
          <table:table-cell table:style-name="ce26" table:formula="of:=[.B24]/['file:///D:/0662/A.%E9%80%9F%E5%A0%B1/104%E5%B9%B4/%E9%80%9F%E5%A0%B1-104.3%E5%85%AC%E5%BC%8F-%E6%96%B0(%E6%94%B9%E8%A1%A86%E5%85%AC%E5%BC%8F).xls'#$當月速報連結.AZ33]*1000" office:value-type="float" office:value="0.0589101620029455" calcext:value-type="float">
            <text:p><text:s text:c="3"/>0.06 </text:p>
          </table:table-cell>
          <table:table-cell table:style-name="ce26" table:formula="of:=[.B24]/['file:///D:/0662/A.%E9%80%9F%E5%A0%B1/104%E5%B9%B4/%E9%80%9F%E5%A0%B1-104.3%E5%85%AC%E5%BC%8F-%E6%96%B0(%E6%94%B9%E8%A1%A86%E5%85%AC%E5%BC%8F).xls'#$當月速報連結.AZ33]*365/31*1000" office:value-type="float" office:value="0.69361964938952" calcext:value-type="float">
            <text:p><text:s text:c="3"/>0.69 </text:p>
          </table:table-cell>
          <table:table-cell table:style-name="ce32" table:formula="of:=[.H24]-[.K24]" office:value-type="float" office:value="-7" calcext:value-type="float">
            <text:p><text:s/>－7 </text:p>
          </table:table-cell>
          <table:table-cell table:style-name="ce26" table:formula="of:=[.E24]/['file:///D:/0662/A.%E9%80%9F%E5%A0%B1/104%E5%B9%B4/%E9%80%9F%E5%A0%B1-104.3%E5%85%AC%E5%BC%8F-%E6%96%B0(%E6%94%B9%E8%A1%A86%E5%85%AC%E5%BC%8F).xls'#$當月速報連結.BC33]*1000" office:value-type="float" office:value="-0.0687264979922044" calcext:value-type="float">
            <text:p><text:s/>－0.07 </text:p>
          </table:table-cell>
          <table:table-cell table:style-name="ce26" table:formula="of:=['file:///D:/0662/A.%E9%80%9F%E5%A0%B1/104%E5%B9%B4/%E9%80%9F%E5%A0%B1-104.3%E5%85%AC%E5%BC%8F-%E6%96%B0(%E6%94%B9%E8%A1%A86%E5%85%AC%E5%BC%8F).xls'#$當月速報連結.O33]" office:value-type="float" office:value="-0.81" calcext:value-type="float">
            <text:p><text:s/>－0.81 </text:p>
          </table:table-cell>
          <table:table-cell table:style-name="ce32" table:formula="of:=['file:///D:/0662/A.%E9%80%9F%E5%A0%B1/104%E5%B9%B4/%E9%80%9F%E5%A0%B1-104.3%E5%85%AC%E5%BC%8F-%E6%96%B0(%E6%94%B9%E8%A1%A86%E5%85%AC%E5%BC%8F).xls'#$當月速報連結.J33]" office:value-type="float" office:value="81" calcext:value-type="float">
            <text:p><text:s text:c="3"/>81 </text:p>
          </table:table-cell>
          <table:table-cell table:style-name="ce26" table:formula="of:=[.H24]/['file:///D:/0662/A.%E9%80%9F%E5%A0%B1/104%E5%B9%B4/%E9%80%9F%E5%A0%B1-104.3%E5%85%AC%E5%BC%8F-%E6%96%B0(%E6%94%B9%E8%A1%A86%E5%85%AC%E5%BC%8F).xls'#$當月速報連結.BC33]*1000" office:value-type="float" office:value="0.795263762481223" calcext:value-type="float">
            <text:p><text:s text:c="3"/>0.80 </text:p>
          </table:table-cell>
          <table:table-cell table:style-name="ce26" table:formula="of:=['file:///D:/0662/A.%E9%80%9F%E5%A0%B1/104%E5%B9%B4/%E9%80%9F%E5%A0%B1-104.3%E5%85%AC%E5%BC%8F-%E6%96%B0(%E6%94%B9%E8%A1%A86%E5%85%AC%E5%BC%8F).xls'#$當月速報連結.K33]" office:value-type="float" office:value="9.36" calcext:value-type="float">
            <text:p><text:s text:c="3"/>9.36 </text:p>
          </table:table-cell>
          <table:table-cell table:style-name="ce32" table:formula="of:=['file:///D:/0662/A.%E9%80%9F%E5%A0%B1/104%E5%B9%B4/%E9%80%9F%E5%A0%B1-104.3%E5%85%AC%E5%BC%8F-%E6%96%B0(%E6%94%B9%E8%A1%A86%E5%85%AC%E5%BC%8F).xls'#$當月速報連結.L33]" office:value-type="float" office:value="88" calcext:value-type="float">
            <text:p><text:s text:c="3"/>88 </text:p>
          </table:table-cell>
          <table:table-cell table:style-name="ce26" table:formula="of:=[.K24]/['file:///D:/0662/A.%E9%80%9F%E5%A0%B1/104%E5%B9%B4/%E9%80%9F%E5%A0%B1-104.3%E5%85%AC%E5%BC%8F-%E6%96%B0(%E6%94%B9%E8%A1%A86%E5%85%AC%E5%BC%8F).xls'#$當月速報連結.BC33]*1000" office:value-type="float" office:value="0.863990260473427" calcext:value-type="float">
            <text:p><text:s text:c="3"/>0.86 </text:p>
          </table:table-cell>
          <table:table-cell table:style-name="ce26" table:formula="of:=['file:///D:/0662/A.%E9%80%9F%E5%A0%B1/104%E5%B9%B4/%E9%80%9F%E5%A0%B1-104.3%E5%85%AC%E5%BC%8F-%E6%96%B0(%E6%94%B9%E8%A1%A86%E5%85%AC%E5%BC%8F).xls'#$當月速報連結.M33]" office:value-type="float" office:value="10.17" calcext:value-type="float">
            <text:p><text:s text:c="3"/>10.17 </text:p>
          </table:table-cell>
          <table:table-cell table:style-name="ce32" table:formula="of:=['file:///D:/0662/A.%E9%80%9F%E5%A0%B1/104%E5%B9%B4/%E9%80%9F%E5%A0%B1-104.3%E5%85%AC%E5%BC%8F-%E6%96%B0(%E6%94%B9%E8%A1%A86%E5%85%AC%E5%BC%8F).xls'#$當月速報連結.P33]" office:value-type="float" office:value="71" calcext:value-type="float">
            <text:p><text:s text:c="3"/>71 </text:p>
          </table:table-cell>
          <table:table-cell table:style-name="ce26" table:formula="of:=[.N24]/['file:///D:/0662/A.%E9%80%9F%E5%A0%B1/104%E5%B9%B4/%E9%80%9F%E5%A0%B1-104.3%E5%85%AC%E5%BC%8F-%E6%96%B0(%E6%94%B9%E8%A1%A86%E5%85%AC%E5%BC%8F).xls'#$當月速報連結.BC33]*1000" office:value-type="float" office:value="0.697083051063788" calcext:value-type="float">
            <text:p><text:s text:c="3"/>0.70 </text:p>
          </table:table-cell>
          <table:table-cell table:style-name="ce26" table:formula="of:=['file:///D:/0662/A.%E9%80%9F%E5%A0%B1/104%E5%B9%B4/%E9%80%9F%E5%A0%B1-104.3%E5%85%AC%E5%BC%8F-%E6%96%B0(%E6%94%B9%E8%A1%A86%E5%85%AC%E5%BC%8F).xls'#$當月速報連結.Q33]" office:value-type="float" office:value="8.21" calcext:value-type="float">
            <text:p><text:s text:c="3"/>8.21 </text:p>
          </table:table-cell>
          <table:table-cell table:style-name="ce32" table:formula="of:=['file:///D:/0662/A.%E9%80%9F%E5%A0%B1/104%E5%B9%B4/%E9%80%9F%E5%A0%B1-104.3%E5%85%AC%E5%BC%8F-%E6%96%B0(%E6%94%B9%E8%A1%A86%E5%85%AC%E5%BC%8F).xls'#$當月速報連結.R33]" office:value-type="float" office:value="21" calcext:value-type="float">
            <text:p><text:s text:c="3"/>21 </text:p>
          </table:table-cell>
          <table:table-cell table:style-name="ce26" table:formula="of:=[.Q24]/['file:///D:/0662/A.%E9%80%9F%E5%A0%B1/104%E5%B9%B4/%E9%80%9F%E5%A0%B1-104.3%E5%85%AC%E5%BC%8F-%E6%96%B0(%E6%94%B9%E8%A1%A86%E5%85%AC%E5%BC%8F).xls'#$當月速報連結.BC33]*1000" office:value-type="float" office:value="0.206179493976613" calcext:value-type="float">
            <text:p><text:s text:c="3"/>0.21 </text:p>
          </table:table-cell>
          <table:table-cell table:style-name="ce41" table:formula="of:=['file:///D:/0662/A.%E9%80%9F%E5%A0%B1/104%E5%B9%B4/%E9%80%9F%E5%A0%B1-104.3%E5%85%AC%E5%BC%8F-%E6%96%B0(%E6%94%B9%E8%A1%A86%E5%85%AC%E5%BC%8F).xls'#$當月速報連結.S33]" office:value-type="float" office:value="2.43" calcext:value-type="float">
            <text:p><text:s text:c="3"/>2.43 </text:p>
          </table:table-cell>
          <table:table-cell table:number-columns-repeated="1005"/>
        </table:table-row>
        <table:table-row table:style-name="ro9">
          <table:table-cell table:style-name="ce8" office:value-type="string" office:string-value="基隆市" calcext:value-type="string">
            <text:p><text:s/>基隆市 </text:p>
          </table:table-cell>
          <table:table-cell table:style-name="ce20" table:formula="of:=['file:///D:/0662/A.%E9%80%9F%E5%A0%B1/104%E5%B9%B4/%E9%80%9F%E5%A0%B1-104.3%E5%85%AC%E5%BC%8F-%E6%96%B0(%E6%94%B9%E8%A1%A86%E5%85%AC%E5%BC%8F).xls'#$當月速報連結.G34]-['file:///D:/0662/A.%E9%80%9F%E5%A0%B1/104%E5%B9%B4/%E9%80%9F%E5%A0%B1-104.3%E5%85%AC%E5%BC%8F-%E6%96%B0(%E6%94%B9%E8%A1%A86%E5%85%AC%E5%BC%8F).xls'#$當月速報連結.AZ34]" office:value-type="float" office:value="13" calcext:value-type="float">
            <text:p><text:s text:c="3"/>13 </text:p>
          </table:table-cell>
          <table:table-cell table:style-name="ce26" table:formula="of:=[.B25]/['file:///D:/0662/A.%E9%80%9F%E5%A0%B1/104%E5%B9%B4/%E9%80%9F%E5%A0%B1-104.3%E5%85%AC%E5%BC%8F-%E6%96%B0(%E6%94%B9%E8%A1%A86%E5%85%AC%E5%BC%8F).xls'#$當月速報連結.AZ34]*1000" office:value-type="float" office:value="0.0348566586943232" calcext:value-type="float">
            <text:p><text:s text:c="3"/>0.03 </text:p>
          </table:table-cell>
          <table:table-cell table:style-name="ce26" table:formula="of:=[.B25]/['file:///D:/0662/A.%E9%80%9F%E5%A0%B1/104%E5%B9%B4/%E9%80%9F%E5%A0%B1-104.3%E5%85%AC%E5%BC%8F-%E6%96%B0(%E6%94%B9%E8%A1%A86%E5%85%AC%E5%BC%8F).xls'#$當月速報連結.AZ34]*365/31*1000" office:value-type="float" office:value="0.410409045917031" calcext:value-type="float">
            <text:p><text:s text:c="3"/>0.41 </text:p>
          </table:table-cell>
          <table:table-cell table:style-name="ce32" table:formula="of:=[.H25]-[.K25]" office:value-type="float" office:value="-52" calcext:value-type="float">
            <text:p><text:s/>－52 </text:p>
          </table:table-cell>
          <table:table-cell table:style-name="ce26" table:formula="of:=[.E25]/['file:///D:/0662/A.%E9%80%9F%E5%A0%B1/104%E5%B9%B4/%E9%80%9F%E5%A0%B1-104.3%E5%85%AC%E5%BC%8F-%E6%96%B0(%E6%94%B9%E8%A1%A86%E5%85%AC%E5%BC%8F).xls'#$當月速報連結.BC34]*1000" office:value-type="float" office:value="-0.139424204846332" calcext:value-type="float">
            <text:p><text:s/>－0.14 </text:p>
          </table:table-cell>
          <table:table-cell table:style-name="ce26" table:formula="of:=['file:///D:/0662/A.%E9%80%9F%E5%A0%B1/104%E5%B9%B4/%E9%80%9F%E5%A0%B1-104.3%E5%85%AC%E5%BC%8F-%E6%96%B0(%E6%94%B9%E8%A1%A86%E5%85%AC%E5%BC%8F).xls'#$當月速報連結.O34]" office:value-type="float" office:value="-1.64" calcext:value-type="float">
            <text:p><text:s/>－1.64 </text:p>
          </table:table-cell>
          <table:table-cell table:style-name="ce32" table:formula="of:=['file:///D:/0662/A.%E9%80%9F%E5%A0%B1/104%E5%B9%B4/%E9%80%9F%E5%A0%B1-104.3%E5%85%AC%E5%BC%8F-%E6%96%B0(%E6%94%B9%E8%A1%A86%E5%85%AC%E5%BC%8F).xls'#$當月速報連結.J34]" office:value-type="float" office:value="237" calcext:value-type="float">
            <text:p><text:s text:c="3"/>237 </text:p>
          </table:table-cell>
          <table:table-cell table:style-name="ce26" table:formula="of:=[.H25]/['file:///D:/0662/A.%E9%80%9F%E5%A0%B1/104%E5%B9%B4/%E9%80%9F%E5%A0%B1-104.3%E5%85%AC%E5%BC%8F-%E6%96%B0(%E6%94%B9%E8%A1%A86%E5%85%AC%E5%BC%8F).xls'#$當月速報連結.BC34]*1000" office:value-type="float" office:value="0.635452625934243" calcext:value-type="float">
            <text:p><text:s text:c="3"/>0.64 </text:p>
          </table:table-cell>
          <table:table-cell table:style-name="ce26" table:formula="of:=['file:///D:/0662/A.%E9%80%9F%E5%A0%B1/104%E5%B9%B4/%E9%80%9F%E5%A0%B1-104.3%E5%85%AC%E5%BC%8F-%E6%96%B0(%E6%94%B9%E8%A1%A86%E5%85%AC%E5%BC%8F).xls'#$當月速報連結.K34]" office:value-type="float" office:value="7.48" calcext:value-type="float">
            <text:p><text:s text:c="3"/>7.48 </text:p>
          </table:table-cell>
          <table:table-cell table:style-name="ce32" table:formula="of:=['file:///D:/0662/A.%E9%80%9F%E5%A0%B1/104%E5%B9%B4/%E9%80%9F%E5%A0%B1-104.3%E5%85%AC%E5%BC%8F-%E6%96%B0(%E6%94%B9%E8%A1%A86%E5%85%AC%E5%BC%8F).xls'#$當月速報連結.L34]" office:value-type="float" office:value="289" calcext:value-type="float">
            <text:p><text:s text:c="3"/>289 </text:p>
          </table:table-cell>
          <table:table-cell table:style-name="ce26" table:formula="of:=[.K25]/['file:///D:/0662/A.%E9%80%9F%E5%A0%B1/104%E5%B9%B4/%E9%80%9F%E5%A0%B1-104.3%E5%85%AC%E5%BC%8F-%E6%96%B0(%E6%94%B9%E8%A1%A86%E5%85%AC%E5%BC%8F).xls'#$當月速報連結.BC34]*1000" office:value-type="float" office:value="0.774876830780574" calcext:value-type="float">
            <text:p><text:s text:c="3"/>0.77 </text:p>
          </table:table-cell>
          <table:table-cell table:style-name="ce26" table:formula="of:=['file:///D:/0662/A.%E9%80%9F%E5%A0%B1/104%E5%B9%B4/%E9%80%9F%E5%A0%B1-104.3%E5%85%AC%E5%BC%8F-%E6%96%B0(%E6%94%B9%E8%A1%A86%E5%85%AC%E5%BC%8F).xls'#$當月速報連結.M34]" office:value-type="float" office:value="9.12" calcext:value-type="float">
            <text:p><text:s text:c="3"/>9.12 </text:p>
          </table:table-cell>
          <table:table-cell table:style-name="ce32" table:formula="of:=['file:///D:/0662/A.%E9%80%9F%E5%A0%B1/104%E5%B9%B4/%E9%80%9F%E5%A0%B1-104.3%E5%85%AC%E5%BC%8F-%E6%96%B0(%E6%94%B9%E8%A1%A86%E5%85%AC%E5%BC%8F).xls'#$當月速報連結.P34]" office:value-type="float" office:value="182" calcext:value-type="float">
            <text:p><text:s text:c="3"/>182 </text:p>
          </table:table-cell>
          <table:table-cell table:style-name="ce26" table:formula="of:=[.N25]/['file:///D:/0662/A.%E9%80%9F%E5%A0%B1/104%E5%B9%B4/%E9%80%9F%E5%A0%B1-104.3%E5%85%AC%E5%BC%8F-%E6%96%B0(%E6%94%B9%E8%A1%A86%E5%85%AC%E5%BC%8F).xls'#$當月速報連結.BC34]*1000" office:value-type="float" office:value="0.487984716962161" calcext:value-type="float">
            <text:p><text:s text:c="3"/>0.49 </text:p>
          </table:table-cell>
          <table:table-cell table:style-name="ce26" table:formula="of:=['file:///D:/0662/A.%E9%80%9F%E5%A0%B1/104%E5%B9%B4/%E9%80%9F%E5%A0%B1-104.3%E5%85%AC%E5%BC%8F-%E6%96%B0(%E6%94%B9%E8%A1%A86%E5%85%AC%E5%BC%8F).xls'#$當月速報連結.Q34]" office:value-type="float" office:value="5.75" calcext:value-type="float">
            <text:p><text:s text:c="3"/>5.75 </text:p>
          </table:table-cell>
          <table:table-cell table:style-name="ce32" table:formula="of:=['file:///D:/0662/A.%E9%80%9F%E5%A0%B1/104%E5%B9%B4/%E9%80%9F%E5%A0%B1-104.3%E5%85%AC%E5%BC%8F-%E6%96%B0(%E6%94%B9%E8%A1%A86%E5%85%AC%E5%BC%8F).xls'#$當月速報連結.R34]" office:value-type="float" office:value="86" calcext:value-type="float">
            <text:p><text:s text:c="3"/>86 </text:p>
          </table:table-cell>
          <table:table-cell table:style-name="ce26" table:formula="of:=[.Q25]/['file:///D:/0662/A.%E9%80%9F%E5%A0%B1/104%E5%B9%B4/%E9%80%9F%E5%A0%B1-104.3%E5%85%AC%E5%BC%8F-%E6%96%B0(%E6%94%B9%E8%A1%A86%E5%85%AC%E5%BC%8F).xls'#$當月速報連結.BC34]*1000" office:value-type="float" office:value="0.230586184938164" calcext:value-type="float">
            <text:p><text:s text:c="3"/>0.23 </text:p>
          </table:table-cell>
          <table:table-cell table:style-name="ce41" table:formula="of:=['file:///D:/0662/A.%E9%80%9F%E5%A0%B1/104%E5%B9%B4/%E9%80%9F%E5%A0%B1-104.3%E5%85%AC%E5%BC%8F-%E6%96%B0(%E6%94%B9%E8%A1%A86%E5%85%AC%E5%BC%8F).xls'#$當月速報連結.S34]" office:value-type="float" office:value="2.71" calcext:value-type="float">
            <text:p><text:s text:c="3"/>2.71 </text:p>
          </table:table-cell>
          <table:table-cell table:number-columns-repeated="1005"/>
        </table:table-row>
        <table:table-row table:style-name="ro10">
          <table:table-cell table:style-name="ce8" office:value-type="string" office:string-value="新竹市" calcext:value-type="string">
            <text:p><text:s/>新竹市 </text:p>
          </table:table-cell>
          <table:table-cell table:style-name="ce20" table:formula="of:=['file:///D:/0662/A.%E9%80%9F%E5%A0%B1/104%E5%B9%B4/%E9%80%9F%E5%A0%B1-104.3%E5%85%AC%E5%BC%8F-%E6%96%B0(%E6%94%B9%E8%A1%A86%E5%85%AC%E5%BC%8F).xls'#$當月速報連結.G35]-['file:///D:/0662/A.%E9%80%9F%E5%A0%B1/104%E5%B9%B4/%E9%80%9F%E5%A0%B1-104.3%E5%85%AC%E5%BC%8F-%E6%96%B0(%E6%94%B9%E8%A1%A86%E5%85%AC%E5%BC%8F).xls'#$當月速報連結.AZ35]" office:value-type="float" office:value="90" calcext:value-type="float">
            <text:p><text:s text:c="3"/>90 </text:p>
          </table:table-cell>
          <table:table-cell table:style-name="ce26" table:formula="of:=[.B26]/['file:///D:/0662/A.%E9%80%9F%E5%A0%B1/104%E5%B9%B4/%E9%80%9F%E5%A0%B1-104.3%E5%85%AC%E5%BC%8F-%E6%96%B0(%E6%94%B9%E8%A1%A86%E5%85%AC%E5%BC%8F).xls'#$當月速報連結.AZ35]*1000" office:value-type="float" office:value="0.208156978115763" calcext:value-type="float">
            <text:p><text:s text:c="3"/>0.21 </text:p>
          </table:table-cell>
          <table:table-cell table:style-name="ce26" table:formula="of:=[.B26]/['file:///D:/0662/A.%E9%80%9F%E5%A0%B1/104%E5%B9%B4/%E9%80%9F%E5%A0%B1-104.3%E5%85%AC%E5%BC%8F-%E6%96%B0(%E6%94%B9%E8%A1%A86%E5%85%AC%E5%BC%8F).xls'#$當月速報連結.AZ35]*365/31*1000" office:value-type="float" office:value="2.45088054878237" calcext:value-type="float">
            <text:p><text:s text:c="3"/>2.45 </text:p>
          </table:table-cell>
          <table:table-cell table:style-name="ce32" table:formula="of:=[.H26]-[.K26]" office:value-type="float" office:value="196" calcext:value-type="float">
            <text:p><text:s text:c="3"/>196 </text:p>
          </table:table-cell>
          <table:table-cell table:style-name="ce26" table:formula="of:=[.E26]/['file:///D:/0662/A.%E9%80%9F%E5%A0%B1/104%E5%B9%B4/%E9%80%9F%E5%A0%B1-104.3%E5%85%AC%E5%BC%8F-%E6%96%B0(%E6%94%B9%E8%A1%A86%E5%85%AC%E5%BC%8F).xls'#$當月速報連結.BC35]*1000" office:value-type="float" office:value="0.453272465316562" calcext:value-type="float">
            <text:p><text:s text:c="3"/>0.45 </text:p>
          </table:table-cell>
          <table:table-cell table:style-name="ce26" table:formula="of:=['file:///D:/0662/A.%E9%80%9F%E5%A0%B1/104%E5%B9%B4/%E9%80%9F%E5%A0%B1-104.3%E5%85%AC%E5%BC%8F-%E6%96%B0(%E6%94%B9%E8%A1%A86%E5%85%AC%E5%BC%8F).xls'#$當月速報連結.O35]" office:value-type="float" office:value="5.34" calcext:value-type="float">
            <text:p><text:s text:c="3"/>5.34 </text:p>
          </table:table-cell>
          <table:table-cell table:style-name="ce32" table:formula="of:=['file:///D:/0662/A.%E9%80%9F%E5%A0%B1/104%E5%B9%B4/%E9%80%9F%E5%A0%B1-104.3%E5%85%AC%E5%BC%8F-%E6%96%B0(%E6%94%B9%E8%A1%A86%E5%85%AC%E5%BC%8F).xls'#$當月速報連結.J35]" office:value-type="float" office:value="467" calcext:value-type="float">
            <text:p><text:s text:c="3"/>467 </text:p>
          </table:table-cell>
          <table:table-cell table:style-name="ce26" table:formula="of:=[.H26]/['file:///D:/0662/A.%E9%80%9F%E5%A0%B1/104%E5%B9%B4/%E9%80%9F%E5%A0%B1-104.3%E5%85%AC%E5%BC%8F-%E6%96%B0(%E6%94%B9%E8%A1%A86%E5%85%AC%E5%BC%8F).xls'#$當月速報連結.BC35]*1000" office:value-type="float" office:value="1.07999102705528" calcext:value-type="float">
            <text:p><text:s text:c="3"/>1.08 </text:p>
          </table:table-cell>
          <table:table-cell table:style-name="ce26" table:formula="of:=['file:///D:/0662/A.%E9%80%9F%E5%A0%B1/104%E5%B9%B4/%E9%80%9F%E5%A0%B1-104.3%E5%85%AC%E5%BC%8F-%E6%96%B0(%E6%94%B9%E8%A1%A86%E5%85%AC%E5%BC%8F).xls'#$當月速報連結.K35]" office:value-type="float" office:value="12.72" calcext:value-type="float">
            <text:p><text:s text:c="3"/>12.72 </text:p>
          </table:table-cell>
          <table:table-cell table:style-name="ce32" table:formula="of:=['file:///D:/0662/A.%E9%80%9F%E5%A0%B1/104%E5%B9%B4/%E9%80%9F%E5%A0%B1-104.3%E5%85%AC%E5%BC%8F-%E6%96%B0(%E6%94%B9%E8%A1%A86%E5%85%AC%E5%BC%8F).xls'#$當月速報連結.L35]" office:value-type="float" office:value="271" calcext:value-type="float">
            <text:p><text:s text:c="3"/>271 </text:p>
          </table:table-cell>
          <table:table-cell table:style-name="ce26" table:formula="of:=[.K26]/['file:///D:/0662/A.%E9%80%9F%E5%A0%B1/104%E5%B9%B4/%E9%80%9F%E5%A0%B1-104.3%E5%85%AC%E5%BC%8F-%E6%96%B0(%E6%94%B9%E8%A1%A86%E5%85%AC%E5%BC%8F).xls'#$當月速報連結.BC35]*1000" office:value-type="float" office:value="0.626718561738716" calcext:value-type="float">
            <text:p><text:s text:c="3"/>0.63 </text:p>
          </table:table-cell>
          <table:table-cell table:style-name="ce26" table:formula="of:=['file:///D:/0662/A.%E9%80%9F%E5%A0%B1/104%E5%B9%B4/%E9%80%9F%E5%A0%B1-104.3%E5%85%AC%E5%BC%8F-%E6%96%B0(%E6%94%B9%E8%A1%A86%E5%85%AC%E5%BC%8F).xls'#$當月速報連結.M35]" office:value-type="float" office:value="7.38" calcext:value-type="float">
            <text:p><text:s text:c="3"/>7.38 </text:p>
          </table:table-cell>
          <table:table-cell table:style-name="ce32" table:formula="of:=['file:///D:/0662/A.%E9%80%9F%E5%A0%B1/104%E5%B9%B4/%E9%80%9F%E5%A0%B1-104.3%E5%85%AC%E5%BC%8F-%E6%96%B0(%E6%94%B9%E8%A1%A86%E5%85%AC%E5%BC%8F).xls'#$當月速報連結.P35]" office:value-type="float" office:value="235" calcext:value-type="float">
            <text:p><text:s text:c="3"/>235 </text:p>
          </table:table-cell>
          <table:table-cell table:style-name="ce26" table:formula="of:=[.N26]/['file:///D:/0662/A.%E9%80%9F%E5%A0%B1/104%E5%B9%B4/%E9%80%9F%E5%A0%B1-104.3%E5%85%AC%E5%BC%8F-%E6%96%B0(%E6%94%B9%E8%A1%A86%E5%85%AC%E5%BC%8F).xls'#$當月速報連結.BC35]*1000" office:value-type="float" office:value="0.543464435456082" calcext:value-type="float">
            <text:p><text:s text:c="3"/>0.54 </text:p>
          </table:table-cell>
          <table:table-cell table:style-name="ce26" table:formula="of:=['file:///D:/0662/A.%E9%80%9F%E5%A0%B1/104%E5%B9%B4/%E9%80%9F%E5%A0%B1-104.3%E5%85%AC%E5%BC%8F-%E6%96%B0(%E6%94%B9%E8%A1%A86%E5%85%AC%E5%BC%8F).xls'#$當月速報連結.Q35]" office:value-type="float" office:value="6.4" calcext:value-type="float">
            <text:p><text:s text:c="3"/>6.40 </text:p>
          </table:table-cell>
          <table:table-cell table:style-name="ce32" table:formula="of:=['file:///D:/0662/A.%E9%80%9F%E5%A0%B1/104%E5%B9%B4/%E9%80%9F%E5%A0%B1-104.3%E5%85%AC%E5%BC%8F-%E6%96%B0(%E6%94%B9%E8%A1%A86%E5%85%AC%E5%BC%8F).xls'#$當月速報連結.R35]" office:value-type="float" office:value="77" calcext:value-type="float">
            <text:p><text:s text:c="3"/>77 </text:p>
          </table:table-cell>
          <table:table-cell table:style-name="ce26" table:formula="of:=[.Q26]/['file:///D:/0662/A.%E9%80%9F%E5%A0%B1/104%E5%B9%B4/%E9%80%9F%E5%A0%B1-104.3%E5%85%AC%E5%BC%8F-%E6%96%B0(%E6%94%B9%E8%A1%A86%E5%85%AC%E5%BC%8F).xls'#$當月速報連結.BC35]*1000" office:value-type="float" office:value="0.178071325660078" calcext:value-type="float">
            <text:p><text:s text:c="3"/>0.18 </text:p>
          </table:table-cell>
          <table:table-cell table:style-name="ce41" table:formula="of:=['file:///D:/0662/A.%E9%80%9F%E5%A0%B1/104%E5%B9%B4/%E9%80%9F%E5%A0%B1-104.3%E5%85%AC%E5%BC%8F-%E6%96%B0(%E6%94%B9%E8%A1%A86%E5%85%AC%E5%BC%8F).xls'#$當月速報連結.S35]" office:value-type="float" office:value="2.1" calcext:value-type="float">
            <text:p><text:s text:c="3"/>2.10 </text:p>
          </table:table-cell>
          <table:table-cell table:number-columns-repeated="1005"/>
        </table:table-row>
        <table:table-row table:style-name="ro10">
          <table:table-cell table:style-name="ce8" office:value-type="string" office:string-value="嘉義市" calcext:value-type="string">
            <text:p><text:s/>嘉義市 </text:p>
          </table:table-cell>
          <table:table-cell table:style-name="ce20" table:formula="of:=['file:///D:/0662/A.%E9%80%9F%E5%A0%B1/104%E5%B9%B4/%E9%80%9F%E5%A0%B1-104.3%E5%85%AC%E5%BC%8F-%E6%96%B0(%E6%94%B9%E8%A1%A86%E5%85%AC%E5%BC%8F).xls'#$當月速報連結.G36]-['file:///D:/0662/A.%E9%80%9F%E5%A0%B1/104%E5%B9%B4/%E9%80%9F%E5%A0%B1-104.3%E5%85%AC%E5%BC%8F-%E6%96%B0(%E6%94%B9%E8%A1%A86%E5%85%AC%E5%BC%8F).xls'#$當月速報連結.AZ36]" office:value-type="float" office:value="-8" calcext:value-type="float">
            <text:p><text:s/>－8 </text:p>
          </table:table-cell>
          <table:table-cell table:style-name="ce26" table:formula="of:=[.B27]/['file:///D:/0662/A.%E9%80%9F%E5%A0%B1/104%E5%B9%B4/%E9%80%9F%E5%A0%B1-104.3%E5%85%AC%E5%BC%8F-%E6%96%B0(%E6%94%B9%E8%A1%A86%E5%85%AC%E5%BC%8F).xls'#$當月速報連結.AZ36]*1000" office:value-type="float" office:value="-0.029533917858791" calcext:value-type="float">
            <text:p><text:s/>－0.03 </text:p>
          </table:table-cell>
          <table:table-cell table:style-name="ce26" table:formula="of:=[.B27]/['file:///D:/0662/A.%E9%80%9F%E5%A0%B1/104%E5%B9%B4/%E9%80%9F%E5%A0%B1-104.3%E5%85%AC%E5%BC%8F-%E6%96%B0(%E6%94%B9%E8%A1%A86%E5%85%AC%E5%BC%8F).xls'#$當月速報連結.AZ36]*365/31*1000" office:value-type="float" office:value="-0.347738065111571" calcext:value-type="float">
            <text:p><text:s/>－0.35 </text:p>
          </table:table-cell>
          <table:table-cell table:style-name="ce32" table:formula="of:=[.H27]-[.K27]" office:value-type="float" office:value="-4" calcext:value-type="float">
            <text:p><text:s/>－4 </text:p>
          </table:table-cell>
          <table:table-cell table:style-name="ce26" table:formula="of:=[.E27]/['file:///D:/0662/A.%E9%80%9F%E5%A0%B1/104%E5%B9%B4/%E9%80%9F%E5%A0%B1-104.3%E5%85%AC%E5%BC%8F-%E6%96%B0(%E6%94%B9%E8%A1%A86%E5%85%AC%E5%BC%8F).xls'#$當月速報連結.BC36]*1000" office:value-type="float" office:value="-0.0147671769956917" calcext:value-type="float">
            <text:p><text:s/>－0.01 </text:p>
          </table:table-cell>
          <table:table-cell table:style-name="ce26" table:formula="of:=['file:///D:/0662/A.%E9%80%9F%E5%A0%B1/104%E5%B9%B4/%E9%80%9F%E5%A0%B1-104.3%E5%85%AC%E5%BC%8F-%E6%96%B0(%E6%94%B9%E8%A1%A86%E5%85%AC%E5%BC%8F).xls'#$當月速報連結.O36]" office:value-type="float" office:value="-0.17" calcext:value-type="float">
            <text:p><text:s/>－0.17 </text:p>
          </table:table-cell>
          <table:table-cell table:style-name="ce32" table:formula="of:=['file:///D:/0662/A.%E9%80%9F%E5%A0%B1/104%E5%B9%B4/%E9%80%9F%E5%A0%B1-104.3%E5%85%AC%E5%BC%8F-%E6%96%B0(%E6%94%B9%E8%A1%A86%E5%85%AC%E5%BC%8F).xls'#$當月速報連結.J36]" office:value-type="float" office:value="204" calcext:value-type="float">
            <text:p><text:s text:c="3"/>204 </text:p>
          </table:table-cell>
          <table:table-cell table:style-name="ce26" table:formula="of:=[.H27]/['file:///D:/0662/A.%E9%80%9F%E5%A0%B1/104%E5%B9%B4/%E9%80%9F%E5%A0%B1-104.3%E5%85%AC%E5%BC%8F-%E6%96%B0(%E6%94%B9%E8%A1%A86%E5%85%AC%E5%BC%8F).xls'#$當月速報連結.BC36]*1000" office:value-type="float" office:value="0.753126026780276" calcext:value-type="float">
            <text:p><text:s text:c="3"/>0.75 </text:p>
          </table:table-cell>
          <table:table-cell table:style-name="ce26" table:formula="of:=['file:///D:/0662/A.%E9%80%9F%E5%A0%B1/104%E5%B9%B4/%E9%80%9F%E5%A0%B1-104.3%E5%85%AC%E5%BC%8F-%E6%96%B0(%E6%94%B9%E8%A1%A86%E5%85%AC%E5%BC%8F).xls'#$當月速報連結.K36]" office:value-type="float" office:value="8.87" calcext:value-type="float">
            <text:p><text:s text:c="3"/>8.87 </text:p>
          </table:table-cell>
          <table:table-cell table:style-name="ce32" table:formula="of:=['file:///D:/0662/A.%E9%80%9F%E5%A0%B1/104%E5%B9%B4/%E9%80%9F%E5%A0%B1-104.3%E5%85%AC%E5%BC%8F-%E6%96%B0(%E6%94%B9%E8%A1%A86%E5%85%AC%E5%BC%8F).xls'#$當月速報連結.L36]" office:value-type="float" office:value="208" calcext:value-type="float">
            <text:p><text:s text:c="3"/>208 </text:p>
          </table:table-cell>
          <table:table-cell table:style-name="ce26" table:formula="of:=[.K27]/['file:///D:/0662/A.%E9%80%9F%E5%A0%B1/104%E5%B9%B4/%E9%80%9F%E5%A0%B1-104.3%E5%85%AC%E5%BC%8F-%E6%96%B0(%E6%94%B9%E8%A1%A86%E5%85%AC%E5%BC%8F).xls'#$當月速報連結.BC36]*1000" office:value-type="float" office:value="0.767893203775967" calcext:value-type="float">
            <text:p><text:s text:c="3"/>0.77 </text:p>
          </table:table-cell>
          <table:table-cell table:style-name="ce26" table:formula="of:=['file:///D:/0662/A.%E9%80%9F%E5%A0%B1/104%E5%B9%B4/%E9%80%9F%E5%A0%B1-104.3%E5%85%AC%E5%BC%8F-%E6%96%B0(%E6%94%B9%E8%A1%A86%E5%85%AC%E5%BC%8F).xls'#$當月速報連結.M36]" office:value-type="float" office:value="9.04" calcext:value-type="float">
            <text:p><text:s text:c="3"/>9.04 </text:p>
          </table:table-cell>
          <table:table-cell table:style-name="ce32" table:formula="of:=['file:///D:/0662/A.%E9%80%9F%E5%A0%B1/104%E5%B9%B4/%E9%80%9F%E5%A0%B1-104.3%E5%85%AC%E5%BC%8F-%E6%96%B0(%E6%94%B9%E8%A1%A86%E5%85%AC%E5%BC%8F).xls'#$當月速報連結.P36]" office:value-type="float" office:value="163" calcext:value-type="float">
            <text:p><text:s text:c="3"/>163 </text:p>
          </table:table-cell>
          <table:table-cell table:style-name="ce26" table:formula="of:=[.N27]/['file:///D:/0662/A.%E9%80%9F%E5%A0%B1/104%E5%B9%B4/%E9%80%9F%E5%A0%B1-104.3%E5%85%AC%E5%BC%8F-%E6%96%B0(%E6%94%B9%E8%A1%A86%E5%85%AC%E5%BC%8F).xls'#$當月速報連結.BC36]*1000" office:value-type="float" office:value="0.601762462574436" calcext:value-type="float">
            <text:p><text:s text:c="3"/>0.60 </text:p>
          </table:table-cell>
          <table:table-cell table:style-name="ce26" table:formula="of:=['file:///D:/0662/A.%E9%80%9F%E5%A0%B1/104%E5%B9%B4/%E9%80%9F%E5%A0%B1-104.3%E5%85%AC%E5%BC%8F-%E6%96%B0(%E6%94%B9%E8%A1%A86%E5%85%AC%E5%BC%8F).xls'#$當月速報連結.Q36]" office:value-type="float" office:value="7.09" calcext:value-type="float">
            <text:p><text:s text:c="3"/>7.09 </text:p>
          </table:table-cell>
          <table:table-cell table:style-name="ce32" table:formula="of:=['file:///D:/0662/A.%E9%80%9F%E5%A0%B1/104%E5%B9%B4/%E9%80%9F%E5%A0%B1-104.3%E5%85%AC%E5%BC%8F-%E6%96%B0(%E6%94%B9%E8%A1%A86%E5%85%AC%E5%BC%8F).xls'#$當月速報連結.R36]" office:value-type="float" office:value="55" calcext:value-type="float">
            <text:p><text:s text:c="3"/>55 </text:p>
          </table:table-cell>
          <table:table-cell table:style-name="ce26" table:formula="of:=[.Q27]/['file:///D:/0662/A.%E9%80%9F%E5%A0%B1/104%E5%B9%B4/%E9%80%9F%E5%A0%B1-104.3%E5%85%AC%E5%BC%8F-%E6%96%B0(%E6%94%B9%E8%A1%A86%E5%85%AC%E5%BC%8F).xls'#$當月速報連結.BC36]*1000" office:value-type="float" office:value="0.203048683690761" calcext:value-type="float">
            <text:p><text:s text:c="3"/>0.20 </text:p>
          </table:table-cell>
          <table:table-cell table:style-name="ce41" table:formula="of:=['file:///D:/0662/A.%E9%80%9F%E5%A0%B1/104%E5%B9%B4/%E9%80%9F%E5%A0%B1-104.3%E5%85%AC%E5%BC%8F-%E6%96%B0(%E6%94%B9%E8%A1%A86%E5%85%AC%E5%BC%8F).xls'#$當月速報連結.S36]" office:value-type="float" office:value="2.39" calcext:value-type="float">
            <text:p><text:s text:c="3"/>2.39 </text:p>
          </table:table-cell>
          <table:table-cell table:number-columns-repeated="1005"/>
        </table:table-row>
        <table:table-row table:style-name="ro11">
          <table:table-cell table:style-name="ce7" office:value-type="string" office:string-value="福建省" calcext:value-type="string">
            <text:p><text:s/>福建省 </text:p>
          </table:table-cell>
          <table:table-cell table:style-name="ce19" table:formula="of:=['file:///D:/0662/A.%E9%80%9F%E5%A0%B1/104%E5%B9%B4/%E9%80%9F%E5%A0%B1-104.3%E5%85%AC%E5%BC%8F-%E6%96%B0(%E6%94%B9%E8%A1%A86%E5%85%AC%E5%BC%8F).xls'#$當月速報連結.G37]-['file:///D:/0662/A.%E9%80%9F%E5%A0%B1/104%E5%B9%B4/%E9%80%9F%E5%A0%B1-104.3%E5%85%AC%E5%BC%8F-%E6%96%B0(%E6%94%B9%E8%A1%A86%E5%85%AC%E5%BC%8F).xls'#$當月速報連結.AZ37]" office:value-type="float" office:value="417" calcext:value-type="float">
            <text:p><text:s text:c="3"/>417 </text:p>
          </table:table-cell>
          <table:table-cell table:style-name="ce25" table:formula="of:=[.B28]/['file:///D:/0662/A.%E9%80%9F%E5%A0%B1/104%E5%B9%B4/%E9%80%9F%E5%A0%B1-104.3%E5%85%AC%E5%BC%8F-%E6%96%B0(%E6%94%B9%E8%A1%A86%E5%85%AC%E5%BC%8F).xls'#$當月速報連結.AZ37]*1000" office:value-type="float" office:value="2.95721610370822" calcext:value-type="float">
            <text:p><text:s text:c="3"/>2.96 </text:p>
          </table:table-cell>
          <table:table-cell table:style-name="ce25" table:formula="of:=[.B28]/['file:///D:/0662/A.%E9%80%9F%E5%A0%B1/104%E5%B9%B4/%E9%80%9F%E5%A0%B1-104.3%E5%85%AC%E5%BC%8F-%E6%96%B0(%E6%94%B9%E8%A1%A86%E5%85%AC%E5%BC%8F).xls'#$當月速報連結.AZ37]*365/31*1000" office:value-type="float" office:value="34.8188347694678" calcext:value-type="float">
            <text:p><text:s text:c="3"/>34.82 </text:p>
          </table:table-cell>
          <table:table-cell table:style-name="ce32" table:formula="of:=[.H28]-[.K28]" office:value-type="float" office:value="53" calcext:value-type="float">
            <text:p><text:s text:c="3"/>53 </text:p>
          </table:table-cell>
          <table:table-cell table:style-name="ce25" table:formula="of:=[.E28]/['file:///D:/0662/A.%E9%80%9F%E5%A0%B1/104%E5%B9%B4/%E9%80%9F%E5%A0%B1-104.3%E5%85%AC%E5%BC%8F-%E6%96%B0(%E6%94%B9%E8%A1%A86%E5%85%AC%E5%BC%8F).xls'#$當月速報連結.BC37]*1000" office:value-type="float" office:value="0.375302277659955" calcext:value-type="float">
            <text:p><text:s text:c="3"/>0.38 </text:p>
          </table:table-cell>
          <table:table-cell table:style-name="ce25" table:formula="of:=['file:///D:/0662/A.%E9%80%9F%E5%A0%B1/104%E5%B9%B4/%E9%80%9F%E5%A0%B1-104.3%E5%85%AC%E5%BC%8F-%E6%96%B0(%E6%94%B9%E8%A1%A86%E5%85%AC%E5%BC%8F).xls'#$當月速報連結.O37]" office:value-type="float" office:value="4.42" calcext:value-type="float">
            <text:p><text:s text:c="3"/>4.42 </text:p>
          </table:table-cell>
          <table:table-cell table:style-name="ce31" table:formula="of:=['file:///D:/0662/A.%E9%80%9F%E5%A0%B1/104%E5%B9%B4/%E9%80%9F%E5%A0%B1-104.3%E5%85%AC%E5%BC%8F-%E6%96%B0(%E6%94%B9%E8%A1%A86%E5%85%AC%E5%BC%8F).xls'#$當月速報連結.J37]" office:value-type="float" office:value="141" calcext:value-type="float">
            <text:p><text:s text:c="3"/>141 </text:p>
          </table:table-cell>
          <table:table-cell table:style-name="ce25" table:formula="of:=[.H28]/['file:///D:/0662/A.%E9%80%9F%E5%A0%B1/104%E5%B9%B4/%E9%80%9F%E5%A0%B1-104.3%E5%85%AC%E5%BC%8F-%E6%96%B0(%E6%94%B9%E8%A1%A86%E5%85%AC%E5%BC%8F).xls'#$當月速報連結.BC37]*1000" office:value-type="float" office:value="0.998445682076484" calcext:value-type="float">
            <text:p><text:s text:c="3"/>1.00 </text:p>
          </table:table-cell>
          <table:table-cell table:style-name="ce25" table:formula="of:=['file:///D:/0662/A.%E9%80%9F%E5%A0%B1/104%E5%B9%B4/%E9%80%9F%E5%A0%B1-104.3%E5%85%AC%E5%BC%8F-%E6%96%B0(%E6%94%B9%E8%A1%A86%E5%85%AC%E5%BC%8F).xls'#$當月速報連結.K37]" office:value-type="float" office:value="11.76" calcext:value-type="float">
            <text:p><text:s text:c="3"/>11.76 </text:p>
          </table:table-cell>
          <table:table-cell table:style-name="ce31" table:formula="of:=['file:///D:/0662/A.%E9%80%9F%E5%A0%B1/104%E5%B9%B4/%E9%80%9F%E5%A0%B1-104.3%E5%85%AC%E5%BC%8F-%E6%96%B0(%E6%94%B9%E8%A1%A86%E5%85%AC%E5%BC%8F).xls'#$當月速報連結.L37]" office:value-type="float" office:value="88" calcext:value-type="float">
            <text:p><text:s text:c="3"/>88 </text:p>
          </table:table-cell>
          <table:table-cell table:style-name="ce25" table:formula="of:=[.K28]/['file:///D:/0662/A.%E9%80%9F%E5%A0%B1/104%E5%B9%B4/%E9%80%9F%E5%A0%B1-104.3%E5%85%AC%E5%BC%8F-%E6%96%B0(%E6%94%B9%E8%A1%A86%E5%85%AC%E5%BC%8F).xls'#$當月速報連結.BC37]*1000" office:value-type="float" office:value="0.623143404416529" calcext:value-type="float">
            <text:p><text:s text:c="3"/>0.62 </text:p>
          </table:table-cell>
          <table:table-cell table:style-name="ce25" table:formula="of:=['file:///D:/0662/A.%E9%80%9F%E5%A0%B1/104%E5%B9%B4/%E9%80%9F%E5%A0%B1-104.3%E5%85%AC%E5%BC%8F-%E6%96%B0(%E6%94%B9%E8%A1%A86%E5%85%AC%E5%BC%8F).xls'#$當月速報連結.M37]" office:value-type="float" office:value="7.34" calcext:value-type="float">
            <text:p><text:s text:c="3"/>7.34 </text:p>
          </table:table-cell>
          <table:table-cell table:style-name="ce31" table:formula="of:=['file:///D:/0662/A.%E9%80%9F%E5%A0%B1/104%E5%B9%B4/%E9%80%9F%E5%A0%B1-104.3%E5%85%AC%E5%BC%8F-%E6%96%B0(%E6%94%B9%E8%A1%A86%E5%85%AC%E5%BC%8F).xls'#$當月速報連結.P37]" office:value-type="float" office:value="59" calcext:value-type="float">
            <text:p><text:s text:c="3"/>59 </text:p>
          </table:table-cell>
          <table:table-cell table:style-name="ce25" table:formula="of:=[.N28]/['file:///D:/0662/A.%E9%80%9F%E5%A0%B1/104%E5%B9%B4/%E9%80%9F%E5%A0%B1-104.3%E5%85%AC%E5%BC%8F-%E6%96%B0(%E6%94%B9%E8%A1%A86%E5%85%AC%E5%BC%8F).xls'#$當月速報連結.BC37]*1000" office:value-type="float" office:value="0.417789327961082" calcext:value-type="float">
            <text:p><text:s text:c="3"/>0.42 </text:p>
          </table:table-cell>
          <table:table-cell table:style-name="ce25" table:formula="of:=['file:///D:/0662/A.%E9%80%9F%E5%A0%B1/104%E5%B9%B4/%E9%80%9F%E5%A0%B1-104.3%E5%85%AC%E5%BC%8F-%E6%96%B0(%E6%94%B9%E8%A1%A86%E5%85%AC%E5%BC%8F).xls'#$當月速報連結.Q37]" office:value-type="float" office:value="4.92" calcext:value-type="float">
            <text:p><text:s text:c="3"/>4.92 </text:p>
          </table:table-cell>
          <table:table-cell table:style-name="ce31" table:formula="of:=['file:///D:/0662/A.%E9%80%9F%E5%A0%B1/104%E5%B9%B4/%E9%80%9F%E5%A0%B1-104.3%E5%85%AC%E5%BC%8F-%E6%96%B0(%E6%94%B9%E8%A1%A86%E5%85%AC%E5%BC%8F).xls'#$當月速報連結.R37]" office:value-type="float" office:value="26" calcext:value-type="float">
            <text:p><text:s text:c="3"/>26 </text:p>
          </table:table-cell>
          <table:table-cell table:style-name="ce25" table:formula="of:=[.Q28]/['file:///D:/0662/A.%E9%80%9F%E5%A0%B1/104%E5%B9%B4/%E9%80%9F%E5%A0%B1-104.3%E5%85%AC%E5%BC%8F-%E6%96%B0(%E6%94%B9%E8%A1%A86%E5%85%AC%E5%BC%8F).xls'#$當月速報連結.BC37]*1000" office:value-type="float" office:value="0.184110551304884" calcext:value-type="float">
            <text:p><text:s text:c="3"/>0.18 </text:p>
          </table:table-cell>
          <table:table-cell table:style-name="ce40" table:formula="of:=['file:///D:/0662/A.%E9%80%9F%E5%A0%B1/104%E5%B9%B4/%E9%80%9F%E5%A0%B1-104.3%E5%85%AC%E5%BC%8F-%E6%96%B0(%E6%94%B9%E8%A1%A86%E5%85%AC%E5%BC%8F).xls'#$當月速報連結.S37]" office:value-type="float" office:value="2.17" calcext:value-type="float">
            <text:p><text:s text:c="3"/>2.17 </text:p>
          </table:table-cell>
          <table:table-cell table:number-columns-repeated="1005"/>
        </table:table-row>
        <table:table-row table:style-name="ro12">
          <table:table-cell table:style-name="ce8" office:value-type="string" office:string-value="金門縣" calcext:value-type="string">
            <text:p><text:s/>金門縣 </text:p>
          </table:table-cell>
          <table:table-cell table:style-name="ce20" table:formula="of:=['file:///D:/0662/A.%E9%80%9F%E5%A0%B1/104%E5%B9%B4/%E9%80%9F%E5%A0%B1-104.3%E5%85%AC%E5%BC%8F-%E6%96%B0(%E6%94%B9%E8%A1%A86%E5%85%AC%E5%BC%8F).xls'#$當月速報連結.G38]-['file:///D:/0662/A.%E9%80%9F%E5%A0%B1/104%E5%B9%B4/%E9%80%9F%E5%A0%B1-104.3%E5%85%AC%E5%BC%8F-%E6%96%B0(%E6%94%B9%E8%A1%A86%E5%85%AC%E5%BC%8F).xls'#$當月速報連結.AZ38]" office:value-type="float" office:value="447" calcext:value-type="float">
            <text:p><text:s text:c="3"/>447 </text:p>
          </table:table-cell>
          <table:table-cell table:style-name="ce26" table:formula="of:=[.B29]/['file:///D:/0662/A.%E9%80%9F%E5%A0%B1/104%E5%B9%B4/%E9%80%9F%E5%A0%B1-104.3%E5%85%AC%E5%BC%8F-%E6%96%B0(%E6%94%B9%E8%A1%A86%E5%85%AC%E5%BC%8F).xls'#$當月速報連結.AZ38]*1000" office:value-type="float" office:value="3.47922196190758" calcext:value-type="float">
            <text:p><text:s text:c="3"/>3.48 </text:p>
          </table:table-cell>
          <table:table-cell table:style-name="ce26" table:formula="of:=[.B29]/['file:///D:/0662/A.%E9%80%9F%E5%A0%B1/104%E5%B9%B4/%E9%80%9F%E5%A0%B1-104.3%E5%85%AC%E5%BC%8F-%E6%96%B0(%E6%94%B9%E8%A1%A86%E5%85%AC%E5%BC%8F).xls'#$當月速報連結.AZ38]*365/31*1000" office:value-type="float" office:value="40.9650327772989" calcext:value-type="float">
            <text:p><text:s text:c="3"/>40.97 </text:p>
          </table:table-cell>
          <table:table-cell table:style-name="ce32" table:formula="of:=[.H29]-[.K29]" office:value-type="float" office:value="44" calcext:value-type="float">
            <text:p><text:s text:c="3"/>44 </text:p>
          </table:table-cell>
          <table:table-cell table:style-name="ce26" table:formula="of:=[.E29]/['file:///D:/0662/A.%E9%80%9F%E5%A0%B1/104%E5%B9%B4/%E9%80%9F%E5%A0%B1-104.3%E5%85%AC%E5%BC%8F-%E6%96%B0(%E6%94%B9%E8%A1%A86%E5%85%AC%E5%BC%8F).xls'#$當月速報連結.BC38]*1000" office:value-type="float" office:value="0.341879013679046" calcext:value-type="float">
            <text:p><text:s text:c="3"/>0.34 </text:p>
          </table:table-cell>
          <table:table-cell table:style-name="ce26" table:formula="of:=['file:///D:/0662/A.%E9%80%9F%E5%A0%B1/104%E5%B9%B4/%E9%80%9F%E5%A0%B1-104.3%E5%85%AC%E5%BC%8F-%E6%96%B0(%E6%94%B9%E8%A1%A86%E5%85%AC%E5%BC%8F).xls'#$當月速報連結.O38]" office:value-type="float" office:value="4.03" calcext:value-type="float">
            <text:p><text:s text:c="3"/>4.03 </text:p>
          </table:table-cell>
          <table:table-cell table:style-name="ce32" table:formula="of:=['file:///D:/0662/A.%E9%80%9F%E5%A0%B1/104%E5%B9%B4/%E9%80%9F%E5%A0%B1-104.3%E5%85%AC%E5%BC%8F-%E6%96%B0(%E6%94%B9%E8%A1%A86%E5%85%AC%E5%BC%8F).xls'#$當月速報連結.J38]" office:value-type="float" office:value="125" calcext:value-type="float">
            <text:p><text:s text:c="3"/>125 </text:p>
          </table:table-cell>
          <table:table-cell table:style-name="ce26" table:formula="of:=[.H29]/['file:///D:/0662/A.%E9%80%9F%E5%A0%B1/104%E5%B9%B4/%E9%80%9F%E5%A0%B1-104.3%E5%85%AC%E5%BC%8F-%E6%96%B0(%E6%94%B9%E8%A1%A86%E5%85%AC%E5%BC%8F).xls'#$當月速報連結.BC38]*1000" office:value-type="float" office:value="0.971247197951834" calcext:value-type="float">
            <text:p><text:s text:c="3"/>0.97 </text:p>
          </table:table-cell>
          <table:table-cell table:style-name="ce26" table:formula="of:=['file:///D:/0662/A.%E9%80%9F%E5%A0%B1/104%E5%B9%B4/%E9%80%9F%E5%A0%B1-104.3%E5%85%AC%E5%BC%8F-%E6%96%B0(%E6%94%B9%E8%A1%A86%E5%85%AC%E5%BC%8F).xls'#$當月速報連結.K38]" office:value-type="float" office:value="11.44" calcext:value-type="float">
            <text:p><text:s text:c="3"/>11.44 </text:p>
          </table:table-cell>
          <table:table-cell table:style-name="ce32" table:formula="of:=['file:///D:/0662/A.%E9%80%9F%E5%A0%B1/104%E5%B9%B4/%E9%80%9F%E5%A0%B1-104.3%E5%85%AC%E5%BC%8F-%E6%96%B0(%E6%94%B9%E8%A1%A86%E5%85%AC%E5%BC%8F).xls'#$當月速報連結.L38]" office:value-type="float" office:value="81" calcext:value-type="float">
            <text:p><text:s text:c="3"/>81 </text:p>
          </table:table-cell>
          <table:table-cell table:style-name="ce26" table:formula="of:=[.K29]/['file:///D:/0662/A.%E9%80%9F%E5%A0%B1/104%E5%B9%B4/%E9%80%9F%E5%A0%B1-104.3%E5%85%AC%E5%BC%8F-%E6%96%B0(%E6%94%B9%E8%A1%A86%E5%85%AC%E5%BC%8F).xls'#$當月速報連結.BC38]*1000" office:value-type="float" office:value="0.629368184272788" calcext:value-type="float">
            <text:p><text:s text:c="3"/>0.63 </text:p>
          </table:table-cell>
          <table:table-cell table:style-name="ce26" table:formula="of:=['file:///D:/0662/A.%E9%80%9F%E5%A0%B1/104%E5%B9%B4/%E9%80%9F%E5%A0%B1-104.3%E5%85%AC%E5%BC%8F-%E6%96%B0(%E6%94%B9%E8%A1%A86%E5%85%AC%E5%BC%8F).xls'#$當月速報連結.M38]" office:value-type="float" office:value="7.41" calcext:value-type="float">
            <text:p><text:s text:c="3"/>7.41 </text:p>
          </table:table-cell>
          <table:table-cell table:style-name="ce32" table:formula="of:=['file:///D:/0662/A.%E9%80%9F%E5%A0%B1/104%E5%B9%B4/%E9%80%9F%E5%A0%B1-104.3%E5%85%AC%E5%BC%8F-%E6%96%B0(%E6%94%B9%E8%A1%A86%E5%85%AC%E5%BC%8F).xls'#$當月速報連結.P38]" office:value-type="float" office:value="55" calcext:value-type="float">
            <text:p><text:s text:c="3"/>55 </text:p>
          </table:table-cell>
          <table:table-cell table:style-name="ce26" table:formula="of:=[.N29]/['file:///D:/0662/A.%E9%80%9F%E5%A0%B1/104%E5%B9%B4/%E9%80%9F%E5%A0%B1-104.3%E5%85%AC%E5%BC%8F-%E6%96%B0(%E6%94%B9%E8%A1%A86%E5%85%AC%E5%BC%8F).xls'#$當月速報連結.BC38]*1000" office:value-type="float" office:value="0.427348767098807" calcext:value-type="float">
            <text:p><text:s text:c="3"/>0.43 </text:p>
          </table:table-cell>
          <table:table-cell table:style-name="ce26" table:formula="of:=['file:///D:/0662/A.%E9%80%9F%E5%A0%B1/104%E5%B9%B4/%E9%80%9F%E5%A0%B1-104.3%E5%85%AC%E5%BC%8F-%E6%96%B0(%E6%94%B9%E8%A1%A86%E5%85%AC%E5%BC%8F).xls'#$當月速報連結.Q38]" office:value-type="float" office:value="5.03" calcext:value-type="float">
            <text:p><text:s text:c="3"/>5.03 </text:p>
          </table:table-cell>
          <table:table-cell table:style-name="ce32" table:formula="of:=['file:///D:/0662/A.%E9%80%9F%E5%A0%B1/104%E5%B9%B4/%E9%80%9F%E5%A0%B1-104.3%E5%85%AC%E5%BC%8F-%E6%96%B0(%E6%94%B9%E8%A1%A86%E5%85%AC%E5%BC%8F).xls'#$當月速報連結.R38]" office:value-type="float" office:value="24" calcext:value-type="float">
            <text:p><text:s text:c="3"/>24 </text:p>
          </table:table-cell>
          <table:table-cell table:style-name="ce26" table:formula="of:=[.Q29]/['file:///D:/0662/A.%E9%80%9F%E5%A0%B1/104%E5%B9%B4/%E9%80%9F%E5%A0%B1-104.3%E5%85%AC%E5%BC%8F-%E6%96%B0(%E6%94%B9%E8%A1%A86%E5%85%AC%E5%BC%8F).xls'#$當月速報連結.BC38]*1000" office:value-type="float" office:value="0.186479462006752" calcext:value-type="float">
            <text:p><text:s text:c="3"/>0.19 </text:p>
          </table:table-cell>
          <table:table-cell table:style-name="ce41" table:formula="of:=['file:///D:/0662/A.%E9%80%9F%E5%A0%B1/104%E5%B9%B4/%E9%80%9F%E5%A0%B1-104.3%E5%85%AC%E5%BC%8F-%E6%96%B0(%E6%94%B9%E8%A1%A86%E5%85%AC%E5%BC%8F).xls'#$當月速報連結.S38]" office:value-type="float" office:value="2.2" calcext:value-type="float">
            <text:p><text:s text:c="3"/>2.20 </text:p>
          </table:table-cell>
          <table:table-cell table:number-columns-repeated="1005"/>
        </table:table-row>
        <table:table-row table:style-name="ro12">
          <table:table-cell table:style-name="ce8" office:value-type="string" office:string-value="連江縣" calcext:value-type="string">
            <text:p><text:s/>連江縣 </text:p>
          </table:table-cell>
          <table:table-cell table:style-name="ce20" table:formula="of:=['file:///D:/0662/A.%E9%80%9F%E5%A0%B1/104%E5%B9%B4/%E9%80%9F%E5%A0%B1-104.3%E5%85%AC%E5%BC%8F-%E6%96%B0(%E6%94%B9%E8%A1%A86%E5%85%AC%E5%BC%8F).xls'#$當月速報連結.G39]-['file:///D:/0662/A.%E9%80%9F%E5%A0%B1/104%E5%B9%B4/%E9%80%9F%E5%A0%B1-104.3%E5%85%AC%E5%BC%8F-%E6%96%B0(%E6%94%B9%E8%A1%A86%E5%85%AC%E5%BC%8F).xls'#$當月速報連結.AZ39]" office:value-type="float" office:value="-30" calcext:value-type="float">
            <text:p><text:s/>－30 </text:p>
          </table:table-cell>
          <table:table-cell table:style-name="ce26" table:formula="of:=[.B30]/['file:///D:/0662/A.%E9%80%9F%E5%A0%B1/104%E5%B9%B4/%E9%80%9F%E5%A0%B1-104.3%E5%85%AC%E5%BC%8F-%E6%96%B0(%E6%94%B9%E8%A1%A86%E5%85%AC%E5%BC%8F).xls'#$當月速報連結.AZ39]*1000" office:value-type="float" office:value="-2.39348970799426" calcext:value-type="float">
            <text:p><text:s/>－2.39 </text:p>
          </table:table-cell>
          <table:table-cell table:style-name="ce26" table:formula="of:=[.B30]/['file:///D:/0662/A.%E9%80%9F%E5%A0%B1/104%E5%B9%B4/%E9%80%9F%E5%A0%B1-104.3%E5%85%AC%E5%BC%8F-%E6%96%B0(%E6%94%B9%E8%A1%A86%E5%85%AC%E5%BC%8F).xls'#$當月速報連結.AZ39]*365/31*1000" office:value-type="float" office:value="-28.1814110779969" calcext:value-type="float">
            <text:p><text:s/>－28.18 </text:p>
          </table:table-cell>
          <table:table-cell table:style-name="ce32" table:formula="of:=[.H30]-[.K30]" office:value-type="float" office:value="9" calcext:value-type="float">
            <text:p><text:s text:c="3"/>9 </text:p>
          </table:table-cell>
          <table:table-cell table:style-name="ce26" table:formula="of:=[.E30]/['file:///D:/0662/A.%E9%80%9F%E5%A0%B1/104%E5%B9%B4/%E9%80%9F%E5%A0%B1-104.3%E5%85%AC%E5%BC%8F-%E6%96%B0(%E6%94%B9%E8%A1%A86%E5%85%AC%E5%BC%8F).xls'#$當月速報連結.BC39]*1000" office:value-type="float" office:value="0.718907260963336" calcext:value-type="float">
            <text:p><text:s text:c="3"/>0.72 </text:p>
          </table:table-cell>
          <table:table-cell table:style-name="ce26" table:formula="of:=['file:///D:/0662/A.%E9%80%9F%E5%A0%B1/104%E5%B9%B4/%E9%80%9F%E5%A0%B1-104.3%E5%85%AC%E5%BC%8F-%E6%96%B0(%E6%94%B9%E8%A1%A86%E5%85%AC%E5%BC%8F).xls'#$當月速報連結.O39]" office:value-type="float" office:value="8.46" calcext:value-type="float">
            <text:p><text:s text:c="3"/>8.46 </text:p>
          </table:table-cell>
          <table:table-cell table:style-name="ce32" table:formula="of:=['file:///D:/0662/A.%E9%80%9F%E5%A0%B1/104%E5%B9%B4/%E9%80%9F%E5%A0%B1-104.3%E5%85%AC%E5%BC%8F-%E6%96%B0(%E6%94%B9%E8%A1%A86%E5%85%AC%E5%BC%8F).xls'#$當月速報連結.J39]" office:value-type="float" office:value="16" calcext:value-type="float">
            <text:p><text:s text:c="3"/>16 </text:p>
          </table:table-cell>
          <table:table-cell table:style-name="ce26" table:formula="of:=[.H30]/['file:///D:/0662/A.%E9%80%9F%E5%A0%B1/104%E5%B9%B4/%E9%80%9F%E5%A0%B1-104.3%E5%85%AC%E5%BC%8F-%E6%96%B0(%E6%94%B9%E8%A1%A86%E5%85%AC%E5%BC%8F).xls'#$當月速報連結.BC39]*1000" office:value-type="float" office:value="1.27805735282371" calcext:value-type="float">
            <text:p><text:s text:c="3"/>1.28 </text:p>
          </table:table-cell>
          <table:table-cell table:style-name="ce26" table:formula="of:=['file:///D:/0662/A.%E9%80%9F%E5%A0%B1/104%E5%B9%B4/%E9%80%9F%E5%A0%B1-104.3%E5%85%AC%E5%BC%8F-%E6%96%B0(%E6%94%B9%E8%A1%A86%E5%85%AC%E5%BC%8F).xls'#$當月速報連結.K39]" office:value-type="float" office:value="15.05" calcext:value-type="float">
            <text:p><text:s text:c="3"/>15.05 </text:p>
          </table:table-cell>
          <table:table-cell table:style-name="ce32" table:formula="of:=['file:///D:/0662/A.%E9%80%9F%E5%A0%B1/104%E5%B9%B4/%E9%80%9F%E5%A0%B1-104.3%E5%85%AC%E5%BC%8F-%E6%96%B0(%E6%94%B9%E8%A1%A86%E5%85%AC%E5%BC%8F).xls'#$當月速報連結.L39]" office:value-type="float" office:value="7" calcext:value-type="float">
            <text:p><text:s text:c="3"/>7 </text:p>
          </table:table-cell>
          <table:table-cell table:style-name="ce26" table:formula="of:=[.K30]/['file:///D:/0662/A.%E9%80%9F%E5%A0%B1/104%E5%B9%B4/%E9%80%9F%E5%A0%B1-104.3%E5%85%AC%E5%BC%8F-%E6%96%B0(%E6%94%B9%E8%A1%A86%E5%85%AC%E5%BC%8F).xls'#$當月速報連結.BC39]*1000" office:value-type="float" office:value="0.559150091860372" calcext:value-type="float">
            <text:p><text:s text:c="3"/>0.56 </text:p>
          </table:table-cell>
          <table:table-cell table:style-name="ce26" table:formula="of:=['file:///D:/0662/A.%E9%80%9F%E5%A0%B1/104%E5%B9%B4/%E9%80%9F%E5%A0%B1-104.3%E5%85%AC%E5%BC%8F-%E6%96%B0(%E6%94%B9%E8%A1%A86%E5%85%AC%E5%BC%8F).xls'#$當月速報連結.M39]" office:value-type="float" office:value="6.58" calcext:value-type="float">
            <text:p><text:s text:c="3"/>6.58 </text:p>
          </table:table-cell>
          <table:table-cell table:style-name="ce32" table:formula="of:=['file:///D:/0662/A.%E9%80%9F%E5%A0%B1/104%E5%B9%B4/%E9%80%9F%E5%A0%B1-104.3%E5%85%AC%E5%BC%8F-%E6%96%B0(%E6%94%B9%E8%A1%A86%E5%85%AC%E5%BC%8F).xls'#$當月速報連結.P39]" office:value-type="float" office:value="4" calcext:value-type="float">
            <text:p><text:s text:c="3"/>4 </text:p>
          </table:table-cell>
          <table:table-cell table:style-name="ce26" table:formula="of:=[.N30]/['file:///D:/0662/A.%E9%80%9F%E5%A0%B1/104%E5%B9%B4/%E9%80%9F%E5%A0%B1-104.3%E5%85%AC%E5%BC%8F-%E6%96%B0(%E6%94%B9%E8%A1%A86%E5%85%AC%E5%BC%8F).xls'#$當月速報連結.BC39]*1000" office:value-type="float" office:value="0.319514338205927" calcext:value-type="float">
            <text:p><text:s text:c="3"/>0.32 </text:p>
          </table:table-cell>
          <table:table-cell table:style-name="ce26" table:formula="of:=['file:///D:/0662/A.%E9%80%9F%E5%A0%B1/104%E5%B9%B4/%E9%80%9F%E5%A0%B1-104.3%E5%85%AC%E5%BC%8F-%E6%96%B0(%E6%94%B9%E8%A1%A86%E5%85%AC%E5%BC%8F).xls'#$當月速報連結.Q39]" office:value-type="float" office:value="3.76" calcext:value-type="float">
            <text:p><text:s text:c="3"/>3.76 </text:p>
          </table:table-cell>
          <table:table-cell table:style-name="ce32" table:formula="of:=['file:///D:/0662/A.%E9%80%9F%E5%A0%B1/104%E5%B9%B4/%E9%80%9F%E5%A0%B1-104.3%E5%85%AC%E5%BC%8F-%E6%96%B0(%E6%94%B9%E8%A1%A86%E5%85%AC%E5%BC%8F).xls'#$當月速報連結.R39]" office:value-type="float" office:value="2" calcext:value-type="float">
            <text:p><text:s text:c="3"/>2 </text:p>
          </table:table-cell>
          <table:table-cell table:style-name="ce26" table:formula="of:=[.Q30]/['file:///D:/0662/A.%E9%80%9F%E5%A0%B1/104%E5%B9%B4/%E9%80%9F%E5%A0%B1-104.3%E5%85%AC%E5%BC%8F-%E6%96%B0(%E6%94%B9%E8%A1%A86%E5%85%AC%E5%BC%8F).xls'#$當月速報連結.BC39]*1000" office:value-type="float" office:value="0.159757169102964" calcext:value-type="float">
            <text:p><text:s text:c="3"/>0.16 </text:p>
          </table:table-cell>
          <table:table-cell table:style-name="ce41" table:formula="of:=['file:///D:/0662/A.%E9%80%9F%E5%A0%B1/104%E5%B9%B4/%E9%80%9F%E5%A0%B1-104.3%E5%85%AC%E5%BC%8F-%E6%96%B0(%E6%94%B9%E8%A1%A86%E5%85%AC%E5%BC%8F).xls'#$當月速報連結.S39]" office:value-type="float" office:value="1.88" calcext:value-type="float">
            <text:p><text:s text:c="3"/>1.88 </text:p>
          </table:table-cell>
          <table:table-cell table:number-columns-repeated="1005"/>
        </table:table-row>
        <table:table-row table:style-name="ro13">
          <table:table-cell table:style-name="ce9"/>
          <table:table-cell table:style-name="ce21"/>
          <table:table-cell table:style-name="ce27" table:number-columns-repeated="2"/>
          <table:table-cell table:style-name="ce33"/>
          <table:table-cell table:style-name="ce27" table:number-columns-repeated="2"/>
          <table:table-cell table:style-name="ce33"/>
          <table:table-cell table:style-name="ce27" table:number-columns-repeated="2"/>
          <table:table-cell table:style-name="ce33"/>
          <table:table-cell table:style-name="ce27" table:number-columns-repeated="2"/>
          <table:table-cell table:style-name="ce33"/>
          <table:table-cell table:style-name="ce27" table:number-columns-repeated="2"/>
          <table:table-cell table:style-name="ce21"/>
          <table:table-cell table:style-name="ce27"/>
          <table:table-cell table:style-name="ce42"/>
          <table:table-cell table:number-columns-repeated="1005"/>
        </table:table-row>
        <table:table-row table:style-name="ro14">
          <table:table-cell table:style-name="ce10" office:value-type="string" calcext:value-type="string">
            <text:p>說明：1.本表各項比率均為千分率，除較上月底人口增加<text:span text:style-name="T1">(月增加率及折合年增加率)</text:span><text:span text:style-name="T2">係以上月底人口數為分母外，其餘均以月中人口數為分母，</text:span></text:p>
          </table:table-cell>
          <table:table-cell table:style-name="ce13" table:number-columns-repeated="14"/>
          <table:table-cell table:style-name="ce36" office:value-type="string" calcext:value-type="string" table:number-columns-spanned="4" table:number-rows-spanned="1">
            <text:p>內政部戶政司 民國104年4月7日編製</text:p>
          </table:table-cell>
          <table:covered-table-cell table:number-columns-repeated="3" table:style-name="ce38"/>
          <table:table-cell table:number-columns-repeated="1005"/>
        </table:table-row>
        <table:table-row table:style-name="ro15">
          <table:table-cell table:style-name="ce11" office:value-type="string" calcext:value-type="string">
            <text:p><text:s text:c="7"/>「0.00」表示未滿百分之0.005。</text:p>
          </table:table-cell>
          <table:table-cell table:style-name="ce22" table:number-columns-repeated="18"/>
          <table:table-cell table:style-name="ce44" table:number-columns-repeated="1005"/>
        </table:table-row>
        <table:table-row table:style-name="ro14">
          <table:table-cell table:style-name="ce12" office:value-type="string" calcext:value-type="string">
            <text:p>      2.折合年之比率為本月人數(對數)÷本月月中人口<text:span text:style-name="T3">×</text:span><text:span text:style-name="T4">本年日數</text:span><text:span text:style-name="T5">÷</text:span><text:span text:style-name="T4">本月日數×1000。</text:span></text:p>
          </table:table-cell>
          <table:table-cell table:style-name="ce13" table:number-columns-repeated="17"/>
          <table:table-cell/>
          <table:table-cell table:style-name="ce13" table:number-columns-repeated="1005"/>
        </table:table-row>
        <table:table-row table:style-name="ro16" table:number-rows-repeated="39">
          <table:table-cell table:style-name="ce13" table:number-columns-repeated="1024"/>
        </table:table-row>
        <table:table-row table:style-name="ro17" table:number-rows-repeated="2843">
          <table:table-cell table:style-name="ce13" table:number-columns-repeated="1024"/>
        </table:table-row>
        <table:table-row table:style-name="ro17" table:number-rows-repeated="1045659">
          <table:table-cell table:number-columns-repeated="1024"/>
        </table:table-row>
        <table:table-row table:style-name="ro17">
          <table:table-cell table:number-columns-repeated="1024"/>
        </table:table-row>
        <table:named-expressions>
          <table:named-range table:name="Excel_BuiltIn_Print_Area" table:base-cell-address="$'06-人口增加&amp;生死結離'.$A$1" table:cell-range-address="$'06-人口增加&amp;生死結離'.$A$1:.$S$34" table:range-usable-as="print-range"/>
          <table:named-range table:name="Excel_BuiltIn_Print_Titles" table:base-cell-address="$'06-人口增加&amp;生死結離'.$A$1" table:cell-range-address="$'06-人口增加&amp;生死結離'.$A$1:.$AMJ$5" table:range-usable-as="repeat-column repeat-row"/>
          <table:named-expression table:name="NAME" table:base-cell-address="$'06-人口增加&amp;生死結離'.$A$1" table:expression="['file:///D:/0662/A.%E9%80%9F%E5%A0%B1/104%E5%B9%B4/%E9%80%9F%E5%A0%B1-104.3%E5%85%AC%E5%BC%8F-%E6%96%B0(%E6%94%B9%E8%A1%A86%E5%85%AC%E5%BC%8F).xls'#$''.$BZ$11:.$CA$39]"/>
          <table:named-expression table:name="PRINT_AREA_MI" table:base-cell-address="$'06-人口增加&amp;生死結離'.$A$1" table:expression="['file:///D:/0662/A.%E9%80%9F%E5%A0%B1/104%E5%B9%B4/%E9%80%9F%E5%A0%B1-104.3%E5%85%AC%E5%BC%8F-%E6%96%B0(%E6%94%B9%E8%A1%A86%E5%85%AC%E5%BC%8F).xls'#$''.$V$7:.$AW$43]"/>
          <table:named-expression table:name="P_1" table:base-cell-address="$'06-人口增加&amp;生死結離'.$A$1" table:expression="['file:///D:/0662/A.%E9%80%9F%E5%A0%B1/104%E5%B9%B4/%E9%80%9F%E5%A0%B1-104.3%E5%85%AC%E5%BC%8F-%E6%96%B0(%E6%94%B9%E8%A1%A86%E5%85%AC%E5%BC%8F).xls'#$''.$A$7:.$U$40]"/>
          <table:named-expression table:name="P_11" table:base-cell-address="$'06-人口增加&amp;生死結離'.$A$1" table:expression="['file:///D:/0662/A.%E9%80%9F%E5%A0%B1/104%E5%B9%B4/%E9%80%9F%E5%A0%B1-104.3%E5%85%AC%E5%BC%8F-%E6%96%B0(%E6%94%B9%E8%A1%A86%E5%85%AC%E5%BC%8F).xls'#$''.$A$87:.$M$119]"/>
          <table:named-expression table:name="P_2" table:base-cell-address="$'06-人口增加&amp;生死結離'.$A$1" table:expression="['file:///D:/0662/A.%E9%80%9F%E5%A0%B1/104%E5%B9%B4/%E9%80%9F%E5%A0%B1-104.3%E5%85%AC%E5%BC%8F-%E6%96%B0(%E6%94%B9%E8%A1%A86%E5%85%AC%E5%BC%8F).xls'#$''.$V$7:.$AW$43]"/>
          <table:named-expression table:name="_a" table:base-cell-address="$'06-人口增加&amp;生死結離'.$A$1" table:expression="['file:///D:/0662/A.%E9%80%9F%E5%A0%B1/104%E5%B9%B4/%E9%80%9F%E5%A0%B1-104.3%E5%85%AC%E5%BC%8F-%E6%96%B0(%E6%94%B9%E8%A1%A86%E5%85%AC%E5%BC%8F).xls'#$''.$B$80]"/>
          <table:named-expression table:name="_b" table:base-cell-address="$'06-人口增加&amp;生死結離'.$A$1" table:expression="['file:///D:/0662/A.%E9%80%9F%E5%A0%B1/104%E5%B9%B4/%E9%80%9F%E5%A0%B1-104.3%E5%85%AC%E5%BC%8F-%E6%96%B0(%E6%94%B9%E8%A1%A86%E5%85%AC%E5%BC%8F).xls'#$''.$B$40]"/>
        </table:named-expressions>
      </table:table>
      <table:named-expressions>
        <table:named-expression table:name="Excel_BuiltIn_Print_Area" table:base-cell-address="$'06-人口增加&amp;生死結離'.$A$1" table:expression="['file:///D:/Documents%20and%20Settings/Administrator/%E6%A1%8C%E9%9D%A2/%E8%8B%97%E6%A0%97.xls'#$''.$V$7:.$AW$43]"/>
        <table:named-expression table:name="NAME" table:base-cell-address="$'06-人口增加&amp;生死結離'.$A$1" table:expression="['file:///D:/Documents%20and%20Settings/Administrator/%E6%A1%8C%E9%9D%A2/%E8%8B%97%E6%A0%97.xls'#$''.$BZ$11:.$CA$39]"/>
        <table:named-expression table:name="PRINT_AREA_MI" table:base-cell-address="$'06-人口增加&amp;生死結離'.$A$1" table:expression="['file:///D:/Documents%20and%20Settings/Administrator/%E6%A1%8C%E9%9D%A2/%E8%8B%97%E6%A0%97.xls'#$''.$V$7:.$AW$43]"/>
        <table:named-expression table:name="P_1" table:base-cell-address="$'06-人口增加&amp;生死結離'.$A$1" table:expression="['file:///D:/Documents%20and%20Settings/Administrator/%E6%A1%8C%E9%9D%A2/%E8%8B%97%E6%A0%97.xls'#$''.$A$7:.$U$40]"/>
        <table:named-expression table:name="P_11" table:base-cell-address="$'06-人口增加&amp;生死結離'.$A$1" table:expression="['file:///D:/Documents%20and%20Settings/Administrator/%E6%A1%8C%E9%9D%A2/%E8%8B%97%E6%A0%97.xls'#$''.$A$87:.$M$119]"/>
        <table:named-expression table:name="P_2" table:base-cell-address="$'06-人口增加&amp;生死結離'.$A$1" table:expression="['file:///D:/Documents%20and%20Settings/Administrator/%E6%A1%8C%E9%9D%A2/%E8%8B%97%E6%A0%97.xls'#$''.$V$7:.$AW$43]"/>
        <table:named-expression table:name="rd_rf_f_97y_9802_data" table:base-cell-address="$'06-人口增加&amp;生死結離'.$A$1" table:expression="['file:///D:/0662/A.%E9%80%9F%E5%A0%B1/104%E5%B9%B4/%E9%80%9F%E5%A0%B1-104.3%E5%85%AC%E5%BC%8F-%E6%96%B0(%E6%94%B9%E8%A1%A86%E5%85%AC%E5%BC%8F).xls'#$''.$B$1:.$BJ$29]"/>
        <table:named-expression table:name="rd_rg_f_84y_97y_data" table:base-cell-address="$'06-人口增加&amp;生死結離'.$A$1" table:expression="['file:///D:/0662/A.%E9%80%9F%E5%A0%B1/104%E5%B9%B4/%E9%80%9F%E5%A0%B1-104.3%E5%85%AC%E5%BC%8F-%E6%96%B0(%E6%94%B9%E8%A1%A86%E5%85%AC%E5%BC%8F).xls'#$''.$B$4:.$BB$65]"/>
        <table:named-expression table:name="rd_rg_f_9805_data" table:base-cell-address="$'06-人口增加&amp;生死結離'.$A$1" table:expression="['file:///D:/0662/A.%E9%80%9F%E5%A0%B1/104%E5%B9%B4/%E9%80%9F%E5%A0%B1-104.3%E5%85%AC%E5%BC%8F-%E6%96%B0(%E6%94%B9%E8%A1%A86%E5%85%AC%E5%BC%8F).xls'#$''.$B$1:.$Z$26]"/>
        <table:named-expression table:name="rd_rg_f_9806_data" table:base-cell-address="$'06-人口增加&amp;生死結離'.$A$1" table:expression="['file:///D:/0662/A.%E9%80%9F%E5%A0%B1/104%E5%B9%B4/%E9%80%9F%E5%A0%B1-104.3%E5%85%AC%E5%BC%8F-%E6%96%B0(%E6%94%B9%E8%A1%A86%E5%85%AC%E5%BC%8F).xls'#$''.$B$1:.$AD$27]"/>
        <table:named-expression table:name="rd_rg_f_9807_data" table:base-cell-address="$'06-人口增加&amp;生死結離'.$A$1" table:expression="['file:///D:/0662/A.%E9%80%9F%E5%A0%B1/104%E5%B9%B4/%E9%80%9F%E5%A0%B1-104.3%E5%85%AC%E5%BC%8F-%E6%96%B0(%E6%94%B9%E8%A1%A86%E5%85%AC%E5%BC%8F).xls'#$''.$B$1:.$AH$27]"/>
        <table:named-expression table:name="rd_rg_f_9808_data" table:base-cell-address="$'06-人口增加&amp;生死結離'.$A$1" table:expression="['file:///D:/0662/A.%E9%80%9F%E5%A0%B1/104%E5%B9%B4/%E9%80%9F%E5%A0%B1-104.3%E5%85%AC%E5%BC%8F-%E6%96%B0(%E6%94%B9%E8%A1%A86%E5%85%AC%E5%BC%8F).xls'#$''.$B$1:.$AL$27]"/>
        <table:named-expression table:name="rd_rg_f_98y_9803_data" table:base-cell-address="$'06-人口增加&amp;生死結離'.$A$1" table:expression="['file:///D:/0662/A.%E9%80%9F%E5%A0%B1/104%E5%B9%B4/%E9%80%9F%E5%A0%B1-104.3%E5%85%AC%E5%BC%8F-%E6%96%B0(%E6%94%B9%E8%A1%A86%E5%85%AC%E5%BC%8F).xls'#$''.$B$1:.$R$25]"/>
        <table:named-expression table:name="rd_rg_f_98y_9804_data" table:base-cell-address="$'06-人口增加&amp;生死結離'.$A$1" table:expression="['file:///D:/0662/A.%E9%80%9F%E5%A0%B1/104%E5%B9%B4/%E9%80%9F%E5%A0%B1-104.3%E5%85%AC%E5%BC%8F-%E6%96%B0(%E6%94%B9%E8%A1%A86%E5%85%AC%E5%BC%8F).xls'#$''.$B$1:.$V$25]"/>
        <table:named-expression table:name="rd_rg_q9607" table:base-cell-address="$'06-人口增加&amp;生死結離'.$A$1" table:expression="['file:///D:/0662/A.%E9%80%9F%E5%A0%B1/104%E5%B9%B4/%E9%80%9F%E5%A0%B1-104.3%E5%85%AC%E5%BC%8F-%E6%96%B0(%E6%94%B9%E8%A1%A86%E5%85%AC%E5%BC%8F).xls'#$''.$B$4:.$F$49]"/>
        <table:named-expression table:name="rd_rg_q_84y_97y_data" table:base-cell-address="$'06-人口增加&amp;生死結離'.$A$1" table:expression="['file:///D:/0662/A.%E9%80%9F%E5%A0%B1/104%E5%B9%B4/%E9%80%9F%E5%A0%B1-104.3%E5%85%AC%E5%BC%8F-%E6%96%B0(%E6%94%B9%E8%A1%A86%E5%85%AC%E5%BC%8F).xls'#$''.$B$4:.$BF$49]"/>
        <table:named-expression table:name="rd_rg_q_97y_9802_data" table:base-cell-address="$'06-人口增加&amp;生死結離'.$A$1" table:expression="['file:///D:/0662/A.%E9%80%9F%E5%A0%B1/104%E5%B9%B4/%E9%80%9F%E5%A0%B1-104.3%E5%85%AC%E5%BC%8F-%E6%96%B0(%E6%94%B9%E8%A1%A86%E5%85%AC%E5%BC%8F).xls'#$''.$B$1:.$BJ$44]"/>
        <table:named-expression table:name="rd_rg_q_9805_data" table:base-cell-address="$'06-人口增加&amp;生死結離'.$A$1" table:expression="['file:///D:/0662/A.%E9%80%9F%E5%A0%B1/104%E5%B9%B4/%E9%80%9F%E5%A0%B1-104.3%E5%85%AC%E5%BC%8F-%E6%96%B0(%E6%94%B9%E8%A1%A86%E5%85%AC%E5%BC%8F).xls'#$''.$B$1:.$Z$44]"/>
        <table:named-expression table:name="rd_rg_q_9806_data" table:base-cell-address="$'06-人口增加&amp;生死結離'.$A$1" table:expression="['file:///D:/0662/A.%E9%80%9F%E5%A0%B1/104%E5%B9%B4/%E9%80%9F%E5%A0%B1-104.3%E5%85%AC%E5%BC%8F-%E6%96%B0(%E6%94%B9%E8%A1%A86%E5%85%AC%E5%BC%8F).xls'#$''.$B$1:.$AD$45]"/>
        <table:named-expression table:name="rd_rg_q_9807_data" table:base-cell-address="$'06-人口增加&amp;生死結離'.$A$1" table:expression="['file:///D:/0662/A.%E9%80%9F%E5%A0%B1/104%E5%B9%B4/%E9%80%9F%E5%A0%B1-104.3%E5%85%AC%E5%BC%8F-%E6%96%B0(%E6%94%B9%E8%A1%A86%E5%85%AC%E5%BC%8F).xls'#$''.$B$1:.$AH$45]"/>
        <table:named-expression table:name="rd_rg_q_9808_data" table:base-cell-address="$'06-人口增加&amp;生死結離'.$A$1" table:expression="['file:///D:/0662/A.%E9%80%9F%E5%A0%B1/104%E5%B9%B4/%E9%80%9F%E5%A0%B1-104.3%E5%85%AC%E5%BC%8F-%E6%96%B0(%E6%94%B9%E8%A1%A86%E5%85%AC%E5%BC%8F).xls'#$''.$B$1:.$AL$45]"/>
        <table:named-expression table:name="rd_rg_q_98y_9803_data" table:base-cell-address="$'06-人口增加&amp;生死結離'.$A$1" table:expression="['file:///D:/0662/A.%E9%80%9F%E5%A0%B1/104%E5%B9%B4/%E9%80%9F%E5%A0%B1-104.3%E5%85%AC%E5%BC%8F-%E6%96%B0(%E6%94%B9%E8%A1%A86%E5%85%AC%E5%BC%8F).xls'#$''.$B$1:.$R$43]"/>
        <table:named-expression table:name="rd_rg_q_98y_9804_data" table:base-cell-address="$'06-人口增加&amp;生死結離'.$A$1" table:expression="['file:///D:/0662/A.%E9%80%9F%E5%A0%B1/104%E5%B9%B4/%E9%80%9F%E5%A0%B1-104.3%E5%85%AC%E5%BC%8F-%E6%96%B0(%E6%94%B9%E8%A1%A86%E5%85%AC%E5%BC%8F).xls'#$''.$B$1:.$V$44]"/>
        <table:named-expression table:name="rd_t9607" table:base-cell-address="$'06-人口增加&amp;生死結離'.$A$1" table:expression="['file:///D:/0662/A.%E9%80%9F%E5%A0%B1/104%E5%B9%B4/%E9%80%9F%E5%A0%B1-104.3%E5%85%AC%E5%BC%8F-%E6%96%B0(%E6%94%B9%E8%A1%A86%E5%85%AC%E5%BC%8F).xls'#$''.$B$5:.$F$97]"/>
        <table:named-expression table:name="rd_t_84y_97y_data" table:base-cell-address="$'06-人口增加&amp;生死結離'.$A$1" table:expression="['file:///D:/0662/A.%E9%80%9F%E5%A0%B1/104%E5%B9%B4/%E9%80%9F%E5%A0%B1-104.3%E5%85%AC%E5%BC%8F-%E6%96%B0(%E6%94%B9%E8%A1%A86%E5%85%AC%E5%BC%8F).xls'#$''.$B$4:.$AB$101]"/>
        <table:named-expression table:name="rd_t_97y_9802_data" table:base-cell-address="$'06-人口增加&amp;生死結離'.$A$1" table:expression="['file:///D:/0662/A.%E9%80%9F%E5%A0%B1/104%E5%B9%B4/%E9%80%9F%E5%A0%B1-104.3%E5%85%AC%E5%BC%8F-%E6%96%B0(%E6%94%B9%E8%A1%A86%E5%85%AC%E5%BC%8F).xls'#$''.$B$1:.$AF$46]"/>
        <table:named-expression table:name="rd_t_9805_data" table:base-cell-address="$'06-人口增加&amp;生死結離'.$A$1" table:expression="['file:///D:/0662/A.%E9%80%9F%E5%A0%B1/104%E5%B9%B4/%E9%80%9F%E5%A0%B1-104.3%E5%85%AC%E5%BC%8F-%E6%96%B0(%E6%94%B9%E8%A1%A86%E5%85%AC%E5%BC%8F).xls'#$''.$B$1:.$N$41]"/>
        <table:named-expression table:name="rd_t_9806_data" table:base-cell-address="$'06-人口增加&amp;生死結離'.$A$1" table:expression="['file:///D:/0662/A.%E9%80%9F%E5%A0%B1/104%E5%B9%B4/%E9%80%9F%E5%A0%B1-104.3%E5%85%AC%E5%BC%8F-%E6%96%B0(%E6%94%B9%E8%A1%A86%E5%85%AC%E5%BC%8F).xls'#$''.$B$1:.$P$45]"/>
        <table:named-expression table:name="rd_t_9807_data" table:base-cell-address="$'06-人口增加&amp;生死結離'.$A$1" table:expression="['file:///D:/0662/A.%E9%80%9F%E5%A0%B1/104%E5%B9%B4/%E9%80%9F%E5%A0%B1-104.3%E5%85%AC%E5%BC%8F-%E6%96%B0(%E6%94%B9%E8%A1%A86%E5%85%AC%E5%BC%8F).xls'#$''.$B$1:.$R$44]"/>
        <table:named-expression table:name="rd_t_9808_data" table:base-cell-address="$'06-人口增加&amp;生死結離'.$A$1" table:expression="['file:///D:/0662/A.%E9%80%9F%E5%A0%B1/104%E5%B9%B4/%E9%80%9F%E5%A0%B1-104.3%E5%85%AC%E5%BC%8F-%E6%96%B0(%E6%94%B9%E8%A1%A86%E5%85%AC%E5%BC%8F).xls'#$''.$B$1:.$T$45]"/>
        <table:named-expression table:name="rd_t_98y_9803_data" table:base-cell-address="$'06-人口增加&amp;生死結離'.$A$1" table:expression="['file:///D:/0662/A.%E9%80%9F%E5%A0%B1/104%E5%B9%B4/%E9%80%9F%E5%A0%B1-104.3%E5%85%AC%E5%BC%8F-%E6%96%B0(%E6%94%B9%E8%A1%A86%E5%85%AC%E5%BC%8F).xls'#$''.$B$1:.$J$35]"/>
        <table:named-expression table:name="rd_t_98y_9804_data" table:base-cell-address="$'06-人口增加&amp;生死結離'.$A$1" table:expression="['file:///D:/0662/A.%E9%80%9F%E5%A0%B1/104%E5%B9%B4/%E9%80%9F%E5%A0%B1-104.3%E5%85%AC%E5%BC%8F-%E6%96%B0(%E6%94%B9%E8%A1%A86%E5%85%AC%E5%BC%8F).xls'#$''.$B$1:.$L$37]"/>
        <table:named-expression table:name="_a" table:base-cell-address="$'06-人口增加&amp;生死結離'.$A$1" table:expression="['file:///D:/Documents%20and%20Settings/Administrator/%E6%A1%8C%E9%9D%A2/%E8%8B%97%E6%A0%97.xls'#$''.$B$80]"/>
        <table:named-expression table:name="_b" table:base-cell-address="$'06-人口增加&amp;生死結離'.$A$1" table:expression="['file:///D:/Documents%20and%20Settings/Administrator/%E6%A1%8C%E9%9D%A2/%E8%8B%97%E6%A0%97.xls'#$''.$B$40]"/>
        <table:named-expression table:name="_Fill" table:base-cell-address="$'06-人口增加&amp;生死結離'.$A$1" table:expression="['file:///D:/0662/A.%E4%B8%8A%E7%B6%B2%E6%9C%88%E5%A0%B1(%E5%90%AB1%E7%A7%91)/%E4%B8%8A%E7%B6%B2%E6%9C%88%E5%A0%B1(99%E5%B9%B4)/9908/%E8%A1%A8%E5%85%AD9908.xls'#$''.$G$5]"/>
        <table:named-expression table:name="_Order1" table:base-cell-address="$'06-人口增加&amp;生死結離'.$A$1" table:expression="0"/>
        <table:named-expression table:name="_Order2" table:base-cell-address="$'06-人口增加&amp;生死結離'.$A$1" table:expression="0"/>
        <table:named-expression table:name="出生" table:base-cell-address="$'06-人口增加&amp;生死結離'.$A$1" table:expression="['file:///C:/Documents%20and%20Settings/Administrator/%E6%A1%8C%E9%9D%A2/95-08.xls'#$''.$V$14:.$V$34]"/>
        <table:named-expression table:name="月底人口數" table:base-cell-address="$'06-人口增加&amp;生死結離'.$A$1" table:expression="['file:///C:/Documents%20and%20Settings/Administrator/%E6%A1%8C%E9%9D%A2/95-08.xls'#$''.$AT$14:.$AU$34]"/>
        <table:named-expression table:name="死亡" table:base-cell-address="$'06-人口增加&amp;生死結離'.$A$1" table:expression="['file:///C:/Documents%20and%20Settings/Administrator/%E6%A1%8C%E9%9D%A2/95-08.xls'#$''.$Y$14:.$Y$34]"/>
        <table:named-expression table:name="結婚" table:base-cell-address="$'06-人口增加&amp;生死結離'.$A$1" table:expression="['file:///C:/Documents%20and%20Settings/Administrator/%E6%A1%8C%E9%9D%A2/95-08.xls'#$''.$L$14:.$L$34]"/>
        <table:named-expression table:name="鄰數戶數" table:base-cell-address="$'06-人口增加&amp;生死結離'.$A$1" table:expression="['file:///C:/Documents%20and%20Settings/Administrator/%E6%A1%8C%E9%9D%A2/95-08.xls'#$''.$AQ$14:.$AR$34]"/>
        <table:named-expression table:name="離婚" table:base-cell-address="$'06-人口增加&amp;生死結離'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">
      <number:text>－ 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">
      <number:text>－ 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ext-properties style:font-name-asian="微軟正黑體" style:font-family-asian="微軟正黑體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06人口增加_26_出生死亡結離婚及率103.01" style:display-name="一般_06人口增加&amp;出生死亡結離婚及率103.0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7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0mm" fo:margin-left="0mm" fo:margin-right="0mm" style:scale-to="7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06-人口增加_26_生死結離" style:display-name="PageStyle_06-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溫麗華</meta:initial-creator>
    <meta:creation-date>2016-02-23T13:55:04</meta:creation-date>
    <dc:creator>溫麗華</dc:creator>
    <dc:date>2016-02-23T13:55:33</dc:date>
    <meta:document-statistic meta:table-count="1" meta:cell-count="516" meta:object-count="0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8.xml><?xml version="1.0" encoding="utf-8"?>
<!DOCTYPE module  PUBLIC '-//OpenOffice.org//DTD OfficeDocument 1.0//EN'  'module.dtd'>
<script:module xmlns:script="http://openoffice.org/2000/script" script:name="Sheet8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8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